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Adobe Caslon Pro Bold" svg:font-family="'Adobe Caslon Pro Bold'" style:font-adornments="Oblique"/>
    <style:font-face style:name="Bahnschrift SemiLight" svg:font-family="'Bahnschrift SemiLight'" style:font-adornments="Oblique"/>
    <style:font-face style:name="Bitstream Vera Sans6" svg:font-family="'Bitstream Vera Sans'"/>
    <style:font-face style:name="OpenSymbol2" svg:font-family="OpenSymbol"/>
    <style:font-face style:name="Tahoma" svg:font-family="Tahoma"/>
    <style:font-face style:name="Arial1" svg:font-family="Arial" style:font-adornments="Oblique" style:font-family-generic="swiss"/>
    <style:font-face style:name="Bitstream Vera Sans8" svg:font-family="'Bitstream Vera Sans'" style:font-family-generic="swiss"/>
    <style:font-face style:name="Bitstream Vera Sans7" svg:font-family="'Bitstream Vera Sans'" style:font-adornments="Oblique" style:font-family-generic="swiss"/>
    <style:font-face style:name="Calibri" svg:font-family="Calibri" style:font-adornments="Oblique" style:font-family-generic="swiss"/>
    <style:font-face style:name="Verdana2" svg:font-family="Verdana" style:font-family-generic="swiss"/>
    <style:font-face style:name="Verdana" svg:font-family="Verdana" style:font-adornments="Oblique" style:font-family-generic="swiss"/>
    <style:font-face style:name="Verdana1" svg:font-family="Verdana"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2.79cm" style:rel-column-width="19983*"/>
    </style:style>
    <style:style style:name="Tableau1.B" style:family="table-column">
      <style:table-column-properties style:column-width="1.707cm" style:rel-column-width="12227*"/>
    </style:style>
    <style:style style:name="Tableau1.C" style:family="table-column">
      <style:table-column-properties style:column-width="1.612cm" style:rel-column-width="11545*"/>
    </style:style>
    <style:style style:name="Tableau1.D" style:family="table-column">
      <style:table-column-properties style:column-width="3.041cm" style:rel-column-width="21780*"/>
    </style:style>
    <style:style style:name="Tableau1.A1" style:family="table-cell">
      <style:table-cell-properties style:vertical-align="middle" fo:padding="0.097cm" fo:border="none"/>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Footer">
      <style:text-properties officeooo:rsid="00178920" officeooo:paragraph-rsid="00178920"/>
    </style:style>
    <style:style style:name="P12" style:family="paragraph" style:parent-style-name="Footer">
      <style:text-properties officeooo:paragraph-rsid="0030a4cf"/>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Header">
      <style:text-properties fo:font-size="3pt" style:font-size-asian="4pt" style:font-size-complex="4pt"/>
    </style:style>
    <style:style style:name="P16" style:family="paragraph" style:parent-style-name="Header">
      <style:text-properties fo:font-size="14pt" style:font-size-asian="14pt" style:font-size-complex="14pt"/>
    </style:style>
    <style:style style:name="P17" style:family="paragraph" style:parent-style-name="Header">
      <style:paragraph-properties fo:text-align="end" style:justify-single-word="false"/>
      <style:text-properties fo:font-size="12pt" style:font-size-asian="12pt" style:font-size-complex="12pt"/>
    </style:style>
    <style:style style:name="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paragraph-rsid="00570894"/>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_5f_Paragraphe_20_livret_20_">
      <loext:graphic-properties draw:fill="none"/>
      <style:paragraph-properties fo:margin-left="0cm" fo:margin-right="0cm" fo:margin-top="0cm" fo:margin-bottom="0cm" style: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fc4c2"/>
    </style:style>
    <style:style style:name="P25" style:family="paragraph" style:parent-style-name="_5f_Paragraphe_20_livret_20_" style:master-page-name="">
      <loext:graphic-properties draw:fill="none"/>
      <style:paragraph-properties fo:margin-left="0cm" fo:margin-right="0cm" fo:margin-top="0cm" fo:margin-bottom="0cm" style:contextual-spacing="false" style:line-height-at-least="0.706cm" fo:text-align="justify" style:justify-single-word="false" fo:text-indent="0cm" style:auto-text-indent="false" style:page-number="auto" fo:background-color="transparent" style:shadow="none">
        <style:tab-stops>
          <style:tab-stop style:position="2.499cm"/>
          <style:tab-stop style:position="9.2cm" style:type="right" style:leader-style="dotted" style:leader-text="."/>
        </style:tab-stops>
      </style:paragraph-properties>
      <style:text-properties officeooo:paragraph-rsid="00c6516d"/>
    </style:style>
    <style:style style:name="P26"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7" style:family="paragraph" style:parent-style-name="Table_20_Contents">
      <style:paragraph-properties fo:text-align="justify" style:justify-single-word="false"/>
      <style:text-properties officeooo:rsid="00a86455" officeooo:paragraph-rsid="00a86455" style:font-size-asian="10.5pt"/>
    </style:style>
    <style:style style:name="P28" style:family="paragraph" style:parent-style-name="Table_20_Contents">
      <style:paragraph-properties fo:text-align="justify" style:justify-single-word="false"/>
      <style:text-properties officeooo:rsid="00a9aa56" officeooo:paragraph-rsid="00a9aa56" style:font-size-asian="10.5pt"/>
    </style:style>
    <style:style style:name="P29" style:family="paragraph" style:parent-style-name="Table_20_Contents">
      <style:paragraph-properties fo:text-align="center" style:justify-single-word="false"/>
      <style:text-properties style:font-name="Verdana1" officeooo:rsid="00a86455" officeooo:paragraph-rsid="00a86455" style:font-name-asian="Verdana1" style:font-size-asian="10.5pt" style:font-name-complex="Verdana1"/>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officeooo:paragraph-rsid="00a86455"/>
    </style:style>
    <style:style style:name="P32" style:family="paragraph" style:parent-style-name="Standard">
      <style:paragraph-properties fo:margin-top="0.101cm" fo:margin-bottom="0cm" style:contextual-spacing="false" fo:text-align="justify" style:justify-single-word="false"/>
      <style:text-properties officeooo:paragraph-rsid="0032743c"/>
    </style:style>
    <style:style style:name="P33" style:family="paragraph" style:parent-style-name="Exo_5f_Num">
      <style:text-properties officeooo:paragraph-rsid="00a9aa56"/>
    </style:style>
    <style:style style:name="P34" style:family="paragraph" style:parent-style-name="Exo_5f_Num" style:master-page-name="_5f_Fiche_20_éditeur_20_série_20_2_20_une_20_colonne_20_impaire_20__28_G_29_">
      <style:paragraph-properties style:page-number="81" fo:break-before="auto" fo:break-after="auto"/>
      <style:text-properties officeooo:paragraph-rsid="00951988"/>
    </style:style>
    <style:style style:name="P35" style:family="paragraph" style:parent-style-name="Exo_5f_Num" style:list-style-name="Num_5f_Exo">
      <style:paragraph-properties fo:margin-top="0.4cm" fo:margin-bottom="0.101cm" style:contextual-spacing="false"/>
      <style:text-properties officeooo:paragraph-rsid="00a195ee"/>
    </style:style>
    <style:style style:name="P36" style:family="paragraph" style:parent-style-name="Exo_5f_Num" style:list-style-name="Num_5f_Exo">
      <style:paragraph-properties fo:margin-top="0.4cm" fo:margin-bottom="0.101cm" style:contextual-spacing="false"/>
      <style:text-properties officeooo:paragraph-rsid="00bd804b"/>
    </style:style>
    <style:style style:name="P37" style:family="paragraph" style:parent-style-name="Exo_5f_Num" style:list-style-name="Num_5f_Exo">
      <style:paragraph-properties fo:margin-top="0.4cm" fo:margin-bottom="0.101cm" style:contextual-spacing="false"/>
      <style:text-properties officeooo:paragraph-rsid="00ad541f"/>
    </style:style>
    <style:style style:name="P38" style:family="paragraph" style:parent-style-name="Exo_5f_Num" style:list-style-name="Num_5f_Exo">
      <style:paragraph-properties fo:margin-top="0cm" fo:margin-bottom="0.101cm" style:contextual-spacing="false"/>
      <style:text-properties officeooo:paragraph-rsid="00a195ee"/>
    </style:style>
    <style:style style:name="P39" style:family="paragraph" style:parent-style-name="Exo_5f_Num" style:list-style-name="Num_5f_Exo">
      <style:paragraph-properties fo:margin-top="0.499cm" fo:margin-bottom="0.101cm" style:contextual-spacing="false"/>
      <style:text-properties officeooo:paragraph-rsid="00bd804b"/>
    </style:style>
    <style:style style:name="P40" style:family="paragraph" style:parent-style-name="Exo_5f_Num" style:master-page-name="">
      <style:paragraph-properties fo:margin-top="0.499cm" fo:margin-bottom="0.101cm" style:contextual-spacing="false" fo:keep-together="always" style:page-number="auto" fo:keep-with-next="always"/>
      <style:text-properties officeooo:paragraph-rsid="00a9aa56"/>
    </style:style>
    <style:style style:name="P41" style:family="paragraph" style:parent-style-name="Exo_5f_Num">
      <style:paragraph-properties fo:margin-top="0.499cm" fo:margin-bottom="0cm" style:contextual-spacing="false"/>
      <style:text-properties officeooo:paragraph-rsid="00912ff4"/>
    </style:style>
    <style:style style:name="P42" style:family="paragraph" style:parent-style-name="Exo_5f_Num" style:list-style-name="liste_5f_abc">
      <loext:graphic-properties draw:fill="none"/>
      <style:paragraph-properties fo:margin-top="0cm" fo:margin-bottom="0cm" style:contextual-spacing="false" style:line-height-at-least="0.706cm" fo:text-align="justify" style:justify-single-word="false" fo:background-color="transparent">
        <style:tab-stops>
          <style:tab-stop style:position="9.2cm" style:type="right" style:leader-style="dotted" style:leader-text="."/>
        </style:tab-stops>
      </style:paragraph-properties>
      <style:text-properties officeooo:paragraph-rsid="00a195ee"/>
    </style:style>
    <style:style style:name="P43" style:family="paragraph" style:parent-style-name="Exo_5f_Num">
      <style:paragraph-properties fo:margin-top="0cm" fo:margin-bottom="0cm" style:contextual-spacing="false" fo:keep-together="always" fo:keep-with-next="always"/>
      <style:text-properties officeooo:paragraph-rsid="009ddcbc"/>
    </style:style>
    <style:style style:name="P44" style:family="paragraph" style:parent-style-name="Exo_5f_Num">
      <style:paragraph-properties fo:margin-top="0.101cm" fo:margin-bottom="0.4cm" style:contextual-spacing="false"/>
      <style:text-properties officeooo:paragraph-rsid="00a4097e"/>
    </style:style>
    <style:style style:name="P45" style:family="paragraph" style:parent-style-name="Exo_5f_Num" style:list-style-name="Num_5f_Exo">
      <style:paragraph-properties fo:margin-top="0.6cm" fo:margin-bottom="0.101cm" style:contextual-spacing="false"/>
      <style:text-properties officeooo:paragraph-rsid="00ab3b1d"/>
    </style:style>
    <style:style style:name="P46" style:family="paragraph" style:parent-style-name="Exo_5f_Num" style:list-style-name="Num_5f_Exo">
      <style:paragraph-properties fo:margin-top="0.6cm" fo:margin-bottom="0.101cm" style:contextual-spacing="false" fo:break-before="page"/>
      <style:text-properties officeooo:paragraph-rsid="00a4ed39"/>
    </style:style>
    <style:style style:name="P47" style:family="paragraph" style:parent-style-name="Exo_5f_Num" style:list-style-name="L1"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fo:keep-with-next="auto">
        <style:tab-stops/>
      </style:paragraph-properties>
      <style:text-properties officeooo:rsid="00999acb" officeooo:paragraph-rsid="00a86455"/>
    </style:style>
    <style:style style:name="P48" style:family="paragraph" style:parent-style-name="Exo_5f_Num" style:list-style-name="L3" style:master-page-name="">
      <loext:graphic-properties draw:fill="none"/>
      <style:paragraph-properties fo:margin-left="0cm" fo:margin-right="0cm" fo:margin-top="0.101cm" fo:margin-bottom="0.101cm" style:contextual-spacing="false" fo:line-height="100%" fo:text-align="start" style:justify-single-word="false" fo:text-indent="0cm" style:auto-text-indent="false" style:page-number="auto" fo:background-color="transparent" fo:keep-with-next="auto">
        <style:tab-stops/>
      </style:paragraph-properties>
      <style:text-properties officeooo:paragraph-rsid="00a4ed39"/>
    </style:style>
    <style:style style:name="P49" style:family="paragraph" style:parent-style-name="Exo_5f_Num" style:list-style-name="L5" style:master-page-name="">
      <loext:graphic-properties draw:fill="none"/>
      <style:paragraph-properties fo:margin-left="0cm" fo:margin-right="0cm" fo:margin-top="0.101cm" fo:margin-bottom="0.101cm" style:contextual-spacing="false" style:line-height-at-least="0.7cm" fo:text-align="justify" style:justify-single-word="false" fo:text-indent="0cm" style:auto-text-indent="false" style:page-number="auto" fo:background-color="transparent" fo:keep-with-next="auto">
        <style:tab-stops>
          <style:tab-stop style:position="9.2cm" style:type="right" style:leader-style="dotted" style:leader-text="."/>
        </style:tab-stops>
      </style:paragraph-properties>
      <style:text-properties officeooo:paragraph-rsid="00c9d994"/>
    </style:style>
    <style:style style:name="P50" style:family="paragraph" style:parent-style-name="Exo_5f_Num" style:list-style-name="">
      <loext:graphic-properties draw:fill="none"/>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4ed39"/>
    </style:style>
    <style:style style:name="P51" style:family="paragraph" style:parent-style-name="Exo_5f_Num" style:list-style-name="L3">
      <loext:graphic-properties draw:fill="none"/>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4ed39"/>
    </style:style>
    <style:style style:name="P52" style:family="paragraph" style:parent-style-name="Exo_5f_Num" style:list-style-name="L5">
      <loext:graphic-properties draw:fill="none"/>
      <style:paragraph-properties fo:margin-left="0cm" fo:margin-right="0cm" fo:margin-top="0.101cm" fo:margin-bottom="0.101cm" style:contextual-spacing="false" style:line-height-at-least="0.7cm" fo:text-align="justify" style:justify-single-word="false" fo:text-indent="0cm" style:auto-text-indent="false" fo:background-color="transparent">
        <style:tab-stops>
          <style:tab-stop style:position="9.2cm" style:type="right" style:leader-style="dotted" style:leader-text="."/>
        </style:tab-stops>
      </style:paragraph-properties>
      <style:text-properties officeooo:paragraph-rsid="00c9d994"/>
    </style:style>
    <style:style style:name="P53" style:family="paragraph" style:parent-style-name="Exo_5f_Num" style:list-style-name="Num_5f_Exo">
      <style:paragraph-properties fo:margin-top="0.101cm" fo:margin-bottom="0.101cm" style:contextual-spacing="false"/>
      <style:text-properties officeooo:paragraph-rsid="00b08fa8"/>
    </style:style>
    <style:style style:name="P54" style:family="paragraph" style:parent-style-name="Exo_5f_Num" style:list-style-name="Num_5f_Exo" style:master-page-name="">
      <style:paragraph-properties fo:margin-top="0.9cm" fo:margin-bottom="0.101cm" style:contextual-spacing="false" fo:keep-together="always" style:page-number="auto" fo:keep-with-next="always"/>
      <style:text-properties officeooo:paragraph-rsid="00bd804b"/>
    </style:style>
    <style:style style:name="P55" style:family="paragraph" style:parent-style-name="Exo_5f_Num" style:list-style-name="Num_5f_Exo" style:master-page-name="">
      <style:paragraph-properties fo:margin-top="0.741cm" fo:margin-bottom="0.101cm" style:contextual-spacing="false" fo:keep-together="always" style:page-number="auto" fo:keep-with-next="always"/>
      <style:text-properties officeooo:paragraph-rsid="00ad541f"/>
    </style:style>
    <style:style style:name="P56" style:family="paragraph" style:parent-style-name="Exo_5f_Num" style:list-style-name="Num_5f_Exo" style:master-page-name="">
      <style:paragraph-properties fo:margin-top="0.72cm" fo:margin-bottom="0.101cm" style:contextual-spacing="false" style:line-height-at-least="0.706cm" fo:keep-together="always" style:page-number="auto" fo:keep-with-next="always"/>
      <style:text-properties fo:color="#b85c00" loext:opacity="100%" style:font-name="Bitstream Vera Sans3" fo:font-size="10pt" fo:font-style="normal" fo:font-weight="bold" officeooo:rsid="009ca516" officeooo:paragraph-rsid="00a835ba" style:font-weight-asian="bold" style:font-weight-complex="bold"/>
    </style:style>
    <style:style style:name="P57" style:family="paragraph" style:parent-style-name="Exo_5f_Num" style:list-style-name="Num_5f_Exo">
      <style:paragraph-properties fo:margin-top="0.72cm" fo:margin-bottom="0cm" style:contextual-spacing="false" fo:line-height="100%"/>
      <style:text-properties officeooo:paragraph-rsid="00bd804b"/>
    </style:style>
    <style:style style:name="P58" style:family="paragraph" style:parent-style-name="FILET_5f_POINTILLES" style:list-style-name="liste_5f_abc">
      <style:paragraph-properties>
        <style:tab-stops>
          <style:tab-stop style:position="9.2cm" style:type="right" style:leader-style="dotted" style:leader-text="."/>
        </style:tab-stops>
      </style:paragraph-properties>
    </style:style>
    <style:style style:name="P59" style:family="paragraph" style:parent-style-name="FILET_5f_POINTILLES" style:list-style-name="Num_5f_Exo">
      <style:text-properties officeooo:paragraph-rsid="00ce5053"/>
    </style:style>
    <style:style style:name="P60" style:family="paragraph" style:parent-style-name="FILET_5f_POINTILLES" style:list-style-name="Num_5f_Exo">
      <style:text-properties style:text-position="0% 100%" style:font-name="Bitstream Vera Sans1" fo:font-size="10pt" fo:font-style="normal" style:text-underline-style="none" fo:font-weight="normal" officeooo:paragraph-rsid="00a86455" style:font-name-asian="OpenSymbol1" style:font-size-asian="10pt" style:font-style-asian="normal" style:font-weight-asian="normal" style:font-name-complex="OpenSymbol1" style:font-size-complex="10pt" style:font-style-complex="normal" style:font-weight-complex="normal"/>
    </style:style>
    <style:style style:name="P61" style:family="paragraph" style:parent-style-name="FILET_5f_POINTILLES" style:list-style-name="Num_5f_Exo">
      <style:text-properties style:text-position="0% 100%" style:font-name="Bitstream Vera Sans1" fo:font-size="10pt" fo:font-style="normal" style:text-underline-style="none" fo:font-weight="normal" officeooo:paragraph-rsid="00a835ba" style:font-name-asian="OpenSymbol1" style:font-size-asian="10pt" style:font-style-asian="normal" style:font-weight-asian="normal" style:font-name-complex="OpenSymbol1" style:font-size-complex="10pt" style:font-style-complex="normal" style:font-weight-complex="normal"/>
    </style:style>
    <style:style style:name="P62" style:family="paragraph" style:parent-style-name="FILET_5f_POINTILLES" style:list-style-name="Num_5f_Exo">
      <style:paragraph-properties fo:keep-together="always" fo:keep-with-next="always"/>
    </style:style>
    <style:style style:name="P63" style:family="paragraph" style:parent-style-name="FILET_5f_POINTILLES" style:list-style-name="Num_5f_Exo">
      <style:paragraph-properties fo:margin-top="0cm" fo:margin-bottom="0cm" style:contextual-spacing="false" style:line-height-at-least="0.706cm"/>
      <style:text-properties officeooo:paragraph-rsid="00b2e42b"/>
    </style:style>
    <style:style style:name="P64" style:family="paragraph" style:parent-style-name="FILET_5f_POINTILLES" style:list-style-name="Num_5f_Exo">
      <style:paragraph-properties fo:margin-top="0cm" fo:margin-bottom="0cm" style:contextual-spacing="false" style:line-height-at-least="0.706cm"/>
      <style:text-properties officeooo:paragraph-rsid="00b4ee91"/>
    </style:style>
    <style:style style:name="P65" style:family="paragraph" style:parent-style-name="Standard" style:list-style-name="_5f_Numérotation_20_des_20_exercices_20_livrets">
      <style:paragraph-properties fo:margin-top="0.199cm" fo:margin-bottom="0cm" style:contextual-spacing="false"/>
      <style:text-properties officeooo:rsid="009ec5eb" officeooo:paragraph-rsid="0032743c"/>
    </style:style>
    <style:style style:name="P66" style:family="paragraph" style:parent-style-name="_5f_Paragraphe_20_livret_20_" style:list-style-name="_5f_Numérotation_20_des_20_exercices_20_livrets">
      <style:paragraph-properties fo:margin-top="0.101cm" fo:margin-bottom="0cm" style:contextual-spacing="false" fo:line-height="100%"/>
      <style:text-properties officeooo:paragraph-rsid="005fe358"/>
    </style:style>
    <style:style style:name="P67" style:family="paragraph" style:parent-style-name="_5f_Paragraphe_20_livret_20_" style:list-style-name="Num_5f_Exo">
      <style:paragraph-properties fo:margin-top="0.101cm" fo:margin-bottom="0cm" style:contextual-spacing="false" fo:keep-together="always" fo:keep-with-next="always"/>
      <style:text-properties fo:color="#000000" loext:opacity="100%" style:font-name="Bitstream Vera Sans3" fo:font-size="10pt" fo:font-style="normal" fo:font-weight="normal" officeooo:rsid="009ca516" officeooo:paragraph-rsid="00a86455"/>
    </style:style>
    <style:style style:name="P68" style:family="paragraph" style:parent-style-name="_5f_Paragraphe_20_livret_20_" style:list-style-name="Num_5f_Exo">
      <style:paragraph-properties fo:margin-top="0.101cm" fo:margin-bottom="0cm" style:contextual-spacing="false" style:line-height-at-least="0.7cm" fo:keep-together="always" fo:keep-with-next="always"/>
      <style:text-properties fo:color="#000000" loext:opacity="100%" style:font-name="Bitstream Vera Sans3" fo:font-size="10pt" fo:font-style="normal" fo:font-weight="normal" officeooo:rsid="009ca516" officeooo:paragraph-rsid="00abd95d"/>
    </style:style>
    <style:style style:name="P69" style:family="paragraph" style:parent-style-name="_5f_Paragraphe_20_livret_20_" style:list-style-name="Num_5f_Exo">
      <style:paragraph-properties fo:margin-top="0.101cm" fo:margin-bottom="0cm" style:contextual-spacing="false" style:line-height-at-least="0.7cm" fo:keep-together="always" fo:keep-with-next="always"/>
      <style:text-properties fo:color="#000000" loext:opacity="100%" style:font-name="Bitstream Vera Sans3" fo:font-size="10pt" fo:font-style="normal" fo:font-weight="normal" officeooo:rsid="009ca516" officeooo:paragraph-rsid="00bd804b"/>
    </style:style>
    <style:style style:name="P70" style:family="paragraph" style:parent-style-name="_5f_Paragraphe_20_livret_20_" style:list-style-name="Num_5f_Exo">
      <style:paragraph-properties fo:margin-top="0.101cm" fo:margin-bottom="0cm" style:contextual-spacing="false" style:line-height-at-least="0.7cm" fo:keep-together="always" fo:keep-with-next="always"/>
      <style:text-properties fo:color="#000000" loext:opacity="100%" style:font-name="Bitstream Vera Sans3" fo:font-size="10pt" fo:font-style="normal" fo:font-weight="normal" officeooo:rsid="009ca516" officeooo:paragraph-rsid="00d4fe0f"/>
    </style:style>
    <style:style style:name="P71" style:family="paragraph" style:parent-style-name="_5f_Paragraphe_20_livret_20_" style:list-style-name="liste_5f_abc">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bff816"/>
    </style:style>
    <style:style style:name="P72" style:family="paragraph" style:parent-style-name="_5f_Paragraphe_20_livret_20_" style:list-style-name="liste_5f_abc">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be2031"/>
    </style:style>
    <style:style style:name="P73" style:family="paragraph" style:parent-style-name="_5f_Paragraphe_20_livret_20_" style:list-style-name="liste_5f_abc">
      <style:paragraph-properties fo:margin-top="0cm" fo:margin-bottom="0cm" style:contextual-spacing="false" style:line-height-at-least="0.706cm">
        <style:tab-stops>
          <style:tab-stop style:position="9.2cm" style:type="right" style:leader-style="dotted" style:leader-text="."/>
        </style:tab-stops>
      </style:paragraph-properties>
      <style:text-properties officeooo:paragraph-rsid="00bd804b"/>
    </style:style>
    <style:style style:name="P74" style:family="paragraph" style:parent-style-name="_5f_Paragraphe_20_livret_20_" style:list-style-name="Num_5f_Exo">
      <style:paragraph-properties fo:margin-top="0cm" fo:margin-bottom="0cm" style:contextual-spacing="false" style:line-height-at-least="0.7cm"/>
      <style:text-properties officeooo:paragraph-rsid="00a86455"/>
    </style:style>
    <style:style style:name="P75" style:family="paragraph" style:parent-style-name="_5f_Paragraphe_20_livret_20_" style:list-style-name="Num_5f_Exo">
      <style:paragraph-properties fo:margin-top="0cm" fo:margin-bottom="0cm" style:contextual-spacing="false" style:line-height-at-least="0.706cm"/>
      <style:text-properties style:font-name="Bitstream Vera Sans1" fo:font-size="10pt" fo:font-style="normal" officeooo:paragraph-rsid="00b2e42b" style:font-size-asian="10pt" style:font-style-asian="normal" style:font-size-complex="10pt" style:font-style-complex="normal"/>
    </style:style>
    <style:style style:name="P76" style:family="paragraph" style:parent-style-name="_5f_Paragraphe_20_livret_20_" style:list-style-name="liste_5f_abc">
      <style:paragraph-properties fo:margin-top="0.199cm" fo:margin-bottom="0cm" style:contextual-spacing="false"/>
      <style:text-properties officeooo:paragraph-rsid="00bff816"/>
    </style:style>
    <style:style style:name="P77" style:family="paragraph" style:parent-style-name="_5f_Paragraphe_20_livret_20_" style:list-style-name="Num_5f_Exo">
      <style:paragraph-properties fo:margin-top="0.199cm" fo:margin-bottom="0cm" style:contextual-spacing="false" style:line-height-at-least="0.7cm"/>
      <style:text-properties fo:color="#b85c00" loext:opacity="100%" style:font-name="Bitstream Vera Sans3" fo:font-size="10pt" fo:font-style="normal" fo:font-weight="bold" officeooo:rsid="009ca516" officeooo:paragraph-rsid="00a86455" style:font-weight-asian="bold" style:font-weight-complex="bold"/>
    </style:style>
    <style:style style:name="P78" style:family="paragraph" style:parent-style-name="_5f_Paragraphe_20_livret_20_" style:list-style-name="Num_5f_Exo">
      <style:paragraph-properties fo:margin-top="0.199cm" fo:margin-bottom="0cm" style:contextual-spacing="false" style:line-height-at-least="0.7cm"/>
      <style:text-properties officeooo:paragraph-rsid="00a86455"/>
    </style:style>
    <style:style style:name="P79" style:family="paragraph" style:parent-style-name="_5f_Paragraphe_20_livret_20_" style:list-style-name="Num_5f_Exo">
      <style:paragraph-properties fo:margin-top="0.199cm" fo:margin-bottom="0cm" style:contextual-spacing="false" fo:keep-together="always" fo:keep-with-next="always"/>
      <style:text-properties fo:color="#000000" loext:opacity="100%" style:font-name="Bitstream Vera Sans3" fo:font-size="10pt" fo:font-style="normal" fo:font-weight="normal" officeooo:rsid="009ca516" officeooo:paragraph-rsid="009ddcbc"/>
    </style:style>
    <style:style style:name="P80" style:family="paragraph" style:parent-style-name="_5f_Paragraphe_20_livret_20_" style:list-style-name="Num_5f_Exo">
      <style:paragraph-properties fo:margin-top="0.199cm" fo:margin-bottom="0cm" style:contextual-spacing="false" style:line-height-at-least="0.7cm" fo:keep-together="always" fo:keep-with-next="always"/>
      <style:text-properties officeooo:paragraph-rsid="00a86455"/>
    </style:style>
    <style:style style:name="P81" style:family="paragraph" style:parent-style-name="_5f_Paragraphe_20_livret_20_" style:list-style-name="Num_5f_Exo">
      <style:paragraph-properties fo:margin-top="0.3cm" fo:margin-bottom="0cm" style:contextual-spacing="false" fo:keep-together="always" fo:keep-with-next="always"/>
      <style:text-properties fo:color="#b85c00" loext:opacity="100%" style:font-name="Bitstream Vera Sans3" fo:font-size="10pt" fo:font-style="normal" fo:font-weight="bold" officeooo:rsid="009ca516" officeooo:paragraph-rsid="009ddcbc" style:font-weight-asian="bold" style:font-weight-complex="bold"/>
    </style:style>
    <style:style style:name="P82" style:family="paragraph" style:parent-style-name="_5f_Paragraphe_20_livret_20_" style:list-style-name="L7"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shadow="none">
        <style:tab-stops/>
      </style:paragraph-properties>
      <style:text-properties fo:letter-spacing="-0.007cm" officeooo:paragraph-rsid="00bd804b"/>
    </style:style>
    <style:style style:name="P83" style:family="paragraph" style:parent-style-name="_5f_Paragraphe_20_livret_20_" style:list-style-name="L8"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paragraph-properties>
      <style:text-properties officeooo:paragraph-rsid="00a835ba"/>
    </style:style>
    <style:style style:name="P84" style:family="paragraph" style:parent-style-name="_5f_Paragraphe_20_livret_20_réponse_20_élève" style:list-style-name="_5f_Numérotation_20_des_20_exercices_20_livrets">
      <style:paragraph-properties fo:line-height="100%"/>
      <style:text-properties officeooo:paragraph-rsid="005fe358"/>
    </style:style>
    <style:style style:name="P85" style:family="paragraph" style:parent-style-name="_5f_Paragraphe_20_livret_20_réponse_20_élève" style:list-style-name="_5f_Numérotation_20_des_20_exercices_20_livrets">
      <style:paragraph-properties fo:line-height="100%"/>
      <style:text-properties officeooo:paragraph-rsid="00bd804b"/>
    </style:style>
    <style:style style:name="P86" style:family="paragraph" style:parent-style-name="_5f_Paragraphe_20_livret_20_réponse_20_élève" style:list-style-name="_5f_Numérotation_20_des_20_exercices_20_livrets">
      <style:paragraph-properties fo:margin-top="0.199cm" fo:margin-bottom="0cm" style:contextual-spacing="false" fo:line-height="100%"/>
      <style:text-properties fo:color="#000000" loext:opacity="100%" style:font-name="Bitstream Vera Sans1" fo:font-size="10pt" fo:font-weight="normal" officeooo:rsid="00951988" officeooo:paragraph-rsid="00bd804b" style:font-size-asian="10pt" style:font-weight-asian="normal" style:font-size-complex="10pt" style:font-weight-complex="normal"/>
    </style:style>
    <style:style style:name="P87" style:family="paragraph" style:parent-style-name="_5f_Paragraphe_20_livret_20_réponse_20_élève" style:list-style-name="liste_5f_abc">
      <style:paragraph-properties fo:margin-top="0cm" fo:margin-bottom="0cm" style:contextual-spacing="false" style:line-height-at-least="0.7cm">
        <style:tab-stops>
          <style:tab-stop style:position="9.5cm" style:type="right" style:leader-style="dotted" style:leader-text="."/>
        </style:tab-stops>
      </style:paragraph-properties>
      <style:text-properties officeooo:paragraph-rsid="00be2031"/>
    </style:style>
    <style:style style:name="P88"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officeooo:paragraph-rsid="00c712c1"/>
    </style:style>
    <style:style style:name="P89"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officeooo:paragraph-rsid="00ab3b1d"/>
    </style:style>
    <style:style style:name="P90"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officeooo:paragraph-rsid="00d23402"/>
    </style:style>
    <style:style style:name="P91"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officeooo:paragraph-rsid="00be2031"/>
    </style:style>
    <style:style style:name="P92" style:family="paragraph" style:parent-style-name="_5f_Paragraphe_20_livret_20_réponse_20_élève" style:list-style-name="Num_5f_Exo">
      <style:paragraph-properties fo:margin-top="0cm" fo:margin-bottom="0cm" style:contextual-spacing="false" style:line-height-at-least="0.7cm" fo:text-align="start" style:justify-single-word="false">
        <style:tab-stops>
          <style:tab-stop style:position="9.5cm" style:type="right" style:leader-style="dotted" style:leader-text="."/>
        </style:tab-stops>
      </style:paragraph-properties>
      <style:text-properties fo:color="#999999" loext:opacity="100%" style:font-name="Bitstream Vera Sans3" fo:font-size="10pt" fo:font-style="normal" fo:font-weight="normal" officeooo:rsid="009ca516" officeooo:paragraph-rsid="00d4fe0f" style:font-name-asian="SimSun" style:font-weight-asian="normal" style:font-name-complex="Lucida Sans" style:font-weight-complex="normal"/>
    </style:style>
    <style:style style:name="P93"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fo:color="#999999" loext:opacity="100%" style:font-name="Bitstream Vera Sans3" fo:font-size="10pt" fo:font-style="normal" fo:font-weight="normal" officeooo:rsid="009ca516" officeooo:paragraph-rsid="00d4fe0f" style:font-name-asian="SimSun" style:font-weight-asian="normal" style:font-name-complex="Lucida Sans" style:font-weight-complex="normal"/>
    </style:style>
    <style:style style:name="P94"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fo:color="#999999" loext:opacity="100%" style:font-name="Bitstream Vera Sans1" fo:font-size="10pt" fo:font-style="normal" officeooo:rsid="00689e8c" officeooo:paragraph-rsid="00d0412e" style:font-size-asian="10pt" style:font-style-asian="normal" style:font-size-complex="10pt" style:font-style-complex="normal"/>
    </style:style>
    <style:style style:name="P95"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fo:color="#b85c00" loext:opacity="100%" style:font-name="Bitstream Vera Sans3" fo:font-size="10pt" fo:font-style="normal" fo:font-weight="bold" officeooo:rsid="009ca516" officeooo:paragraph-rsid="00be2031" style:font-weight-asian="bold" style:font-weight-complex="bold"/>
    </style:style>
    <style:style style:name="P96" style:family="paragraph" style:parent-style-name="_5f_Paragraphe_20_livret_20_réponse_20_élève" style:list-style-name="Num_5f_Exo">
      <style:paragraph-properties fo:margin-top="0cm" fo:margin-bottom="0cm" style:contextual-spacing="false" style:line-height-at-least="0.7cm">
        <style:tab-stops>
          <style:tab-stop style:position="9.5cm" style:type="right" style:leader-style="dotted" style:leader-text="."/>
        </style:tab-stops>
      </style:paragraph-properties>
      <style:text-properties fo:color="#b85c00" loext:opacity="100%" style:font-name="Bitstream Vera Sans3" fo:font-size="10pt" fo:font-style="normal" fo:font-weight="bold" officeooo:rsid="009ca516" officeooo:paragraph-rsid="00d57174" style:font-weight-asian="bold" style:font-weight-complex="bold"/>
    </style:style>
    <style:style style:name="P97" style:family="paragraph" style:parent-style-name="_5f_Paragraphe_20_livret_20_réponse_20_élève" style:list-style-name="Num_5f_Exo">
      <style:paragraph-properties fo:margin-top="0cm" fo:margin-bottom="0cm" style:contextual-spacing="false" style:line-height-at-least="0.7cm" fo:keep-together="always" fo:keep-with-next="always">
        <style:tab-stops>
          <style:tab-stop style:position="9.5cm" style:type="right" style:leader-style="dotted" style:leader-text="."/>
        </style:tab-stops>
      </style:paragraph-properties>
      <style:text-properties fo:color="#b85c00" loext:opacity="100%" style:font-name="Bitstream Vera Sans3" fo:font-size="10pt" fo:font-style="normal" fo:font-weight="bold" officeooo:rsid="009ca516" officeooo:paragraph-rsid="00be2031" style:font-weight-asian="bold" style:font-weight-complex="bold"/>
    </style:style>
    <style:style style:name="P98" style:family="paragraph" style:parent-style-name="_5f_Paragraphe_20_livret_20_réponse_20_élève" style:list-style-name="L2"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5cm" style:type="right" style:leader-style="dotted" style:leader-text="."/>
        </style:tab-stops>
      </style:paragraph-properties>
      <style:text-properties officeooo:rsid="00999acb" officeooo:paragraph-rsid="00a86455"/>
    </style:style>
    <style:style style:name="P99" style:family="paragraph" style:parent-style-name="_5f_Paragraphe_20_livret_20_réponse_20_élève" style:list-style-name="L2"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5cm" style:type="right" style:leader-style="dotted" style:leader-text="."/>
        </style:tab-stops>
      </style:paragraph-properties>
      <style:text-properties officeooo:paragraph-rsid="00c712c1"/>
    </style:style>
    <style:style style:name="P100" style:family="paragraph" style:parent-style-name="_5f_Paragraphe_20_livret_20_réponse_20_élève" style:list-style-name="L2"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5cm" style:type="right" style:leader-style="dotted" style:leader-text="."/>
        </style:tab-stops>
      </style:paragraph-properties>
      <style:text-properties officeooo:paragraph-rsid="00c8cc2e"/>
    </style:style>
    <style:style style:name="P101" style:family="paragraph" style:parent-style-name="_5f_Paragraphe_20_livret_20_réponse_20_élève" style:list-style-name="L4"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ac8a7e"/>
    </style:style>
    <style:style style:name="P102" style:family="paragraph" style:parent-style-name="_5f_Paragraphe_20_livret_20_réponse_20_élève" style:list-style-name="L6" style:master-page-name="">
      <loext:graphic-properties draw:fill="none"/>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be2031"/>
    </style:style>
    <style:style style:name="P103" style:family="paragraph" style:parent-style-name="_5f_Paragraphe_20_livret_20_réponse_20_élève" style:list-style-name="L2">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999acb" officeooo:paragraph-rsid="00a86455"/>
    </style:style>
    <style:style style:name="P104" style:family="paragraph" style:parent-style-name="_5f_Paragraphe_20_livret_20_réponse_20_élève" style:list-style-name="L2">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c712c1"/>
    </style:style>
    <style:style style:name="P105" style:family="paragraph" style:parent-style-name="_5f_Paragraphe_20_livret_20_réponse_20_élève" style:list-style-name="L2">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86455"/>
    </style:style>
    <style:style style:name="P106" style:family="paragraph" style:parent-style-name="_5f_Paragraphe_20_livret_20_réponse_20_élève" style:list-style-name="L2">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c8cc2e"/>
    </style:style>
    <style:style style:name="P107" style:family="paragraph" style:parent-style-name="_5f_Paragraphe_20_livret_20_réponse_20_élève" style:list-style-name="L2">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4ed39"/>
    </style:style>
    <style:style style:name="P108" style:family="paragraph" style:parent-style-name="_5f_Paragraphe_20_livret_20_réponse_20_élève" style:list-style-name="L4">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ac8a7e"/>
    </style:style>
    <style:style style:name="P109"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ccf74c"/>
    </style:style>
    <style:style style:name="P110"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e2031"/>
    </style:style>
    <style:style style:name="P111"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d4fe0f"/>
    </style:style>
    <style:style style:name="P112"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d57174"/>
    </style:style>
    <style:style style:name="P113"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d4fe0f"/>
    </style:style>
    <style:style style:name="P114" style:family="paragraph" style:parent-style-name="_5f_Paragraphe_20_livret_20_réponse_20_élève" style:list-style-name="L6">
      <loext:graphic-properties draw:fill="none"/>
      <style:paragraph-properties fo:margin-left="0cm" fo:margin-right="0cm" fo:margin-top="0cm" fo:margin-bottom="0cm" style:contextual-spacing="false" style:line-height-at-least="0.7cm" fo:text-align="justify" style:justify-single-word="false" fo:text-indent="0cm" style:auto-text-indent="false" fo:break-before="page" fo:background-color="transparent" style:shadow="none">
        <style:tab-stops>
          <style:tab-stop style:position="9.2cm" style:type="right" style:leader-style="dotted" style:leader-text="."/>
        </style:tab-stops>
      </style:paragraph-properties>
      <style:text-properties officeooo:paragraph-rsid="00d57174"/>
    </style:style>
    <style:style style:name="P115" style:family="paragraph" style:parent-style-name="_5f_Pied_20_de_20_page" style:list-style-name=""/>
    <style:style style:name="P116" style:family="paragraph" style:parent-style-name="_5f_Pied_20_de_20_page" style:list-style-name="">
      <style:paragraph-properties fo:text-align="end" style:justify-single-word="false"/>
    </style:style>
    <style:style style:name="P117" style:family="paragraph" style:parent-style-name="_5f_Pied_20_de_20_page">
      <style:paragraph-properties fo:text-align="end" style:justify-single-word="false"/>
    </style:style>
    <style:style style:name="P1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9" style:family="paragraph">
      <style:paragraph-properties fo:text-align="center"/>
    </style:style>
    <style:style style:name="P120" style:family="paragraph">
      <style:paragraph-properties fo:text-align="center"/>
      <style:text-properties fo:font-size="12pt"/>
    </style:style>
    <style:style style:name="P121"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22" style:family="paragraph">
      <loext:graphic-properties draw:fill-color="#d3802b"/>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23" style:family="paragraph">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pt" style:font-size-asian="10pt" style:font-size-complex="10pt"/>
    </style:style>
    <style:style style:name="P124" style:family="paragraph">
      <loext:graphic-properties draw:fill="solid" draw:fill-color="#3faf46"/>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pt" style:font-size-asian="10pt" style:font-size-complex="10pt"/>
    </style:style>
    <style:style style:name="P125" style:family="paragraph">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5pt" style:font-size-asian="10.5pt" style:font-size-complex="10.5pt"/>
    </style:style>
    <style:style style:name="P126" style:family="paragraph">
      <loext:graphic-properties draw:fill="none"/>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5pt" style:font-size-asian="10.5pt" style:font-size-complex="10.5pt"/>
    </style:style>
    <style:style style:name="P127" style:family="paragraph">
      <loext:graphic-properties draw:fill="solid" draw:fill-color="#729fcf"/>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pt" style:font-size-asian="10pt" style:font-size-complex="10pt"/>
    </style:style>
    <style:style style:name="P128" style:family="paragraph">
      <loext:graphic-properties draw:fill="solid" draw:fill-color="#ffd428"/>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1" fo:font-size="10pt" style:font-size-asian="10pt" style:font-size-complex="10pt"/>
    </style:style>
    <style:style style:name="P129" style:family="paragraph">
      <style:paragraph-properties fo:margin-left="0cm" fo:margin-right="0cm" fo:text-align="center" fo:text-indent="0cm" style:writing-mode="lr-tb">
        <style:tab-stops>
          <style:tab-stop style:position="5.386cm" style:type="right" style:leader-style="dotted" style:leader-text="."/>
        </style:tab-stops>
      </style:paragraph-properties>
      <style:text-properties fo:font-size="10.5pt" style:font-size-asian="10.5pt" style:font-size-complex="10.5pt"/>
    </style:style>
    <style:style style:name="P130" style:family="paragraph">
      <loext:graphic-properties draw:fill="solid" draw:fill-color="#ffd428"/>
      <style:paragraph-properties fo:margin-left="0cm" fo:margin-right="0cm" fo:text-align="center" fo:text-indent="0cm" style:writing-mode="lr-tb">
        <style:tab-stops>
          <style:tab-stop style:position="5.386cm" style:type="right" style:leader-style="dotted" style:leader-text="."/>
        </style:tab-stops>
      </style:paragraph-properties>
      <style:text-properties fo:font-size="10.5pt" style:font-size-asian="10.5pt" style:font-size-complex="10.5pt"/>
    </style:style>
    <style:style style:name="P131" style:family="paragraph">
      <loext:graphic-properties draw:fill="solid" draw:fill-color="#729fcf"/>
      <style:paragraph-properties fo:margin-left="0cm" fo:margin-right="0cm" fo:text-align="center" fo:text-indent="0cm" style:writing-mode="lr-tb">
        <style:tab-stops>
          <style:tab-stop style:position="5.386cm" style:type="right" style:leader-style="dotted" style:leader-text="."/>
        </style:tab-stops>
      </style:paragraph-properties>
      <style:text-properties fo:font-size="10.5pt" style:font-size-asian="10.5pt" style:font-size-complex="10.5pt"/>
    </style:style>
    <style:style style:name="P13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34" style:family="paragraph">
      <loext:graphic-properties draw:fill="solid" draw:fill-color="#7fb241"/>
    </style:style>
    <style:style style:name="T1" style:family="text">
      <style:text-properties fo:font-variant="small-caps"/>
    </style:style>
    <style:style style:name="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variant="normal" fo:text-transform="none" fo:color="#7fb241" loext:opacity="100%" style:font-name="Bitstream Vera Sans1" fo:font-size="16pt" fo:font-style="normal" fo:text-shadow="none" fo:font-weight="bold" officeooo:rsid="00570894" style:font-size-asian="16pt" style:font-style-asian="normal" style:font-size-complex="16pt" style:font-style-complex="normal"/>
    </style:style>
    <style:style style:name="T6" style:family="text">
      <style:text-properties fo:font-variant="normal" fo:text-transform="none" fo:color="#7fb241" loext:opacity="100%" style:font-name="Bitstream Vera Sans1" fo:font-size="16pt" fo:font-style="normal" fo:text-shadow="none" fo:font-weight="bold" officeooo:rsid="0093f275" style:font-size-asian="16pt" style:font-style-asian="normal" style:font-size-complex="16pt" style:font-style-complex="normal"/>
    </style:style>
    <style:style style:name="T7" style:family="text">
      <style:text-properties officeooo:rsid="0030a4cf"/>
    </style:style>
    <style:style style:name="T8" style:family="text">
      <style:text-properties style:font-name="Bitstream Vera Sans1" fo:font-size="10pt" style:text-underline-style="none" fo:font-weight="normal" style:font-size-asian="10pt" style:font-weight-asian="normal" style:font-size-complex="10pt" style:font-weight-complex="normal"/>
    </style:style>
    <style:style style:name="T9" style:family="text">
      <style:text-properties style:font-name="Bitstream Vera Sans1" fo:font-size="10pt" style:text-underline-style="none" fo:font-weight="normal" officeooo:rsid="005fe358" style:font-size-asian="10pt" style:font-weight-asian="normal" style:font-size-complex="10pt" style:font-weight-complex="normal"/>
    </style:style>
    <style:style style:name="T10" style:family="text">
      <style:text-properties style:font-name="Bitstream Vera Sans1" fo:font-size="10pt" fo:font-style="normal" officeooo:rsid="00689e8c" style:font-size-asian="10pt" style:font-style-asian="normal" style:font-size-complex="10pt" style:font-style-complex="normal"/>
    </style:style>
    <style:style style:name="T11" style:family="text">
      <style:text-properties style:font-name="Bitstream Vera Sans1" fo:font-size="10pt" fo:font-style="normal" officeooo:rsid="0057de33" style:font-size-asian="10pt" style:font-style-asian="normal" style:font-size-complex="10pt" style:font-style-complex="normal"/>
    </style:style>
    <style:style style:name="T12" style:family="text">
      <style:text-properties style:text-position="0% 100%"/>
    </style:style>
    <style:style style:name="T13" style:family="text">
      <style:text-properties style:text-position="0% 100%" fo:font-weight="normal" officeooo:rsid="0096a503" style:font-name-asian="OpenSymbol1" style:font-style-asian="normal" style:font-name-complex="OpenSymbol1" style:font-style-complex="normal"/>
    </style:style>
    <style:style style:name="T14" style:family="text">
      <style:text-properties style:text-position="0% 100%" fo:font-weight="normal" officeooo:rsid="00ccf74c" style:font-name-asian="OpenSymbol1" style:font-style-asian="normal" style:font-name-complex="OpenSymbol1" style:font-style-complex="normal"/>
    </style:style>
    <style:style style:name="T15" style:family="text">
      <style:text-properties style:text-position="0% 100%" officeooo:rsid="005fe358"/>
    </style:style>
    <style:style style:name="T16" style:family="text">
      <style:text-properties style:text-position="0% 100%" style:font-name="Bitstream Vera Sans" officeooo:rsid="005fe358"/>
    </style:style>
    <style:style style:name="T17" style:family="text">
      <style:text-properties style:text-position="0% 100%" style:text-underline-style="none" fo:font-weight="normal" officeooo:rsid="00689e8c" style:font-name-asian="OpenSymbol1" style:font-size-asian="10pt" style:font-style-asian="normal" style:font-weight-asian="normal" style:font-name-complex="OpenSymbol1" style:font-size-complex="10pt" style:font-style-complex="normal" style:font-weight-complex="normal"/>
    </style:style>
    <style:style style:name="T18" style:family="text">
      <style:text-properties style:text-position="0% 100%" style:font-name="OpenSymbol2" fo:font-weight="normal" officeooo:rsid="00729ee2" style:font-name-asian="OpenSymbol2" style:font-weight-asian="normal" style:font-name-complex="OpenSymbol2" style:font-weight-complex="normal"/>
    </style:style>
    <style:style style:name="T19" style:family="text">
      <style:text-properties style:text-position="0% 100%" style:font-name="OpenSymbol2" officeooo:rsid="00729ee2" style:font-name-asian="OpenSymbol2" style:font-name-complex="OpenSymbol2"/>
    </style:style>
    <style:style style:name="T20" style:family="text">
      <style:text-properties style:text-position="0% 100%" fo:font-size="10pt" officeooo:rsid="00425cb8" style:font-size-asian="10pt" style:font-size-complex="10pt"/>
    </style:style>
    <style:style style:name="T21" style:family="text">
      <style:text-properties style:text-position="0% 100%" fo:font-size="10pt" fo:font-weight="normal" officeooo:rsid="00425cb8" style:font-size-asian="10pt" style:font-size-complex="10pt"/>
    </style:style>
    <style:style style:name="T22" style:family="text">
      <style:text-properties style:text-position="0% 100%" fo:font-size="10pt" fo:font-weight="normal" officeooo:rsid="00425cb8" style:font-size-asian="10pt" style:font-weight-asian="bold" style:font-size-complex="10pt" style:font-weight-complex="bold"/>
    </style:style>
    <style:style style:name="T23" style:family="text">
      <style:text-properties style:text-position="0% 100%" fo:font-style="normal" officeooo:rsid="00bff816"/>
    </style:style>
    <style:style style:name="T24" style:family="text">
      <style:text-properties style:text-position="0% 100%" fo:font-style="normal" officeooo:rsid="00bff816" style:font-name-asian="OpenSymbol1" style:font-style-asian="normal" style:font-name-complex="OpenSymbol1" style:font-style-complex="normal"/>
    </style:style>
    <style:style style:name="T25" style:family="text">
      <style:text-properties style:text-position="0% 100%" fo:font-style="normal" fo:font-weight="normal" officeooo:rsid="00ccf74c" style:font-style-asian="normal" style:font-style-complex="normal"/>
    </style:style>
    <style:style style:name="T26" style:family="text">
      <style:text-properties style:text-position="0% 100%" fo:font-style="normal" fo:font-weight="normal" officeooo:rsid="00d4fe0f" style:font-style-asian="normal" style:font-style-complex="normal"/>
    </style:style>
    <style:style style:name="T27" style:family="text">
      <style:text-properties style:use-window-font-color="true" loext:opacity="0%" style:font-name="Bitstream Vera Sans" fo:font-size="10pt" fo:font-weight="normal" officeooo:rsid="0097b8d1" style:font-size-asian="10.5pt"/>
    </style:style>
    <style:style style:name="T28" style:family="text">
      <style:text-properties style:use-window-font-color="true" loext:opacity="0%" style:font-name="Bitstream Vera Sans" fo:font-size="10pt" fo:font-weight="normal" officeooo:rsid="00999acb" style:font-size-asian="10.5pt"/>
    </style:style>
    <style:style style:name="T29" style:family="text">
      <style:text-properties style:use-window-font-color="true" loext:opacity="0%" style:font-name="Bitstream Vera Sans3" fo:font-size="10pt" fo:font-style="normal" fo:font-weight="normal" officeooo:rsid="005fe358" style:font-weight-asian="normal" style:font-weight-complex="normal"/>
    </style:style>
    <style:style style:name="T30" style:family="text">
      <style:text-properties style:use-window-font-color="true" loext:opacity="0%" style:font-name="Bitstream Vera Sans3" fo:font-size="10pt" fo:font-style="normal" fo:font-weight="normal" officeooo:rsid="00c3e4b6" fo:background-color="#ffff00" loext:char-shading-value="0"/>
    </style:style>
    <style:style style:name="T31" style:family="text">
      <style:text-properties style:use-window-font-color="true" loext:opacity="0%" style:text-position="0% 100%" style:font-name="OpenSymbol" fo:font-size="10pt" fo:font-style="normal" officeooo:rsid="00425cb8" style:font-name-asian="OpenSymbol" style:font-size-asian="10pt" style:font-style-asian="normal" style:font-name-complex="OpenSymbol" style:font-size-complex="10pt" style:font-style-complex="normal"/>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ad541f" style:font-weight-asian="normal" style:font-weight-complex="normal"/>
    </style:style>
    <style:style style:name="T35" style:family="text">
      <style:text-properties fo:font-weight="normal" officeooo:rsid="00d4fe0f"/>
    </style:style>
    <style:style style:name="T36" style:family="text">
      <style:text-properties fo:font-weight="normal" officeooo:rsid="00af0991"/>
    </style:style>
    <style:style style:name="T37" style:family="text">
      <style:text-properties fo:font-weight="normal" officeooo:rsid="00ccf74c"/>
    </style:style>
    <style:style style:name="T38" style:family="text">
      <style:text-properties fo:font-weight="normal" officeooo:rsid="00af0991" style:font-weight-asian="bold" style:font-weight-complex="normal" loext:shadow="none"/>
    </style:style>
    <style:style style:name="T39" style:family="text">
      <style:text-properties fo:font-weight="normal" officeooo:rsid="00d57174" style:font-weight-asian="bold" style:font-weight-complex="normal" loext:shadow="none"/>
    </style:style>
    <style:style style:name="T40" style:family="text">
      <style:text-properties fo:color="#d3802b" loext:opacity="100%" style:font-name="Bitstream Vera Sans" fo:font-size="10pt" fo:font-weight="bold" officeooo:rsid="00951988" style:font-size-asian="10.5pt" style:font-weight-asian="bold" style:font-weight-complex="normal" loext:shadow="none"/>
    </style:style>
    <style:style style:name="T41" style:family="text">
      <style:text-properties fo:color="#d3802b" loext:opacity="100%" style:font-name="Bitstream Vera Sans" fo:font-size="10pt" fo:font-weight="bold" officeooo:rsid="00b75448" style:font-size-asian="10.5pt" style:font-weight-asian="bold" style:font-weight-complex="normal" loext:shadow="none"/>
    </style:style>
    <style:style style:name="T42" style:family="text">
      <style:text-properties fo:color="#d3802b" loext:opacity="100%" style:font-name="Bitstream Vera Sans" fo:font-size="10pt" fo:font-weight="bold" officeooo:rsid="00951988" style:font-name-asian="SimSun" style:font-size-asian="10.5pt" style:font-weight-asian="bold" style:font-name-complex="Lucida Sans" style:font-weight-complex="normal" loext:shadow="none"/>
    </style:style>
    <style:style style:name="T43" style:family="text">
      <style:text-properties fo:color="#d3802b" loext:opacity="100%" style:font-name="Bitstream Vera Sans" fo:font-size="10pt" fo:font-weight="bold" officeooo:rsid="00a835ba" style:font-name-asian="SimSun" style:font-size-asian="10.5pt" style:font-weight-asian="bold" style:font-name-complex="Lucida Sans" style:font-weight-complex="normal" loext:shadow="none"/>
    </style:style>
    <style:style style:name="T44" style:family="text">
      <style:text-properties fo:color="#d3802b" loext:opacity="100%" style:font-name="Bitstream Vera Sans" fo:font-size="10pt" fo:font-weight="normal" officeooo:rsid="00951988" style:font-size-asian="10.5pt" style:font-weight-asian="normal" style:font-weight-complex="normal" loext:shadow="none"/>
    </style:style>
    <style:style style:name="T45" style:family="text">
      <style:text-properties fo:color="#d3802b" loext:opacity="100%" style:text-position="0% 100%" style:font-name="Bitstream Vera Sans" fo:font-size="10pt" fo:font-style="normal" fo:font-weight="bold" officeooo:rsid="00bff816" style:font-name-asian="OpenSymbol1" style:font-size-asian="10.5pt" style:font-style-asian="normal" style:font-weight-asian="bold" style:font-name-complex="OpenSymbol1" style:font-style-complex="normal" style:font-weight-complex="normal" loext:shadow="none"/>
    </style:style>
    <style:style style:name="T46" style:family="text">
      <style:text-properties fo:color="#000000" loext:opacity="100%" fo:font-weight="normal" style:font-weight-asian="normal" style:font-weight-complex="normal"/>
    </style:style>
    <style:style style:name="T47" style:family="text">
      <style:text-properties fo:color="#000000" loext:opacity="100%" fo:font-weight="normal" officeooo:rsid="009ddcbc" style:font-weight-asian="normal" style:font-weight-complex="normal"/>
    </style:style>
    <style:style style:name="T48" style:family="text">
      <style:text-properties fo:color="#000000" loext:opacity="100%" fo:font-weight="normal" officeooo:rsid="00a4ed39" style:font-weight-asian="normal" style:font-weight-complex="normal"/>
    </style:style>
    <style:style style:name="T49" style:family="text">
      <style:text-properties fo:color="#000000" loext:opacity="100%" fo:font-weight="normal" officeooo:rsid="00ad541f" style:font-weight-asian="normal" style:font-weight-complex="normal"/>
    </style:style>
    <style:style style:name="T50" style:family="text">
      <style:text-properties fo:color="#000000" loext:opacity="100%" fo:font-weight="normal" style:font-name-asian="SimSun" style:font-weight-asian="normal" style:font-name-complex="Lucida Sans" style:font-weight-complex="normal"/>
    </style:style>
    <style:style style:name="T51" style:family="text">
      <style:text-properties fo:color="#000000" loext:opacity="100%" fo:font-weight="normal" officeooo:rsid="00999acb" style:font-name-asian="SimSun" style:font-weight-asian="normal" style:font-name-complex="Lucida Sans" style:font-weight-complex="normal"/>
    </style:style>
    <style:style style:name="T52" style:family="text">
      <style:text-properties fo:color="#000000" loext:opacity="100%" style:text-position="0% 100%" style:font-name="Bitstream Vera Sans3" fo:font-size="10pt" fo:font-style="normal" fo:font-weight="normal" officeooo:rsid="0096a503" style:font-name-asian="OpenSymbol1" style:font-style-asian="normal" style:font-name-complex="OpenSymbol1" style:font-style-complex="normal"/>
    </style:style>
    <style:style style:name="T53" style:family="text">
      <style:text-properties fo:color="#000000" loext:opacity="100%" style:text-position="0% 100%" style:font-name="Bitstream Vera Sans3" fo:font-size="10pt" fo:font-style="normal" fo:font-weight="normal" officeooo:rsid="00bff816" style:font-name-asian="OpenSymbol1" style:font-style-asian="normal" style:font-name-complex="OpenSymbol1" style:font-style-complex="normal"/>
    </style:style>
    <style:style style:name="T54" style:family="text">
      <style:text-properties fo:color="#000000" loext:opacity="100%" style:text-position="0% 100%" style:font-name="Bitstream Vera Sans3" fo:font-size="10pt" fo:font-style="normal" fo:font-weight="normal" officeooo:rsid="0096a503" style:font-name-asian="OpenSymbol1" style:font-style-asian="normal" style:font-weight-asian="bold" style:font-name-complex="OpenSymbol1" style:font-style-complex="normal" style:font-weight-complex="bold"/>
    </style:style>
    <style:style style:name="T55" style:family="text">
      <style:text-properties fo:color="#000000" loext:opacity="100%" style:text-position="0% 100%" style:font-name="Bitstream Vera Sans3" fo:font-size="10pt" fo:font-style="normal" fo:font-weight="normal" officeooo:rsid="0096a503" fo:background-color="transparent" loext:char-shading-value="0" style:font-name-asian="OpenSymbol1" style:font-style-asian="normal" style:font-weight-asian="bold" style:font-name-complex="OpenSymbol1" style:font-style-complex="normal" style:font-weight-complex="bold"/>
    </style:style>
    <style:style style:name="T56" style:family="text">
      <style:text-properties fo:color="#000000" loext:opacity="100%" style:text-position="0% 100%" style:font-name="Bitstream Vera Sans3" fo:font-size="10pt" fo:font-style="normal" fo:font-weight="normal" officeooo:rsid="00999acb" fo:background-color="transparent" loext:char-shading-value="0" style:font-name-asian="OpenSymbol1" style:font-style-asian="normal" style:font-name-complex="OpenSymbol1" style:font-style-complex="normal"/>
    </style:style>
    <style:style style:name="T57" style:family="text">
      <style:text-properties fo:color="#000000" loext:opacity="100%" style:text-position="0% 100%" style:font-name="Bitstream Vera Sans3" fo:font-size="10pt" fo:font-style="normal" fo:font-weight="normal" officeooo:rsid="00b2e42b"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58" style:family="text">
      <style:text-properties fo:color="#000000" loext:opacity="100%" style:text-position="0% 100%" style:font-name="Bitstream Vera Sans3" fo:font-size="10pt" fo:font-style="normal" fo:font-weight="normal" officeooo:rsid="00a195ee"/>
    </style:style>
    <style:style style:name="T59" style:family="text">
      <style:text-properties fo:color="#000000" loext:opacity="100%" style:text-position="0% 100%" style:font-name="Bitstream Vera Sans3" fo:font-size="10pt" fo:font-style="normal" fo:font-weight="normal" officeooo:rsid="00999acb"/>
    </style:style>
    <style:style style:name="T60" style:family="text">
      <style:text-properties fo:color="#000000" loext:opacity="100%" style:text-position="0% 100%" style:font-name="Bitstream Vera Sans3" fo:font-size="10pt" fo:font-style="normal" fo:font-weight="normal" officeooo:rsid="00bff816"/>
    </style:style>
    <style:style style:name="T61" style:family="text">
      <style:text-properties fo:color="#000000" loext:opacity="100%" style:text-position="0% 100%" style:font-name="Bitstream Vera Sans3" fo:font-size="10pt" fo:font-style="normal" fo:font-weight="normal" officeooo:rsid="00c3fbe6" fo:background-color="#ffff00" loext:char-shading-value="0" style:font-name-asian="OpenSymbol1" style:font-style-asian="normal" style:font-weight-asian="bold" style:font-name-complex="OpenSymbol1" style:font-style-complex="normal" style:font-weight-complex="bold"/>
    </style:style>
    <style:style style:name="T62" style:family="text">
      <style:text-properties fo:color="#000000" loext:opacity="100%" style:text-position="0% 100%" style:font-name="Bitstream Vera Sans3" fo:font-size="10pt" fo:font-style="normal" fo:font-weight="normal" officeooo:rsid="00c47c62" fo:background-color="#ffff00" loext:char-shading-value="0" style:font-name-asian="OpenSymbol1" style:font-style-asian="normal" style:font-weight-asian="bold" style:font-name-complex="OpenSymbol1" style:font-style-complex="normal" style:font-weight-complex="bold"/>
    </style:style>
    <style:style style:name="T63" style:family="text">
      <style:text-properties fo:color="#000000" loext:opacity="100%" style:text-position="0% 100%" style:font-name="Bitstream Vera Sans3" fo:font-size="10pt" fo:font-style="normal" fo:font-weight="normal" officeooo:rsid="00c6516d" fo:background-color="#ffff00" loext:char-shading-value="0" style:font-name-asian="OpenSymbol1" style:font-style-asian="normal" style:font-name-complex="OpenSymbol1" style:font-style-complex="normal"/>
    </style:style>
    <style:style style:name="T64" style:family="text">
      <style:text-properties fo:color="#000000" loext:opacity="100%" style:text-position="0% 100%" style:font-name="Bitstream Vera Sans3" fo:font-size="10pt" fo:font-style="normal" fo:font-weight="normal" officeooo:rsid="00ccf74c" fo:background-color="#ffff00" loext:char-shading-value="0" style:font-name-asian="OpenSymbol1" style:font-style-asian="normal" style:font-name-complex="OpenSymbol1" style:font-style-complex="normal"/>
    </style:style>
    <style:style style:name="T65" style:family="text">
      <style:text-properties fo:color="#000000" loext:opacity="100%" style:text-position="0% 100%" style:font-name="Bitstream Vera Sans3" fo:font-size="10pt" fo:font-style="normal" fo:font-weight="normal" officeooo:rsid="00d4fe0f" fo:background-color="#ffff00" loext:char-shading-value="0" style:font-name-asian="OpenSymbol1" style:font-style-asian="normal" style:font-name-complex="OpenSymbol1" style:font-style-complex="normal"/>
    </style:style>
    <style:style style:name="T66" style:family="text">
      <style:text-properties fo:color="#000000" loext:opacity="100%" style:text-position="0% 100%" style:font-name="Bitstream Vera Sans3" fo:font-size="10pt" fo:font-style="normal" fo:font-weight="normal" officeooo:rsid="00ce4b2a" fo:background-color="#ffff00" loext:char-shading-value="0" style:font-name-asian="OpenSymbol1" style:font-style-asian="normal" style:font-weight-asian="normal" style:font-name-complex="OpenSymbol1" style:font-style-complex="normal" style:font-weight-complex="normal"/>
    </style:style>
    <style:style style:name="T67" style:family="text">
      <style:text-properties fo:color="#000000" loext:opacity="100%" style:text-position="0% 100%" style:font-name="Bitstream Vera Sans3" fo:font-size="10pt" fo:font-style="normal" officeooo:rsid="0097b8d1" fo:background-color="transparent" loext:char-shading-value="0" style:font-name-asian="OpenSymbol1" style:font-style-asian="normal" style:font-name-complex="OpenSymbol1" style:font-style-complex="normal"/>
    </style:style>
    <style:style style:name="T68" style:family="text">
      <style:text-properties fo:color="#000000" loext:opacity="100%" style:text-position="0% 100%" style:font-name="Bitstream Vera Sans3" fo:font-size="10pt" fo:font-style="normal" officeooo:rsid="00b4ee91" fo:background-color="transparent" loext:char-shading-value="0" style:font-name-asian="OpenSymbol1" style:font-style-asian="normal" style:font-name-complex="OpenSymbol1" style:font-style-complex="normal"/>
    </style:style>
    <style:style style:name="T69" style:family="text">
      <style:text-properties fo:color="#000000" loext:opacity="100%" style:text-position="0% 100%" style:font-name="Bitstream Vera Sans3" fo:font-size="10pt" fo:font-style="normal" style:text-underline-style="none" fo:font-weight="normal" officeooo:rsid="00b2681c"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70" style:family="text">
      <style:text-properties fo:color="#000000" loext:opacity="100%" style:text-position="0% 100%" style:font-name="Bitstream Vera Sans3" fo:font-size="10pt" fo:font-style="normal" style:text-underline-style="none" fo:font-weight="normal" officeooo:rsid="00ce505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71" style:family="text">
      <style:text-properties fo:color="#000000" loext:opacity="100%" style:text-position="0% 100%" style:font-name="Bitstream Vera Sans3" fo:font-size="10pt" fo:font-style="normal" officeooo:rsid="00c712c1" fo:background-color="#ffff00" loext:char-shading-value="0" style:font-name-asian="OpenSymbol1" style:font-style-asian="normal" style:font-name-complex="OpenSymbol1" style:font-style-complex="normal"/>
    </style:style>
    <style:style style:name="T72" style:family="text">
      <style:text-properties fo:color="#000000" loext:opacity="100%" style:text-position="0% 100%" style:font-name="Bitstream Vera Sans3" fo:font-size="10pt" fo:font-style="normal" officeooo:rsid="00c8cc2e" fo:background-color="#ffff00" loext:char-shading-value="0" style:font-name-asian="OpenSymbol1" style:font-style-asian="normal" style:font-name-complex="OpenSymbol1" style:font-style-complex="normal"/>
    </style:style>
    <style:style style:name="T73" style:family="text">
      <style:text-properties fo:color="#000000" loext:opacity="100%" style:text-position="0% 100%" style:font-name="Bitstream Vera Sans3" fo:font-size="10pt" fo:font-style="normal" officeooo:rsid="00cb5098" fo:background-color="#ffff00" loext:char-shading-value="0" style:font-name-asian="OpenSymbol1" style:font-style-asian="normal" style:font-name-complex="OpenSymbol1" style:font-style-complex="normal"/>
    </style:style>
    <style:style style:name="T74" style:family="text">
      <style:text-properties fo:color="#000000" loext:opacity="100%" style:text-position="0% 100%" style:font-name="Bitstream Vera Sans3" fo:font-size="10pt" fo:font-style="normal" officeooo:rsid="00d4fe0f" fo:background-color="#ffff00" loext:char-shading-value="0" style:font-name-asian="OpenSymbol1" style:font-style-asian="normal" style:font-name-complex="OpenSymbol1" style:font-style-complex="normal"/>
    </style:style>
    <style:style style:name="T75" style:family="text">
      <style:text-properties fo:color="#000000" loext:opacity="100%" style:text-position="0% 100%" style:font-name="Bitstream Vera Sans3" fo:font-size="10pt" fo:font-style="normal" officeooo:rsid="00d0412e" fo:background-color="#ffff00" loext:char-shading-value="0" style:font-name-asian="OpenSymbol1" style:font-name-complex="OpenSymbol1"/>
    </style:style>
    <style:style style:name="T76" style:family="text">
      <style:text-properties fo:color="#000000" loext:opacity="100%" style:text-position="0% 100%" style:font-name="Bitstream Vera Sans3" officeooo:rsid="00689e8c" style:font-name-asian="OpenSymbol1" style:font-style-asian="normal" style:font-name-complex="OpenSymbol1" style:font-style-complex="normal"/>
    </style:style>
    <style:style style:name="T77" style:family="text">
      <style:text-properties fo:color="#000000" loext:opacity="100%" style:text-position="0% 100%" style:font-name="Bitstream Vera Sans3" officeooo:rsid="00bfc4c2" style:font-name-asian="OpenSymbol1" style:font-style-asian="normal" style:font-name-complex="OpenSymbol1" style:font-style-complex="normal"/>
    </style:style>
    <style:style style:name="T78" style:family="text">
      <style:text-properties fo:color="#000000" loext:opacity="100%" style:text-position="0% 100%" style:font-name="Bitstream Vera Sans3" fo:font-weight="normal" officeooo:rsid="00bfc4c2" style:font-name-asian="OpenSymbol1" style:font-style-asian="normal" style:font-name-complex="OpenSymbol1" style:font-style-complex="normal"/>
    </style:style>
    <style:style style:name="T79" style:family="text">
      <style:text-properties fo:color="#000000" loext:opacity="100%" style:text-position="0% 100%" style:font-name="Bitstream Vera Sans3" fo:font-weight="normal" officeooo:rsid="00c8cc2e"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80" style:family="text">
      <style:text-properties fo:color="#000000" loext:opacity="100%" style:text-position="0% 100%" style:font-name="Bitstream Vera Sans3" fo:font-weight="normal" officeooo:rsid="00c9d994"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81" style:family="text">
      <style:text-properties fo:color="#000000" loext:opacity="100%" style:text-position="0% 100%" style:font-name="Bitstream Vera Sans3" officeooo:rsid="00c712c1" fo:background-color="#ffff00" loext:char-shading-value="0" style:font-name-asian="OpenSymbol1" style:font-style-asian="normal" style:font-name-complex="OpenSymbol1" style:font-style-complex="normal"/>
    </style:style>
    <style:style style:name="T82" style:family="text">
      <style:text-properties fo:color="#000000" loext:opacity="100%" style:text-position="0% 100%" style:font-name="Bitstream Vera Sans3" style:text-underline-style="none" fo:font-weight="normal" officeooo:rsid="00689e8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3" style:family="text">
      <style:text-properties fo:color="#000000" loext:opacity="100%" style:text-position="0% 100%" officeooo:rsid="0096a503" style:font-name-asian="OpenSymbol1" style:font-style-asian="normal" style:font-name-complex="OpenSymbol1" style:font-style-complex="normal"/>
    </style:style>
    <style:style style:name="T84" style:family="text">
      <style:text-properties fo:color="#000000" loext:opacity="100%" style:text-position="0% 100%" officeooo:rsid="0097b8d1" style:font-name-asian="OpenSymbol1" style:font-style-asian="normal" style:font-name-complex="OpenSymbol1" style:font-style-complex="normal"/>
    </style:style>
    <style:style style:name="T85" style:family="text">
      <style:text-properties fo:color="#000000" loext:opacity="100%" style:text-position="0% 100%" officeooo:rsid="00999acb" style:font-name-asian="OpenSymbol1" style:font-style-asian="normal" style:font-name-complex="OpenSymbol1" style:font-style-complex="normal"/>
    </style:style>
    <style:style style:name="T86" style:family="text">
      <style:text-properties fo:color="#000000" loext:opacity="100%" style:text-position="0% 100%" officeooo:rsid="00689e8c" style:font-name-asian="OpenSymbol1" style:font-style-asian="normal" style:font-name-complex="OpenSymbol1" style:font-style-complex="normal"/>
    </style:style>
    <style:style style:name="T87" style:family="text">
      <style:text-properties fo:color="#000000" loext:opacity="100%" style:text-position="0% 100%" officeooo:rsid="00b2e42b" style:font-name-asian="OpenSymbol1" style:font-style-asian="normal" style:font-name-complex="OpenSymbol1" style:font-style-complex="normal"/>
    </style:style>
    <style:style style:name="T88" style:family="text">
      <style:text-properties fo:color="#000000" loext:opacity="100%" style:text-position="0% 100%" style:font-name="Bahnschrift SemiLight" officeooo:rsid="00999acb" style:font-name-asian="OpenSymbol1" style:font-style-asian="normal" style:font-name-complex="OpenSymbol1" style:font-style-complex="normal"/>
    </style:style>
    <style:style style:name="T89" style:family="text">
      <style:text-properties fo:color="#000000" loext:opacity="100%" style:text-position="0% 100%" style:font-name="Bitstream Vera Sans" fo:font-size="10pt" fo:font-weight="normal" officeooo:rsid="0097b8d1" style:font-name-asian="OpenSymbol1" style:font-size-asian="10.5pt" style:font-style-asian="normal" style:font-name-complex="OpenSymbol1" style:font-style-complex="normal"/>
    </style:style>
    <style:style style:name="T90" style:family="text">
      <style:text-properties fo:color="#000000" loext:opacity="100%" style:text-position="0% 100%" style:font-name="Bitstream Vera Sans" fo:font-size="10pt" fo:font-weight="normal" officeooo:rsid="00c47c62" fo:background-color="#ffff00" loext:char-shading-value="0" style:font-name-asian="OpenSymbol1" style:font-size-asian="10.5pt" style:font-style-asian="normal" style:font-name-complex="OpenSymbol1" style:font-style-complex="normal"/>
    </style:style>
    <style:style style:name="T91" style:family="text">
      <style:text-properties fo:color="#000000" loext:opacity="100%" style:text-position="0% 100%" style:font-name="Bitstream Vera Sans" fo:font-size="10pt" fo:font-weight="normal" officeooo:rsid="00b08fa8"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92" style:family="text">
      <style:text-properties fo:color="#000000" loext:opacity="100%" style:text-position="0% 100%" style:font-name="Bitstream Vera Sans" fo:font-size="10pt" fo:font-weight="normal" officeooo:rsid="00d4fe0f"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93" style:family="text">
      <style:text-properties fo:color="#000000" loext:opacity="100%" style:text-position="0% 100%" style:font-name="Verdana" officeooo:rsid="00689e8c" style:font-name-asian="Verdana" style:font-style-asian="normal" style:font-name-complex="Verdana" style:font-style-complex="normal"/>
    </style:style>
    <style:style style:name="T94" style:family="text">
      <style:text-properties fo:color="#000000" loext:opacity="100%" style:text-position="0% 100%" style:font-name="Bitstream Vera Sans6" fo:font-size="10pt" fo:font-weight="normal" fo:background-color="transparent" loext:char-shading-value="0" style:font-name-asian="Bitstream Vera Sans6" style:font-name-complex="Bitstream Vera Sans6"/>
    </style:style>
    <style:style style:name="T95" style:family="text">
      <style:text-properties fo:color="#000000" loext:opacity="100%" style:text-position="0% 100%" style:font-name="Bitstream Vera Sans6" fo:font-size="10pt" fo:font-weight="normal" officeooo:rsid="00bdf99c" fo:background-color="transparent" loext:char-shading-value="0" style:font-name-asian="Bitstream Vera Sans6" style:font-name-complex="Bitstream Vera Sans6"/>
    </style:style>
    <style:style style:name="T96" style:family="text">
      <style:text-properties fo:color="#000000" loext:opacity="100%" style:text-position="0% 100%" style:font-name="Bitstream Vera Sans6" fo:font-size="10pt" fo:font-weight="normal" officeooo:rsid="00ac8a7e" fo:background-color="transparent" loext:char-shading-value="0" style:font-name-asian="Bitstream Vera Sans6" style:font-name-complex="Bitstream Vera Sans6"/>
    </style:style>
    <style:style style:name="T97" style:family="text">
      <style:text-properties fo:color="#000000" loext:opacity="100%" style:text-position="0% 100%" style:font-name="Bitstream Vera Sans6" fo:font-size="10pt" fo:font-weight="normal" officeooo:rsid="00af0991" fo:background-color="transparent" loext:char-shading-value="0" style:font-name-asian="Bitstream Vera Sans6" style:font-name-complex="Bitstream Vera Sans6"/>
    </style:style>
    <style:style style:name="T98" style:family="text">
      <style:text-properties fo:color="#000000" loext:opacity="100%" style:text-position="0% 100%" style:font-name="Bitstream Vera Sans6" fo:font-size="10pt" fo:font-weight="normal" officeooo:rsid="00c9d994" fo:background-color="#ffff00" loext:char-shading-value="0" style:font-name-asian="Bitstream Vera Sans6" style:font-size-asian="10.5pt" style:font-weight-asian="bold" style:font-name-complex="Bitstream Vera Sans6" style:font-weight-complex="normal" loext:shadow="none"/>
    </style:style>
    <style:style style:name="T99" style:family="text">
      <style:text-properties fo:color="#000000" loext:opacity="100%" style:text-position="0% 100%" style:font-name="OpenSymbol2" fo:font-size="10pt" fo:font-weight="normal" officeooo:rsid="00bdf99c" fo:background-color="transparent" loext:char-shading-value="0" style:font-name-asian="OpenSymbol2" style:font-name-complex="OpenSymbol2"/>
    </style:style>
    <style:style style:name="T100" style:family="text">
      <style:text-properties fo:color="#000000" loext:opacity="100%" style:text-position="0% 100%" style:font-name="OpenSymbol2" fo:font-size="10pt" fo:font-style="normal" fo:font-weight="normal" officeooo:rsid="00b2e42b" fo:background-color="transparent" loext:char-shading-value="0" style:font-name-asian="OpenSymbol2" style:font-size-asian="10.5pt" style:font-style-asian="normal" style:font-weight-asian="normal" style:font-name-complex="OpenSymbol2" style:font-style-complex="normal" style:font-weight-complex="normal"/>
    </style:style>
    <style:style style:name="T101" style:family="text">
      <style:text-properties fo:color="#000000" loext:opacity="100%" style:text-position="0% 100%" style:text-underline-style="none" fo:font-weight="normal" officeooo:rsid="00689e8c" style:font-name-asian="OpenSymbol1" style:font-size-asian="10pt" style:font-style-asian="normal" style:font-weight-asian="normal" style:font-name-complex="OpenSymbol1" style:font-size-complex="10pt" style:font-style-complex="normal" style:font-weight-complex="normal"/>
    </style:style>
    <style:style style:name="T102" style:family="text">
      <style:text-properties fo:color="#000000" loext:opacity="100%" style:text-position="0% 100%" style:text-underline-style="none" fo:font-weight="normal" officeooo:rsid="00999acb" style:font-name-asian="OpenSymbol1" style:font-size-asian="10pt" style:font-style-asian="normal" style:font-weight-asian="normal" style:font-name-complex="OpenSymbol1" style:font-size-complex="10pt" style:font-style-complex="normal" style:font-weight-complex="normal"/>
    </style:style>
    <style:style style:name="T103" style:family="text">
      <style:text-properties fo:color="#000000" loext:opacity="100%" style:text-position="0% 100%" style:font-name="Adobe Caslon Pro Bold" officeooo:rsid="00bfc4c2" style:font-name-asian="Adobe Caslon Pro Bold" style:font-style-asian="normal" style:font-name-complex="Adobe Caslon Pro Bold" style:font-style-complex="normal"/>
    </style:style>
    <style:style style:name="T104" style:family="text">
      <style:text-properties fo:color="#000000" loext:opacity="100%" style:text-position="0% 100%" style:font-name="Adobe Caslon Pro Bold" fo:font-weight="normal" officeooo:rsid="00bfc4c2" style:font-name-asian="Adobe Caslon Pro Bold" style:font-style-asian="normal" style:font-name-complex="Adobe Caslon Pro Bold" style:font-style-complex="normal"/>
    </style:style>
    <style:style style:name="T105" style:family="text">
      <style:text-properties fo:color="#000000" loext:opacity="100%" style:text-position="0% 100%" officeooo:rsid="00c47c62" fo:background-color="#ffff00" loext:char-shading-value="0" style:font-name-asian="OpenSymbol1" style:font-style-asian="normal" style:font-name-complex="OpenSymbol1" style:font-style-complex="normal"/>
    </style:style>
    <style:style style:name="T106" style:family="text">
      <style:text-properties fo:color="#000000" loext:opacity="100%" style:text-position="0% 100%" officeooo:rsid="00c6516d" fo:background-color="#ffff00" loext:char-shading-value="0" style:font-name-asian="OpenSymbol1" style:font-style-asian="normal" style:font-name-complex="OpenSymbol1" style:font-style-complex="normal"/>
    </style:style>
    <style:style style:name="T107" style:family="text">
      <style:text-properties fo:color="#000000" loext:opacity="100%" style:text-position="0% 100%" officeooo:rsid="00999acb" fo:background-color="#ffff00" loext:char-shading-value="0" style:font-name-asian="OpenSymbol1" style:font-style-asian="normal" style:font-name-complex="OpenSymbol1" style:font-style-complex="normal"/>
    </style:style>
    <style:style style:name="T108" style:family="text">
      <style:text-properties fo:color="#000000" loext:opacity="100%" style:text-position="0% 100%" officeooo:rsid="00c712c1" fo:background-color="#ffff00" loext:char-shading-value="0" style:font-name-asian="OpenSymbol1" style:font-style-asian="normal" style:font-name-complex="OpenSymbol1" style:font-style-complex="normal"/>
    </style:style>
    <style:style style:name="T109" style:family="text">
      <style:text-properties fo:color="#000000" loext:opacity="100%" style:text-position="0% 100%" officeooo:rsid="00cb5098" fo:background-color="#ffff00" loext:char-shading-value="0" style:font-name-asian="OpenSymbol1" style:font-style-asian="normal" style:font-name-complex="OpenSymbol1" style:font-style-complex="normal"/>
    </style:style>
    <style:style style:name="T110" style:family="text">
      <style:text-properties fo:color="#000000" loext:opacity="100%" style:text-position="0% 100%" officeooo:rsid="00d4fe0f" fo:background-color="#ffff00" loext:char-shading-value="0" style:font-name-asian="OpenSymbol1" style:font-style-asian="normal" style:font-name-complex="OpenSymbol1" style:font-style-complex="normal"/>
    </style:style>
    <style:style style:name="T111" style:family="text">
      <style:text-properties fo:color="#000000" loext:opacity="100%" style:text-position="0% 100%" officeooo:rsid="00d5a3f7" fo:background-color="#ffff00" loext:char-shading-value="0" style:font-name-asian="OpenSymbol1" style:font-style-asian="normal" style:font-name-complex="OpenSymbol1" style:font-style-complex="normal"/>
    </style:style>
    <style:style style:name="T112" style:family="text">
      <style:text-properties fo:color="#000000" loext:opacity="100%" style:text-position="0% 100%" officeooo:rsid="00d0412e" fo:background-color="#ffff00" loext:char-shading-value="0" style:font-name-asian="OpenSymbol1" style:font-name-complex="OpenSymbol1"/>
    </style:style>
    <style:style style:name="T113" style:family="text">
      <style:text-properties fo:color="#000000" loext:opacity="100%" style:text-position="0% 100%" officeooo:rsid="00d0412e" fo:background-color="#ffff00" loext:char-shading-value="0" style:font-name-asian="OpenSymbol1" style:font-size-asian="10pt" style:font-style-asian="normal" style:font-name-complex="OpenSymbol1" style:font-size-complex="10pt" style:font-style-complex="normal"/>
    </style:style>
    <style:style style:name="T114" style:family="text">
      <style:text-properties fo:color="#000000" loext:opacity="100%" style:text-position="0% 100%" officeooo:rsid="00d23402" fo:background-color="#ffff00" loext:char-shading-value="0" style:font-name-asian="OpenSymbol1" style:font-size-asian="10pt" style:font-style-asian="normal" style:font-name-complex="OpenSymbol1" style:font-size-complex="10pt" style:font-style-complex="normal"/>
    </style:style>
    <style:style style:name="T115" style:family="text">
      <style:text-properties fo:color="#000000" loext:opacity="100%" style:text-position="0% 100%" style:font-name="Bitstream Vera Sans7" officeooo:rsid="00c6516d" fo:background-color="#ffff00" loext:char-shading-value="0" style:font-name-asian="OpenSymbol1" style:font-style-asian="normal" style:font-name-complex="OpenSymbol1" style:font-style-complex="normal"/>
    </style:style>
    <style:style style:name="T116" style:family="text">
      <style:text-properties fo:color="#000000" loext:opacity="100%" style:text-position="0% 100%" style:font-name="Bitstream Vera Sans7" officeooo:rsid="00c712c1" fo:background-color="#ffff00" loext:char-shading-value="0" style:font-name-asian="OpenSymbol1" style:font-style-asian="normal" style:font-name-complex="OpenSymbol1" style:font-style-complex="normal"/>
    </style:style>
    <style:style style:name="T117" style:family="text">
      <style:text-properties fo:color="#000000" loext:opacity="100%" style:text-position="0% 100%" style:font-name="Bitstream Vera Sans7" officeooo:rsid="00c6516d" fo:background-color="#ffff00" loext:char-shading-value="0" style:font-name-asian="Bitstream Vera Sans7" style:font-style-asian="normal" style:font-name-complex="Bitstream Vera Sans7" style:font-style-complex="normal"/>
    </style:style>
    <style:style style:name="T118" style:family="text">
      <style:text-properties fo:color="#000000" loext:opacity="100%" style:text-position="0% 100%" style:font-name="Bitstream Vera Sans7" officeooo:rsid="00c6516d" fo:background-color="#ffff00" loext:char-shading-value="0" style:font-name-asian="SimSun" style:font-style-asian="normal" style:font-name-complex="Lucida Sans" style:font-style-complex="normal"/>
    </style:style>
    <style:style style:name="T119" style:family="text">
      <style:text-properties fo:color="#000000" loext:opacity="100%" style:text-position="0% 100%" style:font-name="Bitstream Vera Sans7" fo:font-size="10pt" fo:font-style="normal" fo:font-weight="normal" officeooo:rsid="00c6516d" fo:background-color="#ffff00" loext:char-shading-value="0" style:font-name-asian="SimSun" style:font-style-asian="normal" style:font-name-complex="Lucida Sans" style:font-style-complex="normal"/>
    </style:style>
    <style:style style:name="T120" style:family="text">
      <style:text-properties fo:color="#000000" loext:opacity="100%" style:text-position="0% 100%" style:font-name="Bitstream Vera Sans7" fo:font-weight="normal" officeooo:rsid="00c8cc2e"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121" style:family="text">
      <style:text-properties fo:color="#000000" loext:opacity="100%" style:text-position="0% 100%" style:font-name="Bitstream Vera Sans7" style:text-underline-style="none" fo:font-weight="normal" officeooo:rsid="00ce5053" fo:background-color="#ffff00" loext:char-shading-value="0" style:font-name-asian="Bitstream Vera Sans7" style:font-size-asian="10pt" style:font-style-asian="normal" style:font-weight-asian="normal" style:font-name-complex="Bitstream Vera Sans7" style:font-size-complex="10pt" style:font-style-complex="normal" style:font-weight-complex="normal"/>
    </style:style>
    <style:style style:name="T122" style:family="text">
      <style:text-properties fo:color="#000000" loext:opacity="100%" style:text-position="0% 100%" style:font-name="Bitstream Vera Sans7" style:text-underline-style="none" fo:font-weight="normal" officeooo:rsid="00ce5053" fo:background-color="#ffff00" loext:char-shading-value="0" style:font-name-asian="Bitstream Vera Sans7" style:font-weight-asian="normal" style:font-name-complex="Bitstream Vera Sans7" style:font-weight-complex="normal"/>
    </style:style>
    <style:style style:name="T123" style:family="text">
      <style:text-properties fo:color="#000000" loext:opacity="100%" style:text-position="0% 100%" fo:font-weight="normal" officeooo:rsid="00c8cc2e"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124" style:family="text">
      <style:text-properties fo:color="#000000" loext:opacity="100%" style:text-position="0% 100%" fo:font-weight="normal" officeooo:rsid="00c9d994" fo:background-color="#ffff00" loext:char-shading-value="0" style:font-name-asian="OpenSymbol1" style:font-size-asian="10.5pt" style:font-style-asian="normal" style:font-weight-asian="normal" style:font-name-complex="OpenSymbol1" style:font-style-complex="normal" style:font-weight-complex="normal" loext:shadow="none"/>
    </style:style>
    <style:style style:name="T125" style:family="text">
      <style:text-properties fo:color="#000000" loext:opacity="100%" style:text-position="0% 100%" fo:font-weight="normal" officeooo:rsid="00ce4b2a" fo:background-color="#ffff00" loext:char-shading-value="0" style:font-name-asian="OpenSymbol1" style:font-style-asian="normal" style:font-weight-asian="normal" style:font-name-complex="OpenSymbol1" style:font-style-complex="normal" style:font-weight-complex="normal"/>
    </style:style>
    <style:style style:name="T126" style:family="text">
      <style:text-properties fo:color="#000000" loext:opacity="100%" style:text-position="0% 100%" fo:font-weight="normal" officeooo:rsid="00ccf74c" fo:background-color="#ffff00" loext:char-shading-value="0" style:font-name-asian="OpenSymbol1" style:font-style-asian="normal" style:font-weight-asian="normal" style:font-name-complex="OpenSymbol1" style:font-style-complex="normal" style:font-weight-complex="normal"/>
    </style:style>
    <style:style style:name="T127" style:family="text">
      <style:text-properties fo:color="#000000" loext:opacity="100%" style:text-position="0% 100%" fo:font-weight="normal" officeooo:rsid="00d410a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28" style:family="text">
      <style:text-properties fo:color="#000000" loext:opacity="100%" style:text-position="0% 100%" fo:font-weight="normal" officeooo:rsid="00d2340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29" style:family="text">
      <style:text-properties fo:color="#000000" loext:opacity="100%" style:text-position="0% 100%" fo:font-weight="normal" officeooo:rsid="00d5717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0" style:family="text">
      <style:text-properties fo:color="#000000" loext:opacity="100%" style:text-position="0% 100%" style:font-name="Calibri" style:text-underline-style="none" fo:font-weight="normal" fo:background-color="#ffff00" loext:char-shading-value="0" style:font-name-asian="OpenSymbol1" style:font-weight-asian="normal" style:font-name-complex="OpenSymbol1" style:font-weight-complex="normal"/>
    </style:style>
    <style:style style:name="T131" style:family="text">
      <style:text-properties fo:color="#000000" loext:opacity="100%" style:text-position="0% 100%" style:font-name="Calibri" style:text-underline-style="none" fo:font-weight="normal" officeooo:rsid="00689e8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2" style:family="text">
      <style:text-properties fo:color="#000000" loext:opacity="100%" style:font-name="Bitstream Vera Sans1" fo:font-size="10pt" fo:font-style="normal" fo:font-weight="normal" officeooo:rsid="00b2e42b" style:font-size-asian="10pt" style:font-style-asian="normal" style:font-size-complex="10pt" style:font-style-complex="normal"/>
    </style:style>
    <style:style style:name="T133" style:family="text">
      <style:text-properties fo:color="#000000" loext:opacity="100%" style:font-name="Bitstream Vera Sans" fo:font-size="10pt" fo:font-weight="normal" officeooo:rsid="0096a503" style:font-size-asian="10.5pt" style:font-weight-asian="normal" style:font-weight-complex="normal" loext:shadow="none"/>
    </style:style>
    <style:style style:name="T134" style:family="text">
      <style:text-properties fo:color="#000000" loext:opacity="100%" style:font-name="Bitstream Vera Sans" fo:font-size="10pt" fo:font-weight="normal" officeooo:rsid="00a4097e" style:font-size-asian="10.5pt" style:font-weight-asian="normal" style:font-weight-complex="normal" loext:shadow="none"/>
    </style:style>
    <style:style style:name="T135" style:family="text">
      <style:text-properties fo:color="#000000" loext:opacity="100%" style:font-name="Bitstream Vera Sans" fo:font-size="10pt" fo:font-weight="normal" officeooo:rsid="00a4ed39" style:font-size-asian="10.5pt" style:font-weight-asian="normal" style:font-weight-complex="normal" loext:shadow="none"/>
    </style:style>
    <style:style style:name="T136" style:family="text">
      <style:text-properties fo:color="#000000" loext:opacity="100%" style:font-name="Bitstream Vera Sans" fo:font-size="10pt" fo:font-weight="normal" officeooo:rsid="00a86455" style:font-size-asian="10.5pt" style:font-weight-asian="normal" style:font-weight-complex="normal" loext:shadow="none"/>
    </style:style>
    <style:style style:name="T137" style:family="text">
      <style:text-properties fo:color="#000000" loext:opacity="100%" style:font-name="Bitstream Vera Sans" fo:font-size="10pt" fo:font-weight="normal" officeooo:rsid="00af0991" style:font-size-asian="10.5pt" style:font-weight-asian="normal" style:font-weight-complex="normal" loext:shadow="none"/>
    </style:style>
    <style:style style:name="T138" style:family="text">
      <style:text-properties fo:color="#000000" loext:opacity="100%" style:font-name="Bitstream Vera Sans" fo:font-size="10pt" fo:font-weight="normal" officeooo:rsid="00b08fa8" style:font-size-asian="10.5pt" style:font-weight-asian="normal" style:font-weight-complex="normal" loext:shadow="none"/>
    </style:style>
    <style:style style:name="T139" style:family="text">
      <style:text-properties fo:color="#000000" loext:opacity="100%" style:font-name="Bitstream Vera Sans" fo:font-size="10pt" fo:font-weight="normal" officeooo:rsid="00b2681c" style:font-size-asian="10.5pt" style:font-weight-asian="normal" style:font-weight-complex="normal" loext:shadow="none"/>
    </style:style>
    <style:style style:name="T140" style:family="text">
      <style:text-properties fo:color="#000000" loext:opacity="100%" style:font-name="Bitstream Vera Sans" fo:font-size="10pt" fo:font-weight="normal" officeooo:rsid="0097b8d1" style:font-size-asian="10.5pt"/>
    </style:style>
    <style:style style:name="T141" style:family="text">
      <style:text-properties fo:color="#000000" loext:opacity="100%" style:font-name="Bitstream Vera Sans" fo:font-size="10pt" fo:font-weight="normal" officeooo:rsid="00be380c" style:font-size-asian="10.5pt"/>
    </style:style>
    <style:style style:name="T142" style:family="text">
      <style:text-properties fo:color="#000000" loext:opacity="100%" style:font-name="Bitstream Vera Sans" fo:font-size="10pt" fo:font-weight="normal" officeooo:rsid="00c47c62" fo:background-color="#ffff00" loext:char-shading-value="0" style:font-size-asian="10.5pt"/>
    </style:style>
    <style:style style:name="T143" style:family="text">
      <style:text-properties fo:color="#000000" loext:opacity="100%" style:font-name="Bitstream Vera Sans" fo:font-size="10pt" officeooo:rsid="005fe358"/>
    </style:style>
    <style:style style:name="T144" style:family="text">
      <style:text-properties fo:color="#000000" loext:opacity="100%" style:font-name="Bitstream Vera Sans" fo:font-size="10pt" fo:font-style="normal" fo:font-weight="normal" officeooo:rsid="00b08fa8" style:font-name-asian="SimSun" style:font-size-asian="10.5pt" style:font-weight-asian="normal" style:font-name-complex="Lucida Sans" style:font-weight-complex="normal" loext:shadow="none"/>
    </style:style>
    <style:style style:name="T145" style:family="text">
      <style:text-properties fo:color="#000000" loext:opacity="100%" style:font-name="Bitstream Vera Sans" fo:font-size="10pt" fo:font-style="normal" fo:font-weight="normal" officeooo:rsid="00b2681c" style:font-name-asian="SimSun" style:font-size-asian="10.5pt" style:font-weight-asian="normal" style:font-name-complex="Lucida Sans" style:font-weight-complex="normal" loext:shadow="none"/>
    </style:style>
    <style:style style:name="T146" style:family="text">
      <style:text-properties fo:color="#000000" loext:opacity="100%" style:font-name="Bitstream Vera Sans" fo:font-size="10pt" fo:letter-spacing="-0.007cm" fo:font-weight="normal" officeooo:rsid="009ddcbc" style:font-size-asian="10.5pt" style:font-weight-asian="normal" style:font-weight-complex="normal" loext:shadow="none"/>
    </style:style>
    <style:style style:name="T147" style:family="text">
      <style:text-properties fo:color="#000000" loext:opacity="100%" style:font-name="Bitstream Vera Sans" fo:font-size="10pt" fo:letter-spacing="-0.007cm" fo:font-weight="normal" officeooo:rsid="00999acb" style:font-size-asian="10.5pt" style:font-weight-asian="normal" style:font-weight-complex="normal" loext:shadow="none"/>
    </style:style>
    <style:style style:name="T148" style:family="text">
      <style:text-properties fo:color="#000000" loext:opacity="100%" style:font-name="Bitstream Vera Sans" fo:font-size="10pt" fo:letter-spacing="-0.007cm" fo:font-weight="normal" officeooo:rsid="00abd95d" style:font-size-asian="10.5pt" style:font-weight-asian="normal" style:font-weight-complex="normal" loext:shadow="none"/>
    </style:style>
    <style:style style:name="T149" style:family="text">
      <style:text-properties fo:color="#000000" loext:opacity="100%" style:font-name="Bitstream Vera Sans" fo:font-size="10pt" fo:letter-spacing="-0.011cm" fo:font-weight="normal" officeooo:rsid="00be380c" style:font-size-asian="10.5pt" style:font-weight-asian="normal" style:font-weight-complex="normal" loext:shadow="none"/>
    </style:style>
    <style:style style:name="T150" style:family="text">
      <style:text-properties fo:color="#000000" loext:opacity="100%" style:font-name="Bitstream Vera Sans" fo:font-size="10pt" fo:letter-spacing="-0.011cm" fo:font-weight="normal" officeooo:rsid="00a9aa56" style:font-size-asian="10.5pt" style:font-weight-asian="normal" style:font-weight-complex="normal" loext:shadow="none"/>
    </style:style>
    <style:style style:name="T151" style:family="text">
      <style:text-properties fo:color="#000000" loext:opacity="100%" style:font-name="Bitstream Vera Sans3" fo:font-size="10pt" fo:font-style="normal" fo:font-weight="normal" officeooo:rsid="0096a503"/>
    </style:style>
    <style:style style:name="T152" style:family="text">
      <style:text-properties fo:color="#000000" loext:opacity="100%" style:font-name="Bitstream Vera Sans3" fo:font-size="10pt" fo:font-style="normal" fo:font-weight="normal" officeooo:rsid="009ca516"/>
    </style:style>
    <style:style style:name="T153" style:family="text">
      <style:text-properties fo:color="#000000" loext:opacity="100%" style:font-name="Bitstream Vera Sans3" fo:font-size="10pt" fo:font-style="normal" fo:font-weight="normal" officeooo:rsid="009ca516" style:font-name-asian="SimSun" style:font-weight-asian="normal" style:font-name-complex="Lucida Sans" style:font-weight-complex="normal"/>
    </style:style>
    <style:style style:name="T154" style:family="text">
      <style:text-properties fo:color="#000000" loext:opacity="100%" style:font-name="Bitstream Vera Sans3" fo:font-size="10pt" fo:font-style="normal" fo:font-weight="normal" officeooo:rsid="00999acb" style:font-name-asian="SimSun" style:font-weight-asian="normal" style:font-name-complex="Lucida Sans" style:font-weight-complex="normal"/>
    </style:style>
    <style:style style:name="T155" style:family="text">
      <style:text-properties fo:color="#000000" loext:opacity="100%" style:font-name="Bitstream Vera Sans3" fo:font-size="10pt" fo:font-style="normal" fo:font-weight="normal" officeooo:rsid="009ddcbc"/>
    </style:style>
    <style:style style:name="T156" style:family="text">
      <style:text-properties fo:color="#000000" loext:opacity="100%" style:font-name="Bitstream Vera Sans3" fo:font-size="10pt" fo:font-style="normal" fo:font-weight="normal" officeooo:rsid="00999acb"/>
    </style:style>
    <style:style style:name="T157" style:family="text">
      <style:text-properties fo:color="#000000" loext:opacity="100%" style:font-name="Bitstream Vera Sans3" fo:font-size="10pt" fo:font-style="normal" fo:font-weight="normal" officeooo:rsid="00be380c"/>
    </style:style>
    <style:style style:name="T158" style:family="text">
      <style:text-properties fo:color="#000000" loext:opacity="100%" style:font-name="Bitstream Vera Sans3" fo:font-size="10pt" fo:font-style="normal" fo:font-weight="normal" officeooo:rsid="00c3fbe6" fo:background-color="#ffff00" loext:char-shading-value="0"/>
    </style:style>
    <style:style style:name="T159" style:family="text">
      <style:text-properties fo:color="#000000" loext:opacity="100%" style:font-name="Bitstream Vera Sans3" fo:font-size="10pt" fo:font-style="normal" fo:font-weight="normal" officeooo:rsid="00d4fe0f" fo:background-color="#ffff00" loext:char-shading-value="0"/>
    </style:style>
    <style:style style:name="T160" style:family="text">
      <style:text-properties fo:color="#000000" loext:opacity="100%" style:font-name="Bitstream Vera Sans3" fo:font-size="10pt" fo:font-style="normal" officeooo:rsid="005fe358" fo:background-color="transparent" loext:char-shading-value="0"/>
    </style:style>
    <style:style style:name="T161" style:family="text">
      <style:text-properties fo:color="#000000" loext:opacity="100%" style:font-name="Bitstream Vera Sans3" fo:font-size="10pt" fo:font-style="normal" officeooo:rsid="00c6516d" fo:background-color="#ffff00" loext:char-shading-value="0"/>
    </style:style>
    <style:style style:name="T162" style:family="text">
      <style:text-properties fo:color="#000000" loext:opacity="100%" style:font-name="Bitstream Vera Sans3" fo:font-size="10pt" fo:font-style="normal" officeooo:rsid="00c9d994" fo:background-color="#ffff00" loext:char-shading-value="0"/>
    </style:style>
    <style:style style:name="T163" style:family="text">
      <style:text-properties fo:color="#000000" loext:opacity="100%" style:font-name="Bitstream Vera Sans3" fo:font-size="10pt" fo:font-style="normal" officeooo:rsid="00ce5053" fo:background-color="#ffff00" loext:char-shading-value="0"/>
    </style:style>
    <style:style style:name="T164" style:family="text">
      <style:text-properties fo:color="#000000" loext:opacity="100%" style:font-name="Bitstream Vera Sans3" officeooo:rsid="00689e8c"/>
    </style:style>
    <style:style style:name="T165" style:family="text">
      <style:text-properties fo:color="#000000" loext:opacity="100%" style:font-name="Bitstream Vera Sans3" officeooo:rsid="00689e8c" fo:background-color="#ffff00" loext:char-shading-value="0"/>
    </style:style>
    <style:style style:name="T166" style:family="text">
      <style:text-properties fo:color="#000000" loext:opacity="100%" style:font-name="Arial1" fo:font-weight="normal" style:font-name-asian="Arial1" style:font-weight-asian="normal" style:font-name-complex="Arial1" style:font-weight-complex="normal"/>
    </style:style>
    <style:style style:name="T167" style:family="text">
      <style:text-properties fo:color="#000000" loext:opacity="100%" style:font-name="Arial1" fo:font-size="10pt" fo:font-style="normal" fo:font-weight="normal" officeooo:rsid="009ca516" style:font-name-asian="Arial1" style:font-weight-asian="normal" style:font-name-complex="Arial1" style:font-weight-complex="normal"/>
    </style:style>
    <style:style style:name="T168" style:family="text">
      <style:text-properties fo:color="#000000" loext:opacity="100%" officeooo:rsid="00689e8c"/>
    </style:style>
    <style:style style:name="T169" style:family="text">
      <style:text-properties fo:color="#000000" loext:opacity="100%" style:font-name="Calibri" officeooo:rsid="00689e8c"/>
    </style:style>
    <style:style style:name="T170" style:family="text">
      <style:text-properties fo:color="#000000" loext:opacity="100%" officeooo:rsid="00999acb"/>
    </style:style>
    <style:style style:name="T171" style:family="text">
      <style:text-properties fo:color="#000000" loext:opacity="100%" style:font-name="Bitstream Vera Sans6" fo:font-size="10pt" fo:font-weight="normal" fo:background-color="transparent" loext:char-shading-value="0" style:font-name-asian="Bitstream Vera Sans6" style:font-name-complex="Bitstream Vera Sans6"/>
    </style:style>
    <style:style style:name="T172" style:family="text">
      <style:text-properties fo:color="#000000" loext:opacity="100%" style:font-name="Bitstream Vera Sans6" fo:font-size="10pt" fo:font-weight="normal" officeooo:rsid="00ac8a7e" fo:background-color="transparent" loext:char-shading-value="0" style:font-name-asian="Bitstream Vera Sans6" style:font-name-complex="Bitstream Vera Sans6"/>
    </style:style>
    <style:style style:name="T173" style:family="text">
      <style:text-properties fo:color="#000000" loext:opacity="100%" style:font-name="Bitstream Vera Sans6" fo:font-size="10pt" fo:font-weight="normal" officeooo:rsid="00af0991" fo:background-color="transparent" loext:char-shading-value="0" style:font-name-asian="Bitstream Vera Sans6" style:font-name-complex="Bitstream Vera Sans6"/>
    </style:style>
    <style:style style:name="T174" style:family="text">
      <style:text-properties fo:color="#000000" loext:opacity="100%" style:font-name="Bitstream Vera Sans6" fo:font-size="10pt" fo:font-weight="normal" officeooo:rsid="00ccf74c" fo:background-color="transparent" loext:char-shading-value="0" style:font-name-asian="Bitstream Vera Sans6" style:font-name-complex="Bitstream Vera Sans6"/>
    </style:style>
    <style:style style:name="T175" style:family="text">
      <style:text-properties fo:color="#000000" loext:opacity="100%" style:font-name="Bitstream Vera Sans6" fo:font-size="10pt" fo:font-weight="normal" officeooo:rsid="00af0991" fo:background-color="transparent" loext:char-shading-value="0" style:font-name-asian="Bitstream Vera Sans6" style:font-size-asian="10.5pt" style:font-weight-asian="bold" style:font-name-complex="Bitstream Vera Sans6" style:font-weight-complex="normal" loext:shadow="none"/>
    </style:style>
    <style:style style:name="T176" style:family="text">
      <style:text-properties fo:color="#000000" loext:opacity="100%" style:font-name="Bitstream Vera Sans6" fo:font-size="10pt" fo:font-weight="normal" officeooo:rsid="00c9d994" fo:background-color="#ffff00" loext:char-shading-value="0" style:font-name-asian="Bitstream Vera Sans6" style:font-name-complex="Bitstream Vera Sans6"/>
    </style:style>
    <style:style style:name="T177" style:family="text">
      <style:text-properties fo:color="#000000" loext:opacity="100%" style:font-name="Bitstream Vera Sans6" fo:font-size="10pt" fo:font-weight="normal" officeooo:rsid="00ccf74c" fo:background-color="#ffff00" loext:char-shading-value="0" style:font-name-asian="Bitstream Vera Sans6" style:font-name-complex="Bitstream Vera Sans6"/>
    </style:style>
    <style:style style:name="T178" style:family="text">
      <style:text-properties fo:color="#000000" loext:opacity="100%" style:font-name="Bitstream Vera Sans6" fo:font-size="10pt" fo:font-weight="normal" officeooo:rsid="00d4fe0f" fo:background-color="#ffff00" loext:char-shading-value="0" style:font-name-asian="Bitstream Vera Sans6" style:font-name-complex="Bitstream Vera Sans6"/>
    </style:style>
    <style:style style:name="T179" style:family="text">
      <style:text-properties fo:color="#000000" loext:opacity="100%" style:font-name="Bitstream Vera Sans6" fo:font-size="10pt" fo:font-weight="normal" officeooo:rsid="00d57174" fo:background-color="#ffff00" loext:char-shading-value="0" style:font-name-asian="Bitstream Vera Sans6" style:font-name-complex="Bitstream Vera Sans6"/>
    </style:style>
    <style:style style:name="T180" style:family="text">
      <style:text-properties fo:color="#000000" loext:opacity="100%" style:font-name="Bitstream Vera Sans6" fo:font-size="10pt" fo:font-weight="normal" officeooo:rsid="00c9d994" fo:background-color="#ffff00" loext:char-shading-value="0" style:font-name-asian="Bitstream Vera Sans6" style:font-size-asian="10.5pt" style:font-weight-asian="bold" style:font-name-complex="Bitstream Vera Sans6" style:font-weight-complex="normal" loext:shadow="none"/>
    </style:style>
    <style:style style:name="T181" style:family="text">
      <style:text-properties fo:color="#000000" loext:opacity="100%" style:font-name="OpenSymbol2" fo:font-size="10pt" fo:font-weight="normal" fo:background-color="transparent" loext:char-shading-value="0" style:font-name-asian="OpenSymbol2" style:font-name-complex="OpenSymbol2"/>
    </style:style>
    <style:style style:name="T182" style:family="text">
      <style:text-properties fo:color="#000000" loext:opacity="100%" style:font-name="OpenSymbol2" fo:font-size="10pt" fo:font-style="normal" fo:font-weight="normal" officeooo:rsid="0057de33" fo:background-color="transparent" loext:char-shading-value="0" style:font-name-asian="OpenSymbol2" style:font-size-asian="10pt" style:font-style-asian="normal" style:font-name-complex="OpenSymbol2" style:font-size-complex="10pt" style:font-style-complex="normal"/>
    </style:style>
    <style:style style:name="T183" style:family="text">
      <style:text-properties fo:color="#000000" loext:opacity="100%" style:text-position="super 58%" style:font-name="Bitstream Vera Sans6" fo:font-size="10pt" fo:font-weight="normal" fo:background-color="transparent" loext:char-shading-value="0" style:font-name-asian="Bitstream Vera Sans6" style:font-name-complex="Bitstream Vera Sans6"/>
    </style:style>
    <style:style style:name="T184" style:family="text">
      <style:text-properties fo:color="#000000" loext:opacity="100%" style:text-position="super 58%" style:font-name="Bitstream Vera Sans6" fo:font-size="10pt" fo:font-weight="normal" officeooo:rsid="00af0991" fo:background-color="transparent" loext:char-shading-value="0" style:font-name-asian="Bitstream Vera Sans6" style:font-name-complex="Bitstream Vera Sans6"/>
    </style:style>
    <style:style style:name="T185" style:family="text">
      <style:text-properties fo:color="#000000" loext:opacity="100%" style:text-position="super 58%" style:font-name="Bitstream Vera Sans6" fo:font-size="10pt" fo:font-weight="normal" officeooo:rsid="00ccf74c" fo:background-color="#ffff00" loext:char-shading-value="0" style:font-name-asian="Bitstream Vera Sans6" style:font-name-complex="Bitstream Vera Sans6"/>
    </style:style>
    <style:style style:name="T186" style:family="text">
      <style:text-properties fo:color="#000000" loext:opacity="100%" style:text-position="super 58%" style:font-name="Bitstream Vera Sans8" fo:font-size="10pt" fo:font-weight="normal" officeooo:rsid="00ccf74c" fo:background-color="#ffff00" loext:char-shading-value="0" style:font-name-asian="Bitstream Vera Sans6" style:font-name-complex="Bitstream Vera Sans6"/>
    </style:style>
    <style:style style:name="T187" style:family="text">
      <style:text-properties fo:color="#000000" loext:opacity="100%" style:text-position="super 58%" fo:font-weight="normal" officeooo:rsid="00ce4b2a" fo:background-color="#ffff00" loext:char-shading-value="0" style:font-name-asian="OpenSymbol1" style:font-style-asian="normal" style:font-weight-asian="normal" style:font-name-complex="OpenSymbol1" style:font-style-complex="normal" style:font-weight-complex="normal"/>
    </style:style>
    <style:style style:name="T188" style:family="text">
      <style:text-properties fo:color="#000000" loext:opacity="100%" fo:letter-spacing="-0.007cm" fo:font-weight="normal" officeooo:rsid="009ddcbc" style:font-weight-asian="normal" style:font-weight-complex="normal"/>
    </style:style>
    <style:style style:name="T189" style:family="text">
      <style:text-properties fo:color="#000000" loext:opacity="100%" style:font-name="Bitstream Vera Sans7" officeooo:rsid="00ce5053" style:font-name-asian="Bitstream Vera Sans7" style:font-name-complex="Bitstream Vera Sans7"/>
    </style:style>
    <style:style style:name="T190" style:family="text">
      <style:text-properties fo:color="#000000" loext:opacity="100%" style:font-name="Bitstream Vera Sans7" officeooo:rsid="00c6516d" fo:background-color="#ffff00" loext:char-shading-value="0"/>
    </style:style>
    <style:style style:name="T191" style:family="text">
      <style:text-properties fo:color="#000000" loext:opacity="100%" style:font-name="Bitstream Vera Sans7" officeooo:rsid="00c6516d" fo:background-color="#ffff00" loext:char-shading-value="0" style:font-name-asian="Bitstream Vera Sans7" style:font-name-complex="Bitstream Vera Sans7"/>
    </style:style>
    <style:style style:name="T192" style:family="text">
      <style:text-properties fo:color="#000000" loext:opacity="100%" style:font-name="Bitstream Vera Sans7" officeooo:rsid="00c6516d" fo:background-color="#ffff00" loext:char-shading-value="0" style:font-name-asian="SimSun" style:font-name-complex="Lucida Sans"/>
    </style:style>
    <style:style style:name="T193" style:family="text">
      <style:text-properties fo:color="#000000" loext:opacity="100%" officeooo:rsid="00c6516d" fo:background-color="#ffff00" loext:char-shading-value="0"/>
    </style:style>
    <style:style style:name="T194" style:family="text">
      <style:text-properties fo:color="#000000" loext:opacity="100%" officeooo:rsid="00d410ae" fo:background-color="#ffff00" loext:char-shading-value="0"/>
    </style:style>
    <style:style style:name="T195" style:family="text">
      <style:text-properties fo:color="#000000" loext:opacity="100%" style:font-name="Bitstream Vera Sans8" fo:font-size="10pt" fo:font-weight="normal" officeooo:rsid="00ccf74c" fo:background-color="#ffff00" loext:char-shading-value="0" style:font-name-asian="Bitstream Vera Sans6" style:font-name-complex="Bitstream Vera Sans6"/>
    </style:style>
    <style:style style:name="T196" style:family="text">
      <style:text-properties fo:color="#000000" loext:opacity="100%" style:font-name="Bitstream Vera Sans8" fo:font-size="10pt" fo:font-weight="normal" officeooo:rsid="00d4fe0f" fo:background-color="#ffff00" loext:char-shading-value="0" style:font-name-asian="Bitstream Vera Sans6" style:font-name-complex="Bitstream Vera Sans6"/>
    </style:style>
    <style:style style:name="T197" style:family="text">
      <style:text-properties fo:color="#000000" loext:opacity="100%" style:font-name="Bitstream Vera Sans8" fo:font-size="10pt" fo:font-weight="normal" officeooo:rsid="00ccf74c" fo:background-color="#ffff00" loext:char-shading-value="0" style:font-name-asian="Bitstream Vera Sans8" style:font-name-complex="Bitstream Vera Sans8"/>
    </style:style>
    <style:style style:name="T198" style:family="text">
      <style:text-properties fo:color="#999999" loext:opacity="100%"/>
    </style:style>
    <style:style style:name="T199" style:family="text">
      <style:text-properties fo:color="#999999" loext:opacity="100%" style:font-name="Bitstream Vera Sans3" fo:font-size="10pt" fo:font-style="normal" fo:font-weight="normal" officeooo:rsid="0096a503"/>
    </style:style>
    <style:style style:name="T200" style:family="text">
      <style:text-properties fo:color="#999999" loext:opacity="100%" style:font-name="Bitstream Vera Sans3" fo:font-size="10pt" fo:font-weight="normal" officeooo:rsid="00951988" style:font-name-asian="SimSun" style:font-size-asian="10.5pt" style:font-weight-asian="normal" style:font-name-complex="Lucida Sans" style:font-weight-complex="normal" loext:shadow="none"/>
    </style:style>
    <style:style style:name="T201" style:family="text">
      <style:text-properties fo:color="#999999" loext:opacity="100%" style:text-position="0% 100%" style:font-name="Bitstream Vera Sans3" fo:font-size="10pt" fo:font-style="normal" fo:font-weight="normal" officeooo:rsid="0096a503" style:font-name-asian="OpenSymbol1" style:font-style-asian="normal" style:font-weight-asian="bold" style:font-name-complex="OpenSymbol1" style:font-style-complex="normal" style:font-weight-complex="bold"/>
    </style:style>
    <style:style style:name="T202" style:family="text">
      <style:text-properties fo:color="#999999" loext:opacity="100%" style:text-position="0% 100%" officeooo:rsid="00999acb" style:font-name-asian="OpenSymbol1" style:font-style-asian="normal" style:font-name-complex="OpenSymbol1" style:font-style-complex="normal"/>
    </style:style>
    <style:style style:name="T203" style:family="text">
      <style:text-properties fo:color="#b85c00" loext:opacity="100%" fo:font-weight="bold" style:font-weight-asian="bold" style:font-weight-complex="bold"/>
    </style:style>
    <style:style style:name="T204" style:family="text">
      <style:text-properties officeooo:rsid="00999acb"/>
    </style:style>
    <style:style style:name="T205" style:family="text">
      <style:text-properties officeooo:rsid="009f195f"/>
    </style:style>
    <style:style style:name="T206" style:family="text">
      <style:text-properties officeooo:rsid="005fe358"/>
    </style:style>
    <style:style style:name="T207" style:family="text">
      <style:text-properties fo:color="#b3b3b3" loext:opacity="100%" style:font-name="Bitstream Vera Sans3" fo:font-size="10pt" fo:font-style="normal" officeooo:rsid="005fe358" fo:background-color="transparent" loext:char-shading-value="0"/>
    </style:style>
    <style:style style:name="T208" style:family="text">
      <style:text-properties officeooo:rsid="00689e8c" style:font-name-asian="SimSun" style:font-name-complex="Lucida Sans"/>
    </style:style>
    <style:style style:name="T209" style:family="text">
      <style:text-properties officeooo:rsid="00689e8c"/>
    </style:style>
    <style:style style:name="T210" style:family="text">
      <style:text-properties style:font-name="Verdana2" officeooo:rsid="00689e8c" style:font-name-asian="Verdana2" style:font-name-complex="Verdana2"/>
    </style:style>
    <style:style style:name="T211" style:family="text">
      <style:text-properties fo:font-size="10pt" style:font-size-asian="10pt" style:font-size-complex="10pt"/>
    </style:style>
    <style:style style:name="T212" style:family="text">
      <style:text-properties fo:font-size="10pt" officeooo:rsid="00689e8c" style:font-size-asian="10pt" style:font-size-complex="10pt"/>
    </style:style>
    <style:style style:name="T213" style:family="text">
      <style:text-properties fo:font-size="10pt" fo:font-style="normal" officeooo:rsid="0057de33" style:font-size-asian="10pt" style:font-style-asian="normal" style:font-size-complex="10pt" style:font-style-complex="normal"/>
    </style:style>
    <style:style style:name="T214" style:family="text">
      <style:text-properties officeooo:rsid="00abd95d"/>
    </style:style>
    <style:style style:name="T215" style:family="text">
      <style:text-properties officeooo:rsid="00b2e42b"/>
    </style:style>
    <style:style style:name="T216" style:family="text">
      <style:text-properties officeooo:rsid="00b51897"/>
    </style:style>
    <style:style style:name="T217" style:family="text">
      <style:text-properties style:font-name="OpenSymbol2" fo:background-color="transparent" loext:char-shading-value="0" style:font-name-asian="OpenSymbol2" style:font-name-complex="OpenSymbol2"/>
    </style:style>
    <style:style style:name="T218" style:family="text">
      <style:text-properties style:font-name="OpenSymbol2" fo:font-size="10pt" fo:background-color="transparent" loext:char-shading-value="0" style:font-name-asian="OpenSymbol2" style:font-name-complex="OpenSymbol2"/>
    </style:style>
    <style:style style:name="T219" style:family="text">
      <style:text-properties fo:letter-spacing="-0.011cm" officeooo:rsid="00ab3b1d"/>
    </style:style>
    <style:style style:name="T220" style:family="text">
      <style:text-properties officeooo:rsid="00a86455" style:font-size-asian="10.5pt"/>
    </style:style>
    <style:style style:name="T221" style:family="text">
      <style:text-properties style:font-name="Bitstream Vera Sans" fo:font-size="10pt" officeooo:rsid="00a86455" style:font-size-asian="10.5pt"/>
    </style:style>
    <style:style style:name="T222" style:family="text">
      <style:text-properties officeooo:rsid="00951988" style:font-weight-asian="bold" style:font-weight-complex="normal" loext:shadow="none"/>
    </style:style>
    <style:style style:name="T223" style:family="text">
      <style:text-properties officeooo:rsid="00a195ee" style:font-weight-asian="bold" style:font-weight-complex="normal" loext:shadow="none"/>
    </style:style>
    <style:style style:name="T224" style:family="text">
      <style:text-properties officeooo:rsid="00d4fe0f" fo:background-color="#ffff00" loext:char-shading-value="0"/>
    </style:style>
    <style:style style:name="T225" style:family="text">
      <style:text-properties fo:color="#ffffff" loext:opacity="100%" style:font-name="Bitstream Vera Sans1" fo:font-size="11pt" fo:font-weight="bold" style:font-size-asian="11pt" style:font-weight-asian="bold" style:font-size-complex="11pt" style:font-weight-complex="bold"/>
    </style:style>
    <style:style style:name="T226" style:family="text">
      <style:text-properties style:font-name="Bitstream Vera Sans1" fo:font-size="10pt" style:font-size-asian="10pt" style:font-size-complex="10pt"/>
    </style:style>
    <style:style style:name="T227" style:family="text">
      <style:text-properties style:font-name="Bitstream Vera Sans1" fo:font-size="10.5pt" style:font-size-asian="10.5pt" style:font-size-complex="10.5pt"/>
    </style:style>
    <style:style style:name="T22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5f_corrigée">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1" fo:column-gap="0cm"/>
      </style:section-properties>
    </style:style>
    <text:list-style style:name="L1">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Bold_5f_niv2"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Bold_5f_niv2" style:num-suffix="." style:num-format="a">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Bold_5f_niv2"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Bold_5f_niv2"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4" style:family="graphic">
      <style:graphic-properties svg:stroke-color="#000000" draw:fill="solid" draw:fill-color="#3faf46" draw:textarea-horizontal-align="justify" draw:textarea-vertical-align="middle" draw:auto-grow-height="false" fo:min-height="1.004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none" draw:textarea-horizontal-align="justify" draw:textarea-vertical-align="middle" draw:auto-grow-height="false" fo:min-height="1.004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solid" draw:fill-color="#729fcf" draw:textarea-horizontal-align="justify" draw:textarea-vertical-align="middle" draw:auto-grow-height="false" fo:min-height="1.004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solid" draw:fill-color="#ffd428" draw:textarea-horizontal-align="justify" draw:textarea-vertical-align="middle" draw:auto-grow-height="false" fo:min-height="1.004cm" fo:min-width="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solid" draw:fill-color="#729fcf" draw:textarea-horizontal-align="justify" draw:textarea-vertical-align="middle" draw:auto-grow-height="false" fo:min-height="1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solid" draw:fill-color="#3faf46" draw:textarea-horizontal-align="justify" draw:textarea-vertical-align="middle" draw:auto-grow-height="false" fo:min-height="1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solid" draw:fill-color="#ffd428" draw:textarea-horizontal-align="justify" draw:textarea-vertical-align="middle" draw:auto-grow-height="false" fo:min-height="1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53621110" text:style-name="Num_5f_Exo">
        <text:list-header>
          <text:h text:style-name="P34" text:outline-level="1"><draw:g text:anchor-type="paragraph" draw:z-index="31" draw:name="Forme9" draw:style-name="gr2"><draw:custom-shape draw:style-name="gr3" draw:text-style-name="P122" svg:width="3.964cm" svg:height="0.641cm" draw:transform="skewX (0.00279252680319092) rotate (0.0872664625997165) translate (-0.370416666666667cm -0.0934861111111111cm)"><text:p text:style-name="P121"><text:span text:style-name="T22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Bold_5f_niv2"><draw:frame draw:style-name="fr1" draw:name="Cadre3" text:anchor-type="as-char" svg:width="9.135cm" draw:z-index="17"><draw:text-box fo:min-height="3.93cm"><text:section text:style-name="Sect1" text:name="Section1"><text:p text:style-name="P26"/><text:p text:style-name="P32"><text:span text:style-name="T9">La vitesse maximale autorisée sur route est de 80 km/h. Convertis cette vitesse en m/s</text:span><text:span text:style-name="T8">.</text:span></text:p><text:list xml:id="list1568228371" text:style-name="_5f_Numérotation_20_des_20_exercices_20_livrets"><text:list-header><text:p text:style-name="P65"><text:span text:style-name="Bold_5f_niv2">Correction</text:span></text:p><text:p text:style-name="P66"><text:span text:style-name="T206">80</text:span> km/h signifie qu’<text:span text:style-name="T157">on</text:span> parcourt <text:span text:style-name="T206">8</text:span><text:span text:style-name="T29">0</text:span><text:span text:style-name="T33"> </text:span>km en 1 h,</text:p><text:p text:style-name="P84"><text:span text:style-name="T143">s</text:span>oit <text:span text:style-name="T206">80 000</text:span> m en <text:span text:style-name="_5f_pointillés_20_gris"><text:span text:style-name="T160">3 600</text:span></text:span><text:span text:style-name="_5f_pointillés_20_gris"><text:span text:style-name="T207"> </text:span></text:span>s.</text:p><text:p text:style-name="P85"><text:span text:style-name="T143">80 000 </text:span><text:span text:style-name="T31"></text:span><text:span text:style-name="T143"> 3 600 </text:span><text:span text:style-name="_5f_Symbole"><text:span text:style-name="T18">≈</text:span></text:span><text:span text:style-name="T143"> 22,2.</text:span></text:p><text:p text:style-name="P86"><text:span text:style-name="T12">Donc </text:span><text:span text:style-name="T15">80 km/h </text:span><text:span text:style-name="_5f_Symbole"><text:span text:style-name="T19">≈</text:span></text:span><text:span text:style-name="T16"> 22,2 m/s</text:span><text:span text:style-name="T12">.</text:span></text:p></text:list-header></text:list></text:section></draw:text-box></draw:frame></text:span></text:h>
          <text:list>
            <text:list-item>
              <text:list>
                <text:list-item>
                  <text:list>
                    <text:list-item>
                      <text:h text:style-name="P35" text:outline-level="1"><text:span text:style-name="Bold_5f_niv2"><text:span text:style-name="T44"> </text:span></text:span><text:span text:style-name="Bold_5f_niv1"><text:span text:style-name="T222">Avec des </text:span></text:span><text:span text:style-name="Bold_5f_niv1"><text:span text:style-name="T223">durée</text:span></text:span><text:span text:style-name="Bold_5f_niv1"><text:span text:style-name="T222">s</text:span></text:span></text:h>
                    </text:list-item>
                  </text:list>
                </text:list-item>
              </text:list>
            </text:list-item>
          </text:list>
          <text:h text:style-name="P38" text:outline-level="1"><text:span text:style-name="Bold_5f_niv2"><text:span text:style-name="T133">Convertis en heures et minutes.</text:span></text:span></text:h>
        </text:list-header>
      </text:list>
      <text:list xml:id="list1831417580" text:style-name="liste_5f_abc">
        <text:list-item>
          <text:p text:style-name="P71"><text:span text:style-name="T151">3,5 h </text:span><text:span text:style-name="_5f_Symbole"><text:span text:style-name="T21">= </text:span></text:span><text:span text:style-name="T30"><draw:frame draw:style-name="fr5" draw:name="Objet1" text:anchor-type="as-char" svg:width="5.888cm" svg:height="0.429cm" draw:z-index="25"><draw:object xlink:href="./Object 1" xlink:type="simple" xlink:show="embed" xlink:actuate="onLoad"/><draw:image xlink:href="./ObjectReplacements/Object 1" xlink:type="simple" xlink:show="embed" xlink:actuate="onLoad"/></draw:frame></text:span></text:p>
        </text:list-item>
        <text:list-item>
          <text:p text:style-name="P71"><text:span text:style-name="T151">13,2 h </text:span><text:span text:style-name="_5f_Symbole"><text:span text:style-name="T21">=</text:span></text:span><text:span text:style-name="T199"> </text:span><text:span text:style-name="T199"><draw:frame draw:style-name="fr5" draw:name="Objet2" text:anchor-type="as-char" svg:width="6.338cm" svg:height="0.429cm" draw:z-index="26"><draw:object xlink:href="./Object 2" xlink:type="simple" xlink:show="embed" xlink:actuate="onLoad"/><draw:image xlink:href="./ObjectReplacements/Object 2" xlink:type="simple" xlink:show="embed" xlink:actuate="onLoad"/><svg:desc>formule</svg:desc></draw:frame></text:span></text:p>
        </text:list-item>
        <text:list-item>
          <text:p text:style-name="P72"><text:span text:style-name="_5f_pointillés_20_gris"><text:span text:style-name="T52">5,9 h </text:span></text:span><text:span text:style-name="_5f_Symbole"><text:span text:style-name="T21">=</text:span></text:span><text:span text:style-name="_5f_pointillés_20_gris"><text:span text:style-name="T52"> </text:span></text:span><text:span text:style-name="_5f_pointillés_20_gris"><text:span text:style-name="T13"><draw:frame draw:style-name="fr5" draw:name="Objet3" text:anchor-type="as-char" svg:width="5.888cm" svg:height="0.429cm" draw:z-index="27"><draw:object xlink:href="./Object 3" xlink:type="simple" xlink:show="embed" xlink:actuate="onLoad"/><draw:image xlink:href="./ObjectReplacements/Object 3" xlink:type="simple" xlink:show="embed" xlink:actuate="onLoad"/><svg:desc>formule</svg:desc></draw:frame></text:span></text:span></text:p>
        </text:list-item>
        <text:list-item>
          <text:p text:style-name="P73"><text:span text:style-name="_5f_pointillés_20_gris"><text:span text:style-name="T83">4,15 h </text:span></text:span><text:span text:style-name="_5f_Symbole"><text:span text:style-name="T20">=</text:span></text:span><text:span text:style-name="_5f_pointillés_20_gris"><text:span text:style-name="T83"> </text:span></text:span><text:span text:style-name="_5f_pointillés_20_gris"><text:span text:style-name="T83"><draw:frame draw:style-name="fr5" draw:name="Objet4" text:anchor-type="as-char" svg:width="5.886cm" svg:height="0.429cm" draw:z-index="28"><draw:object xlink:href="./Object 4" xlink:type="simple" xlink:show="embed" xlink:actuate="onLoad"/><draw:image xlink:href="./ObjectReplacements/Object 4" xlink:type="simple" xlink:show="embed" xlink:actuate="onLoad"/><svg:desc>formule</svg:desc></draw:frame></text:span></text:span></text:p>
        </text:list-item>
      </text:list>
      <text:list xml:id="list151858847300281" text:continue-list="list2253621110" text:style-name="Num_5f_Exo">
        <text:list-item>
          <text:list>
            <text:list-item>
              <text:list>
                <text:list-item>
                  <text:list>
                    <text:list-item>
                      <text:h text:style-name="P39" text:outline-level="1"><text:span text:style-name="Bold_5f_niv2"><text:span text:style-name="T44"> </text:span></text:span><text:span text:style-name="Bold_5f_niv2"><text:span text:style-name="T133">Convertis en heures, minutes et secondes.</text:span></text:span></text:h>
                    </text:list-item>
                  </text:list>
                </text:list-item>
              </text:list>
            </text:list-item>
          </text:list>
        </text:list-item>
      </text:list>
      <text:list xml:id="list151860651104980" text:continue-list="list1831417580" text:style-name="liste_5f_abc">
        <text:list-item text:start-value="1">
          <text:p text:style-name="P72"><text:span text:style-name="T151">3 456 s </text:span><text:span text:style-name="_5f_Symbole"><text:span text:style-name="T21">=</text:span></text:span><text:span text:style-name="T151"> </text:span><text:span text:style-name="T158">57 min 36 s</text:span></text:p>
        </text:list-item>
        <text:list-item>
          <text:p text:style-name="P72"><text:span text:style-name="_5f_pointillés_20_gris"><text:span text:style-name="T55">10</text:span></text:span><text:span text:style-name="_5f_pointillés_20_gris"><text:span text:style-name="T54"> </text:span></text:span><text:span text:style-name="_5f_pointillés_20_gris"><text:span text:style-name="T55">032 </text:span></text:span><text:span text:style-name="_5f_pointillés_20_gris"><text:span text:style-name="T54">s </text:span></text:span><text:span text:style-name="_5f_Symbole"><text:span text:style-name="T22">=</text:span></text:span><text:span text:style-name="_5f_pointillés_20_gris"><text:span text:style-name="T54"> </text:span></text:span><text:span text:style-name="_5f_pointillés_20_gris"><text:span text:style-name="T61">2 h 47 min 12 s</text:span></text:span></text:p>
        </text:list-item>
        <text:list-item>
          <text:p text:style-name="P72"><text:span text:style-name="_5f_pointillés_20_gris"><text:span text:style-name="T55">567</text:span></text:span><text:span text:style-name="_5f_pointillés_20_gris"><text:span text:style-name="T54"> s</text:span></text:span><text:span text:style-name="_5f_pointillés_20_gris"><text:span text:style-name="T55"> </text:span></text:span><text:span text:style-name="_5f_Symbole"><text:span text:style-name="T22">=</text:span></text:span><text:span text:style-name="_5f_pointillés_20_gris"><text:span text:style-name="T54"> </text:span></text:span><text:span text:style-name="_5f_pointillés_20_gris"><text:span text:style-name="T62">9 min 27 s</text:span></text:span></text:p>
        </text:list-item>
        <text:list-item>
          <text:p text:style-name="P72"><text:span text:style-name="_5f_pointillés_20_gris"><text:span text:style-name="T54">74 min</text:span></text:span><text:span text:style-name="_5f_pointillés_20_gris"><text:span text:style-name="T55"> </text:span></text:span><text:span text:style-name="_5f_Symbole"><text:span text:style-name="T22">=</text:span></text:span><text:span text:style-name="_5f_pointillés_20_gris"><text:span text:style-name="T201"> </text:span></text:span><text:span text:style-name="_5f_pointillés_20_gris"><text:span text:style-name="T62">1 h 14 min</text:span></text:span></text:p>
        </text:list-item>
      </text:list>
      <text:list xml:id="list151860729704464" text:continue-list="list151858847300281" text:style-name="Num_5f_Exo">
        <text:list-item>
          <text:list>
            <text:list-item>
              <text:list>
                <text:list-item>
                  <text:list>
                    <text:list-item>
                      <text:list>
                        <text:list-item>
                          <text:h text:style-name="P41" text:outline-level="1"> <text:span text:style-name="T27">Nouredine part de chez lui à 14 h 55 et revient à 17 h 38. Quelle a été la durée de son absence :</text:span></text:h>
                        </text:list-item>
                      </text:list>
                    </text:list-item>
                  </text:list>
                </text:list-item>
              </text:list>
            </text:list-item>
          </text:list>
        </text:list-item>
      </text:list>
      <text:list xml:id="list151860441934373" text:continue-list="list151860651104980" text:style-name="liste_5f_abc">
        <text:list-item text:start-value="1">
          <text:p text:style-name="P58"><text:span text:style-name="T140">en heure</text:span><text:span text:style-name="T141">s</text:span><text:span text:style-name="T140"> et minutes ? </text:span><text:span text:style-name="T142">2 h 43 min</text:span></text:p>
        </text:list-item>
        <text:list-item>
          <text:h text:style-name="P42" text:outline-level="1"><text:span text:style-name="_5f_pointillés_20_gris"><text:span text:style-name="T84">en minutes ? </text:span></text:span><text:span text:style-name="_5f_pointillés_20_gris"><text:span text:style-name="T105">163 min</text:span></text:span></text:h>
        </text:list-item>
        <text:list-item>
          <text:h text:style-name="P42" text:outline-level="1"><text:span text:style-name="_5f_pointillés_20_gris"><text:span text:style-name="T84">en </text:span></text:span><text:span text:style-name="_5f_pointillés_20_gris"><text:span text:style-name="T67">secondes</text:span></text:span><text:span text:style-name="_5f_pointillés_20_gris"><text:span text:style-name="T84"> ?</text:span></text:span><text:span text:style-name="_5f_pointillés_20_gris"><text:span text:style-name="T89"> </text:span></text:span><text:span text:style-name="_5f_pointillés_20_gris"><text:span text:style-name="T90">163 × 60 = 9 780 s</text:span></text:span></text:h>
        </text:list-item>
      </text:list>
      <text:list xml:id="list151859669873154" text:continue-list="list151860729704464" text:style-name="Num_5f_Exo">
        <text:list-item>
          <text:h text:style-name="P39" text:outline-level="1"><text:span text:style-name="Bold_5f_niv2"><text:span text:style-name="T44"> </text:span></text:span><text:span text:style-name="Bold_5f_niv2"><text:span text:style-name="T40">Avec des vitesses</text:span></text:span></text:h>
          <text:h text:style-name="P44" text:outline-level="1"><text:span text:style-name="Bold_5f_niv2"><text:span text:style-name="T136">Associe raisonnablement un objet et une vitesse.</text:span></text:span></text:h>
        </text:list-item>
      </text:list>
      <table:table table:name="Tableau1" table:style-name="Tableau1">
        <table:table-column table:style-name="Tableau1.A"/>
        <table:table-column table:style-name="Tableau1.B"/>
        <table:table-column table:style-name="Tableau1.C"/>
        <table:table-column table:style-name="Tableau1.D"/>
        <table:table-row table:style-name="TableLine2041995288096">
          <table:table-cell table:style-name="Tableau1.A1" office:value-type="string">
            <text:p text:style-name="P31"><text:span text:style-name="T221">u</text:span><text:span text:style-name="T220">ne voiture</text:span></text:p>
          </table:table-cell>
          <table:table-cell table:style-name="Tableau1.A1" office:value-type="string">
            <text:p text:style-name="P29"><draw:line text:anchor-type="paragraph" draw:z-index="32" draw:name="Forme5" draw:style-name="gr1" draw:text-style-name="P119" svg:x1="0.753cm" svg:y1="0.236cm" svg:x2="2.438cm" svg:y2="0.878cm"><text:p/></draw:line><draw:line text:anchor-type="paragraph" draw:z-index="40" draw:name="Forme5_4" draw:style-name="gr1" draw:text-style-name="P119" svg:x1="0.771cm" svg:y1="2.723cm" svg:x2="2.438cm" svg:y2="0.236cm"><text:p/></draw:line>●</text:p>
          </table:table-cell>
          <table:table-cell table:style-name="Tableau1.A1" office:value-type="string">
            <text:p text:style-name="P29">●</text:p>
          </table:table-cell>
          <table:table-cell table:style-name="Tableau1.A1" office:value-type="string">
            <text:p text:style-name="P27">28<text:span text:style-name="T204"> </text:span>000<text:span text:style-name="T204"> </text:span>km/h</text:p>
          </table:table-cell>
        </table:table-row>
        <table:table-row table:style-name="TableLine2041995284832">
          <table:table-cell table:style-name="Tableau1.A1" office:value-type="string">
            <text:p text:style-name="P31"><text:span text:style-name="T221">u</text:span><text:span text:style-name="T220">n avion</text:span></text:p>
          </table:table-cell>
          <table:table-cell table:style-name="Tableau1.A1" office:value-type="string">
            <text:p text:style-name="P29"><draw:line text:anchor-type="paragraph" draw:z-index="39" draw:name="Forme5_3" draw:style-name="gr1" draw:text-style-name="P119" svg:x1="0.753cm" svg:y1="0.261cm" svg:x2="2.42cm" svg:y2="1.492cm"><text:p/></draw:line>●</text:p>
          </table:table-cell>
          <table:table-cell table:style-name="Tableau1.A1" office:value-type="string">
            <text:p text:style-name="P29">●</text:p>
          </table:table-cell>
          <table:table-cell table:style-name="Tableau1.A1" office:value-type="string">
            <text:p text:style-name="P27">100<text:span text:style-name="T204"> </text:span>km/h</text:p>
          </table:table-cell>
        </table:table-row>
        <table:table-row table:style-name="TableLine2041995294352">
          <table:table-cell table:style-name="Tableau1.A1" office:value-type="string">
            <text:p text:style-name="P31"><text:span text:style-name="T221">u</text:span><text:span text:style-name="T220">n vélo</text:span></text:p>
          </table:table-cell>
          <table:table-cell table:style-name="Tableau1.A1" office:value-type="string">
            <text:p text:style-name="P29"><draw:line text:anchor-type="paragraph" draw:z-index="34" draw:name="Forme5_1" draw:style-name="gr1" draw:text-style-name="P120" svg:x1="0.739cm" svg:y1="0.265cm" svg:x2="2.42cm" svg:y2="2.108cm"><text:p/></draw:line><draw:line text:anchor-type="paragraph" draw:z-index="35" draw:name="Forme5_2" draw:style-name="gr1" draw:text-style-name="P119" svg:x1="0.783cm" svg:y1="2.108cm" svg:x2="2.42cm" svg:y2="0.265cm"><text:p/></draw:line>●</text:p>
          </table:table-cell>
          <table:table-cell table:style-name="Tableau1.A1" office:value-type="string">
            <text:p text:style-name="P29">●</text:p>
          </table:table-cell>
          <table:table-cell table:style-name="Tableau1.A1" office:value-type="string">
            <text:p text:style-name="P28">100<text:span text:style-name="T204"> </text:span>000<text:span text:style-name="T204"> </text:span>km/h</text:p>
          </table:table-cell>
        </table:table-row>
        <table:table-row table:style-name="TableLine2041995294624">
          <table:table-cell table:style-name="Tableau1.A1" office:value-type="string">
            <text:p text:style-name="P30"><text:span text:style-name="T221">u</text:span><text:span text:style-name="T220">n marcheur</text:span></text:p>
          </table:table-cell>
          <table:table-cell table:style-name="Tableau1.A1" office:value-type="string">
            <text:p text:style-name="P29"><draw:line text:anchor-type="paragraph" draw:z-index="33" draw:name="Forme5_0" draw:style-name="gr1" draw:text-style-name="P119" svg:x1="0.771cm" svg:y1="0.258cm" svg:x2="2.42cm" svg:y2="0.872cm"><text:p/></draw:line>●</text:p>
          </table:table-cell>
          <table:table-cell table:style-name="Tableau1.A1" office:value-type="string">
            <text:p text:style-name="P29">●</text:p>
          </table:table-cell>
          <table:table-cell table:style-name="Tableau1.A1" office:value-type="string">
            <text:p text:style-name="P27">1<text:span text:style-name="T204"> </text:span>000<text:span text:style-name="T204"> </text:span>km/h</text:p>
          </table:table-cell>
        </table:table-row>
        <table:table-row table:style-name="TableLine2041995296800">
          <table:table-cell table:style-name="Tableau1.A1" office:value-type="string">
            <text:p text:style-name="P31"><text:span text:style-name="T221">u</text:span><text:span text:style-name="T220">n satellite </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4<text:span text:style-name="T204"> </text:span>km/h</text:p>
          </table:table-cell>
        </table:table-row>
        <table:table-row table:style-name="TableLine2041995288912">
          <table:table-cell table:style-name="Tableau1.A1" office:value-type="string">
            <text:p text:style-name="P31"><text:span text:style-name="T221">l</text:span><text:span text:style-name="T220">a Terre</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30<text:span text:style-name="T204"> </text:span>km/h</text:p>
          </table:table-cell>
        </table:table-row>
      </table:table>
      <text:list xml:id="list151859796029735" text:continue-numbering="true" text:style-name="Num_5f_Exo">
        <text:list-item>
          <text:h text:style-name="P40" text:outline-level="1"><text:span text:style-name="Bold_5f_niv2"><text:span text:style-name="T44"> </text:span></text:span><text:span text:style-name="Bold_5f_niv2"><text:span text:style-name="T149">La vitesse 5</text:span></text:span><text:span text:style-name="Bold_5f_niv2"><text:span text:style-name="T150">6 m/s est-elle supérieure à 202 km/h ?</text:span></text:span></text:h>
          <text:p text:style-name="P62"><text:span text:style-name="_5f_pointillés_20_gris"><text:span text:style-name="T193">202 km/h = 202 000 m/</text:span></text:span><text:span text:style-name="_5f_pointillés_20_gris"><text:span text:style-name="T161">h</text:span></text:span><text:span text:style-name="_5f_pointillés_20_gris"><text:span text:style-name="T193"> <text:line-break/>= 202 000 </text:span></text:span><text:span text:style-name="_5f_pointillés_20_gris"><text:span text:style-name="T190">÷ 3 600 m/s </text:span></text:span><text:span text:style-name="_5f_pointillés_20_gris"><text:span text:style-name="T191">≈</text:span></text:span><text:span text:style-name="_5f_pointillés_20_gris"><text:span text:style-name="T192"> 56,11 m/s</text:span></text:span></text:p>
        </text:list-item>
      </text:list>
      <text:p text:style-name="FILET_5f_POINTILLES"><text:span text:style-name="_5f_pointillés_20_gris"><text:span text:style-name="T193">Non. 56 m/s </text:span></text:span><text:span text:style-name="_5f_pointillés_20_gris"><text:span text:style-name="T194">n’</text:span></text:span><text:span text:style-name="_5f_pointillés_20_gris"><text:span text:style-name="T193">est </text:span></text:span><text:span text:style-name="_5f_pointillés_20_gris"><text:span text:style-name="T194">pas sup</text:span></text:span><text:span text:style-name="_5f_pointillés_20_gris"><text:span text:style-name="T193">érieur à 202 km/h</text:span></text:span></text:p>
      <text:list xml:id="list151859006052250" text:continue-numbering="true" text:style-name="Num_5f_Exo">
        <text:list-item>
          <text:h text:style-name="P33" text:outline-level="1"><text:span text:style-name="T58"> </text:span><text:span text:style-name="Bold_5f_niv2"><text:span text:style-name="T23">a.</text:span></text:span><text:span text:style-name="T60"> </text:span><text:span text:style-name="T58">C</text:span><text:span text:style-name="T59">onvertis en m/s.</text:span></text:h>
        </text:list-item>
      </text:list>
      <text:p text:style-name="P25"><text:span text:style-name="_5f_pointillés_20_gris"><text:span text:style-name="T103">•</text:span></text:span><text:span text:style-name="_5f_pointillés_20_gris"><text:span text:style-name="T77"> </text:span></text:span><text:span text:style-name="_5f_pointillés_20_gris"><text:span text:style-name="T85">50 km/h : </text:span></text:span><text:span text:style-name="_5f_pointillés_20_gris"><text:span text:style-name="T63">50 km/h = 50 000 m/h<text:line-break/></text:span></text:span><text:span text:style-name="_5f_pointillés_20_gris"><text:span text:style-name="T107"><text:tab/> </text:span></text:span><text:span text:style-name="_5f_pointillés_20_gris"><text:span text:style-name="T106">= 50 000 </text:span></text:span><text:span text:style-name="_5f_pointillés_20_gris"><text:span text:style-name="T115">÷ 3 600 m/s </text:span></text:span><text:span text:style-name="_5f_pointillés_20_gris"><text:span text:style-name="T117">≈</text:span></text:span><text:span text:style-name="_5f_pointillés_20_gris"><text:span text:style-name="T118"> </text:span></text:span><text:span text:style-name="_5f_pointillés_20_gris"><text:span text:style-name="T119">14</text:span></text:span><text:span text:style-name="_5f_pointillés_20_gris"><text:span text:style-name="T118"> m/s</text:span></text:span></text:p>
      <text:p text:style-name="P24"><text:span text:style-name="_5f_pointillés_20_gris"><text:span text:style-name="T103">•</text:span></text:span><text:span text:style-name="_5f_pointillés_20_gris"><text:span text:style-name="T77"> </text:span></text:span><text:span text:style-name="_5f_pointillés_20_gris"><text:span text:style-name="T85">130 km/h :</text:span></text:span><text:span text:style-name="_5f_pointillés_20_gris"><text:span text:style-name="T202"> </text:span></text:span><text:span text:style-name="_5f_pointillés_20_gris"><text:span text:style-name="T106">environ 36 m/s</text:span></text:span></text:p>
      <text:p text:style-name="P24"><text:span text:style-name="_5f_pointillés_20_gris"><text:span text:style-name="T103">•</text:span></text:span><text:span text:style-name="_5f_pointillés_20_gris"><text:span text:style-name="T77"> </text:span></text:span><text:span text:style-name="_5f_pointillés_20_gris"><text:span text:style-name="T85">30 km/h : </text:span></text:span><text:span text:style-name="_5f_pointillés_20_gris"><text:span text:style-name="T63">environ 8 m/s</text:span></text:span></text:p>
      <text:p text:style-name="P24"><text:span text:style-name="_5f_pointillés_20_gris"><text:span text:style-name="T104">•</text:span></text:span><text:span text:style-name="_5f_pointillés_20_gris"><text:span text:style-name="T78"> </text:span></text:span><text:span text:style-name="_5f_pointillés_20_gris"><text:span text:style-name="T56">110 </text:span></text:span><text:span text:style-name="_5f_pointillés_20_gris"><text:span text:style-name="T85">km/h :</text:span></text:span><text:span text:style-name="_5f_pointillés_20_gris"><text:span text:style-name="T202"> </text:span></text:span><text:span text:style-name="_5f_pointillés_20_gris"><text:span text:style-name="T106">environ 3</text:span></text:span><text:span text:style-name="_5f_pointillés_20_gris"><text:span text:style-name="T63">2</text:span></text:span><text:span text:style-name="_5f_pointillés_20_gris"><text:span text:style-name="T106"> m/s</text:span></text:span></text:p>
      <text:p text:style-name="P24"><text:span text:style-name="_5f_pointillés_20_gris"><text:span text:style-name="T103">•</text:span></text:span><text:span text:style-name="_5f_pointillés_20_gris"><text:span text:style-name="T77"> </text:span></text:span><text:span text:style-name="_5f_pointillés_20_gris"><text:span text:style-name="T85">80 km/h :</text:span></text:span><text:span text:style-name="_5f_pointillés_20_gris"><text:span text:style-name="T202"> </text:span></text:span><text:span text:style-name="_5f_pointillés_20_gris"><text:span text:style-name="T106">environ 22 m/s</text:span></text:span></text:p>
      <text:list xml:id="list151860642565314" text:continue-list="list151860441934373" text:style-name="liste_5f_abc">
        <text:list-header>
          <text:p text:style-name="P76"><text:span text:style-name="Bold_5f_niv2"><text:span text:style-name="T45">b</text:span></text:span><text:span text:style-name="Bold_5f_niv2"><text:span text:style-name="T24">.</text:span></text:span><text:span text:style-name="_5f_pointillés_20_gris"><text:span text:style-name="T53"> </text:span></text:span><text:span text:style-name="_5f_pointillés_20_gris"><text:span text:style-name="T88">À</text:span></text:span><text:span text:style-name="_5f_pointillés_20_gris"><text:span text:style-name="T85"> quelle réglementation correspondent toutes ces vitesses ?</text:span></text:span></text:p>
          <text:list>
            <text:list-header>
              <text:p text:style-name="P87"><text:span text:style-name="_5f_pointillés_20_gris"><text:span text:style-name="T106">Aux limites de vitesse : en ville, sur autoroute, en zone </text:span></text:span><text:span text:style-name="_5f_pointillés_20_gris"><text:span text:style-name="T71">tous usagers</text:span></text:span><text:span text:style-name="_5f_pointillés_20_gris"><text:span text:style-name="T106">, sur voie rapide </text:span></text:span><text:span text:style-name="_5f_pointillés_20_gris"><text:span text:style-name="T108">avec terre plein central, </text:span></text:span><text:span text:style-name="_5f_pointillés_20_gris"><text:span text:style-name="T106">et sur voie à double sens.</text:span></text:span></text:p>
            </text:list-header>
          </text:list>
        </text:list-header>
      </text:list>
      <text:list xml:id="list151860705739523" text:continue-list="list151859006052250" text:style-name="Num_5f_Exo">
        <text:list-item>
          <text:h text:style-name="P45" text:outline-level="1"> <text:span text:style-name="T219">Dans cet exercice, en écrivant le(s) calcul(s) effectué(s), convertis en km/h, les vitesses de pointe :</text:span></text:h>
        </text:list-item>
      </text:list>
      <text:list xml:id="list1058242137" text:style-name="L1">
        <text:list-item>
          <text:h text:style-name="P47" text:outline-level="1">du guépard : 36 m/s.</text:h>
        </text:list-item>
      </text:list>
      <text:list xml:id="list151860329494926" text:continue-list="list151860705739523" text:style-name="Num_5f_Exo">
        <text:list-item>
          <text:list>
            <text:list-header>
              <text:p text:style-name="P88"><text:span text:style-name="_5f_pointillés_20_gris"><text:span text:style-name="T108">36 m/s = 36 × 3 600 m/h = 129 600 m/h</text:span></text:span></text:p>
              <text:p text:style-name="P88"><text:span text:style-name="_5f_pointillés_20_gris"><text:span text:style-name="T108">= </text:span></text:span><text:span text:style-name="_5f_pointillés_20_gris"><text:span text:style-name="T71">129 600</text:span></text:span><text:span text:style-name="_5f_pointillés_20_gris"><text:span text:style-name="T108"> </text:span></text:span><text:span text:style-name="_5f_pointillés_20_gris"><text:span text:style-name="T116">÷</text:span></text:span><text:span text:style-name="_5f_pointillés_20_gris"><text:span text:style-name="T81"> 1 000 km/h</text:span></text:span></text:p>
              <text:p text:style-name="P89"><text:span text:style-name="_5f_pointillés_20_gris"><text:span text:style-name="T108">= 129,6 km/h</text:span></text:span></text:p>
            </text:list-header>
          </text:list>
        </text:list-item>
      </text:list>
      <text:list xml:id="list2910639747" text:style-name="L2">
        <text:list-item>
          <text:p text:style-name="P98">d’un coureur de 100 m : 10,4 m/s.</text:p>
          <text:list>
            <text:list-header>
              <text:p text:style-name="P99"><text:span text:style-name="_5f_pointillés_20_gris"><text:span text:style-name="T71">10,4</text:span></text:span><text:span text:style-name="_5f_pointillés_20_gris"><text:span text:style-name="T108"> m/s = </text:span></text:span><text:span text:style-name="_5f_pointillés_20_gris"><text:span text:style-name="T71">10,4</text:span></text:span><text:span text:style-name="_5f_pointillés_20_gris"><text:span text:style-name="T108"> × 3 600 </text:span></text:span><text:span text:style-name="_5f_pointillés_20_gris"><text:span text:style-name="T116">÷</text:span></text:span><text:span text:style-name="_5f_pointillés_20_gris"><text:span text:style-name="T81"> 1 000 km/h</text:span></text:span></text:p>
              <text:p text:style-name="P99"><text:span text:style-name="_5f_pointillés_20_gris"><text:span text:style-name="T108">= </text:span></text:span><text:span text:style-name="_5f_pointillés_20_gris"><text:span text:style-name="T71">37,44</text:span></text:span><text:span text:style-name="_5f_pointillés_20_gris"><text:span text:style-name="T108"> km/h</text:span></text:span></text:p>
            </text:list-header>
          </text:list>
        </text:list-item>
        <text:list-item>
          <text:p text:style-name="P103">du TGV : 159,6 m/s.</text:p>
          <text:list>
            <text:list-header>
              <text:p text:style-name="P99"><text:span text:style-name="_5f_pointillés_20_gris"><text:span text:style-name="T71">159,6</text:span></text:span><text:span text:style-name="_5f_pointillés_20_gris"><text:span text:style-name="T108"> m/s = </text:span></text:span><text:span text:style-name="_5f_pointillés_20_gris"><text:span text:style-name="T71">159,6</text:span></text:span><text:span text:style-name="_5f_pointillés_20_gris"><text:span text:style-name="T108"> × 3 600 </text:span></text:span><text:span text:style-name="_5f_pointillés_20_gris"><text:span text:style-name="T116">÷</text:span></text:span><text:span text:style-name="_5f_pointillés_20_gris"><text:span text:style-name="T81"> 1 000 km/h</text:span></text:span></text:p>
              <text:p text:style-name="P104"><text:span text:style-name="_5f_pointillés_20_gris"><text:span text:style-name="T108">= </text:span></text:span><text:span text:style-name="_5f_pointillés_20_gris"><text:span text:style-name="T71">574,56</text:span></text:span><text:span text:style-name="_5f_pointillés_20_gris"><text:span text:style-name="T108"> km/h</text:span></text:span></text:p>
            </text:list-header>
          </text:list>
        </text:list-item>
        <text:list-item>
          <text:p text:style-name="P105"><text:span text:style-name="T204">d’un escargot : </text:span><text:span text:style-name="T28">2 </text:span><text:span text:style-name="T204">cm/s.</text:span></text:p>
          <text:list>
            <text:list-header>
              <text:p text:style-name="P99"><text:span text:style-name="_5f_pointillés_20_gris"><text:span text:style-name="T71">2</text:span></text:span><text:span text:style-name="_5f_pointillés_20_gris"><text:span text:style-name="T108"> cm/s = </text:span></text:span><text:span text:style-name="_5f_pointillés_20_gris"><text:span text:style-name="T71">2</text:span></text:span><text:span text:style-name="_5f_pointillés_20_gris"><text:span text:style-name="T108"> × 3 600 </text:span></text:span><text:span text:style-name="_5f_pointillés_20_gris"><text:span text:style-name="T116">÷</text:span></text:span><text:span text:style-name="_5f_pointillés_20_gris"><text:span text:style-name="T81"> 100 000 km/h</text:span></text:span></text:p>
              <text:p text:style-name="P104"><text:span text:style-name="_5f_pointillés_20_gris"><text:span text:style-name="T108">= </text:span></text:span><text:span text:style-name="_5f_pointillés_20_gris"><text:span text:style-name="T72">0,072</text:span></text:span><text:span text:style-name="_5f_pointillés_20_gris"><text:span text:style-name="T108"> km/h</text:span></text:span></text:p>
            </text:list-header>
          </text:list>
        </text:list-item>
        <text:list-item>
          <text:p text:style-name="P103">d’une formule 1 : 103,5 m/s.</text:p>
          <text:list>
            <text:list-header>
              <text:p text:style-name="P100"><text:span text:style-name="_5f_pointillés_20_gris"><text:span text:style-name="T71">103,</text:span></text:span><text:span text:style-name="_5f_pointillés_20_gris"><text:span text:style-name="T72">5</text:span></text:span><text:span text:style-name="_5f_pointillés_20_gris"><text:span text:style-name="T108"> cm/s = </text:span></text:span><text:span text:style-name="_5f_pointillés_20_gris"><text:span text:style-name="T72">103,5</text:span></text:span><text:span text:style-name="_5f_pointillés_20_gris"><text:span text:style-name="T108"> × 3 600 </text:span></text:span><text:span text:style-name="_5f_pointillés_20_gris"><text:span text:style-name="T116">÷</text:span></text:span><text:span text:style-name="_5f_pointillés_20_gris"><text:span text:style-name="T81"> 1 000 km/h</text:span></text:span></text:p>
              <text:p text:style-name="P106"><text:span text:style-name="_5f_pointillés_20_gris"><text:span text:style-name="T108">= </text:span></text:span><text:span text:style-name="_5f_pointillés_20_gris"><text:span text:style-name="T72">372,6</text:span></text:span><text:span text:style-name="_5f_pointillés_20_gris"><text:span text:style-name="T108"> km/h</text:span></text:span></text:p>
              <text:p text:style-name="P106"><text:span text:style-name="_5f_pointillés_20_gris"><text:span text:style-name="T108"/></text:span></text:p>
            </text:list-header>
          </text:list>
        </text:list-item>
      </text:list>
      <text:list xml:id="list151860643719093" text:continue-list="list151860329494926" text:style-name="Num_5f_Exo">
        <text:list-item>
          <text:h text:style-name="P46" text:outline-level="1"><text:span text:style-name="Bold_5f_niv2"><text:span text:style-name="T33"> </text:span></text:span><text:span text:style-name="Bold_5f_niv2"><text:span text:style-name="T216">Intrus</text:span></text:span></text:h>
        </text:list-item>
      </text:list>
      <text:list xml:id="list3460445937" text:style-name="L3">
        <text:list-item>
          <text:h text:style-name="P48" text:outline-level="1"><text:span text:style-name="Bold_5f_niv2"><text:span text:style-name="T48">Colorie d’une même couleur les vitesses identiques.</text:span></text:span><text:span text:style-name="Bold_5f_niv2"><text:span text:style-name="T134"> </text:span></text:span></text:h>
        </text:list-item>
      </text:list>
      <text:h text:style-name="P50" text:outline-level="1"><draw:custom-shape text:anchor-type="paragraph" draw:z-index="22" draw:name="Forme6_2" draw:style-name="gr8" draw:text-style-name="P127" svg:width="1.9cm" svg:height="1.001cm" svg:x="4.551cm" svg:y="0.199cm"><text:p text:style-name="P123"><text:span text:style-name="T226">100 m/s</text:span></text:p><draw:enhanced-geometry svg:viewBox="0 0 21600 21600" draw:type="rectangle" draw:enhanced-path="M 0 0 L 21600 0 21600 21600 0 21600 0 0 Z N"/></draw:custom-shape><draw:custom-shape text:anchor-type="paragraph" draw:z-index="19" draw:name="Forme6" draw:style-name="gr6" draw:text-style-name="P131" svg:width="1.9cm" svg:height="1.004cm" svg:x="0cm" svg:y="0.199cm"><text:p text:style-name="P129"><text:span text:style-name="T226">360 km/h</text:span></text:p><draw:enhanced-geometry svg:viewBox="0 0 21600 21600" draw:mirror-horizontal="false" draw:mirror-vertical="false" draw:type="rectangle" draw:enhanced-path="M 0 0 L 21600 0 21600 21600 0 21600 0 0 Z N"/></draw:custom-shape><draw:custom-shape text:anchor-type="paragraph" draw:z-index="21" draw:name="Forme6_1" draw:style-name="gr9" draw:text-style-name="P124" svg:width="1.9cm" svg:height="1.001cm" svg:x="2.251cm" svg:y="0.199cm"><text:p text:style-name="P123"><text:span text:style-name="T226">135 km/h</text:span></text:p><draw:enhanced-geometry svg:viewBox="0 0 21600 21600" draw:type="rectangle" draw:enhanced-path="M 0 0 L 21600 0 21600 21600 0 21600 0 0 Z N"/></draw:custom-shape><draw:custom-shape text:anchor-type="paragraph" draw:z-index="23" draw:name="Forme6_3" draw:style-name="gr7" draw:text-style-name="P128" svg:width="2.421cm" svg:height="1.004cm" svg:x="6.729cm" svg:y="0.199cm"><text:p text:style-name="P123"><text:span text:style-name="T226">32,4 km/min</text:span></text:p><draw:enhanced-geometry svg:viewBox="0 0 21600 21600" draw:type="rectangle" draw:enhanced-path="M 0 0 L 21600 0 21600 21600 0 21600 0 0 Z N"/></draw:custom-shape><text:span text:style-name="Bold_5f_niv2"><text:span text:style-name="T134"/></text:span></text:h>
      <text:h text:style-name="P50" text:outline-level="1"><text:span text:style-name="Bold_5f_niv2"><text:span text:style-name="T134"/></text:span></text:h>
      <text:h text:style-name="P50" text:outline-level="1"><text:span text:style-name="Bold_5f_niv2"><text:span text:style-name="T134"/></text:span></text:h>
      <text:h text:style-name="P50" text:outline-level="1"><draw:custom-shape text:anchor-type="paragraph" draw:z-index="20" draw:name="Forme6_0" draw:style-name="gr10" draw:text-style-name="P130" svg:width="1.9cm" svg:height="1.001cm" svg:x="0.349cm" svg:y="0.199cm"><text:p text:style-name="P129"><text:span text:style-name="T227">540 m/s</text:span></text:p><draw:enhanced-geometry svg:viewBox="0 0 21600 21600" draw:type="rectangle" draw:enhanced-path="M 0 0 L 21600 0 21600 21600 0 21600 0 0 Z N"/></draw:custom-shape><draw:custom-shape text:anchor-type="paragraph" draw:z-index="24" draw:name="Forme6_4" draw:style-name="gr6" draw:text-style-name="P127" svg:width="1.9cm" svg:height="1.004cm" svg:x="2.551cm" svg:y="0.199cm"><text:p text:style-name="P123"><text:span text:style-name="T226">6 km/min</text:span></text:p><draw:enhanced-geometry svg:viewBox="0 0 21600 21600" draw:type="rectangle" draw:enhanced-path="M 0 0 L 21600 0 21600 21600 0 21600 0 0 Z N"/></draw:custom-shape><draw:custom-shape text:anchor-type="paragraph" draw:z-index="29" draw:name="Forme6_5" draw:style-name="gr5" draw:text-style-name="P126" svg:width="1.9cm" svg:height="1.004cm" svg:x="4.75cm" svg:y="0.199cm"><text:p text:style-name="P125"><text:span text:style-name="T227">136 m/s</text:span></text:p><draw:enhanced-geometry svg:viewBox="0 0 21600 21600" draw:type="rectangle" draw:enhanced-path="M 0 0 L 21600 0 21600 21600 0 21600 0 0 Z N"/></draw:custom-shape><draw:custom-shape text:anchor-type="paragraph" draw:z-index="30" draw:name="Forme6_6" draw:style-name="gr4" draw:text-style-name="P124" svg:width="1.9cm" svg:height="1.004cm" svg:x="6.909cm" svg:y="0.199cm"><text:p text:style-name="P123"><text:span text:style-name="T226">37,5 m/s</text:span></text:p><draw:enhanced-geometry svg:viewBox="0 0 21600 21600" draw:type="rectangle" draw:enhanced-path="M 0 0 L 21600 0 21600 21600 0 21600 0 0 Z N"/></draw:custom-shape><text:span text:style-name="Bold_5f_niv2"><text:span text:style-name="T134"/></text:span></text:h>
      <text:h text:style-name="P50" text:outline-level="1"><text:span text:style-name="Bold_5f_niv2"><text:span text:style-name="T134"/></text:span></text:h>
      <text:h text:style-name="P50" text:outline-level="1"><text:span text:style-name="Bold_5f_niv2"><text:span text:style-name="T134"/></text:span></text:h>
      <text:list xml:id="list151860900921559" text:continue-numbering="true" text:style-name="L3">
        <text:list-item>
          <text:h text:style-name="P51" text:outline-level="1"><text:span text:style-name="Bold_5f_niv2"><text:span text:style-name="T135">Convertis l’intruse en km/min.</text:span></text:span></text:h>
        </text:list-item>
      </text:list>
      <text:list xml:id="list151859107980416" text:continue-list="list2910639747" text:style-name="L2">
        <text:list-header>
          <text:p text:style-name="P107"><text:span text:style-name="_5f_pointillés_20_gris"><text:span text:style-name="T123">136 m/s = 136 × 60 </text:span></text:span><text:span text:style-name="_5f_pointillés_20_gris"><text:span text:style-name="T124">m/min </text:span></text:span><text:span text:style-name="_5f_pointillés_20_gris"><text:span text:style-name="T123">= 8 160 m/min<text:line-break/>= 8 160 </text:span></text:span><text:span text:style-name="_5f_pointillés_20_gris"><text:span text:style-name="T120">÷</text:span></text:span><text:span text:style-name="_5f_pointillés_20_gris"><text:span text:style-name="T79"> 1 000 </text:span></text:span><text:span text:style-name="_5f_pointillés_20_gris"><text:span text:style-name="T80">km/min</text:span></text:span><text:span text:style-name="_5f_pointillés_20_gris"><text:span text:style-name="T79"> = 8,16 km/min</text:span></text:span></text:p>
        </text:list-header>
      </text:list>
      <text:list xml:id="list151858966085105" text:continue-list="list151860643719093" text:style-name="Num_5f_Exo">
        <text:list-item>
          <text:h text:style-name="P36" text:outline-level="1"><text:span text:style-name="Bold_5f_niv2"><text:span text:style-name="T49"> </text:span></text:span><text:span text:style-name="Bold_5f_niv2"><text:span text:style-name="T46">Effectue les conversions suivantes.</text:span></text:span></text:h>
        </text:list-item>
      </text:list>
      <text:list xml:id="list2833856269" text:style-name="L4">
        <text:list-item>
          <text:p text:style-name="P101"><text:span text:style-name="T172">34</text:span><text:span text:style-name="T171"> dm</text:span><text:span text:style-name="T183">3</text:span><text:span text:style-name="T171"> </text:span><text:span text:style-name="T181">=</text:span><text:span text:style-name="T171"> </text:span><text:span text:style-name="T176">34</text:span><text:span text:style-name="T171"> L</text:span></text:p>
        </text:list-item>
        <text:list-item>
          <text:p text:style-name="P108"><text:span text:style-name="T172">8</text:span><text:span text:style-name="T171"> m</text:span><text:span text:style-name="T183">3</text:span><text:span text:style-name="T171"> </text:span><text:span text:style-name="T181">=</text:span><text:span text:style-name="T171"> </text:span><text:span text:style-name="T176">8 000</text:span><text:span text:style-name="T171"> L</text:span></text:p>
        </text:list-item>
        <text:list-item>
          <text:p text:style-name="P108"><text:span text:style-name="T171">1 mL </text:span><text:span text:style-name="T181">=</text:span><text:span text:style-name="T171"> </text:span><text:span text:style-name="T176">1</text:span><text:span text:style-name="T171"> cm³</text:span></text:p>
        </text:list-item>
        <text:list-item>
          <text:p text:style-name="P108"><text:span text:style-name="T171">232,4 L </text:span><text:span text:style-name="T181">=</text:span><text:span text:style-name="T171"> </text:span><text:span text:style-name="T176">0,232 4</text:span><text:span text:style-name="T171"> m³</text:span></text:p>
        </text:list-item>
        <text:list-item>
          <text:p text:style-name="P108"><text:span text:style-name="T171">56,78 cm</text:span><text:span text:style-name="T183">3</text:span><text:span text:style-name="T171"> </text:span><text:span text:style-name="T181">=</text:span><text:span text:style-name="T171"> </text:span><text:span text:style-name="T176">0,567 8</text:span><text:span text:style-name="T171"> dL</text:span></text:p>
        </text:list-item>
        <text:list-item>
          <text:p text:style-name="P108"><text:span text:style-name="Bold_5f_niv2"><text:span text:style-name="T171">7 302 L </text:span></text:span><text:span text:style-name="Bold_5f_niv2"><text:span text:style-name="T181">=</text:span></text:span><text:span text:style-name="Bold_5f_niv2"><text:span text:style-name="T171"> </text:span></text:span><text:span text:style-name="Bold_5f_niv2"><text:span text:style-name="T180">0,007 302</text:span></text:span><text:span text:style-name="Bold_5f_niv2"><text:span text:style-name="T171"> dam³</text:span></text:span></text:p>
        </text:list-item>
        <text:list-item>
          <text:p text:style-name="P108"><text:span text:style-name="Bold_5f_niv2"><text:span text:style-name="T96">67,5</text:span></text:span><text:span text:style-name="Bold_5f_niv2"><text:span text:style-name="T95"> </text:span></text:span><text:span text:style-name="Bold_5f_niv2"><text:span text:style-name="T96">da</text:span></text:span><text:span text:style-name="Bold_5f_niv2"><text:span text:style-name="T95">L </text:span></text:span><text:span text:style-name="Bold_5f_niv2"><text:span text:style-name="T99">=</text:span></text:span><text:span text:style-name="Bold_5f_niv2"><text:span text:style-name="T95"> </text:span></text:span><text:span text:style-name="Bold_5f_niv2"><text:span text:style-name="T98">0,000 675</text:span></text:span><text:span text:style-name="Bold_5f_niv2"><text:span text:style-name="T95"> dam³</text:span></text:span></text:p>
        </text:list-item>
      </text:list>
      <text:list xml:id="list151860160337908" text:continue-list="list151858966085105" text:style-name="Num_5f_Exo">
        <text:list-item>
          <text:h text:style-name="P39" text:outline-level="1"><text:span text:style-name="Bold_5f_niv2"><text:span text:style-name="T49"> </text:span></text:span><text:span text:style-name="Bold_5f_niv2"><text:span text:style-name="T40">Avec des débits</text:span></text:span></text:h>
          <text:h text:style-name="P53" text:outline-level="1"><text:span text:style-name="Bold_5f_niv2"><text:span text:style-name="T137">Pour chaque </text:span></text:span><text:span text:style-name="Bold_5f_niv2"><text:span text:style-name="T138">débit</text:span></text:span><text:span text:style-name="Bold_5f_niv2"><text:span text:style-name="T137"> </text:span></text:span><text:span text:style-name="Bold_5f_niv2"><text:span text:style-name="T138">écris </text:span></text:span><text:span text:style-name="Bold_5f_niv2"><text:span text:style-name="T137">l’unité la plus adaptée </text:span></text:span><text:span text:style-name="Bold_5f_niv2"><text:span text:style-name="T138">parmi L/s ; L/min ; L/h ; m³/s.</text:span></text:span></text:h>
        </text:list-item>
      </text:list>
      <text:list xml:id="list367210412" text:style-name="L5">
        <text:list-item>
          <text:h text:style-name="P49" text:outline-level="1"><text:span text:style-name="Bold_5f_niv2"><text:span text:style-name="T137">Le goutte à goutte d’un robinet : </text:span></text:span><text:span text:style-name="Bold_5f_niv2"><text:span text:style-name="T91">L/h</text:span></text:span></text:h>
        </text:list-item>
        <text:list-item>
          <text:h text:style-name="P52" text:outline-level="1"><text:span text:style-name="Bold_5f_niv2"><text:span text:style-name="T137">Le jet de la douche : </text:span></text:span><text:span text:style-name="Bold_5f_niv2"><text:span text:style-name="T91">L/min</text:span></text:span></text:h>
        </text:list-item>
        <text:list-item>
          <text:h text:style-name="P52" text:outline-level="1"><text:span text:style-name="Bold_5f_niv2"><text:span text:style-name="T139">U</text:span></text:span><text:span text:style-name="Bold_5f_niv2"><text:span text:style-name="T138">ne rivière : </text:span></text:span><text:span text:style-name="Bold_5f_niv2"><text:span text:style-name="T91">m³/s</text:span></text:span></text:h>
        </text:list-item>
        <text:list-item>
          <text:h text:style-name="P52" text:outline-level="1"><text:span text:style-name="Bold_5f_niv2"><text:span text:style-name="T139">U</text:span></text:span><text:span text:style-name="Bold_5f_niv2"><text:span text:style-name="T138">ne fontaine : </text:span></text:span><text:span text:style-name="Bold_5f_niv2"><text:span text:style-name="T91">L/</text:span></text:span><text:span text:style-name="Bold_5f_niv2"><text:span text:style-name="T92">min ou L/s</text:span></text:span></text:h>
        </text:list-item>
        <text:list-item>
          <text:h text:style-name="P52" text:outline-level="1"><text:span text:style-name="Bold_5f_niv2"><text:span text:style-name="T145">Une pompe à essence</text:span></text:span><text:span text:style-name="Bold_5f_niv2"><text:span text:style-name="T144"> : </text:span></text:span><text:span text:style-name="Bold_5f_niv2"><text:span text:style-name="T91">L/</text:span></text:span><text:span text:style-name="Bold_5f_niv2"><text:span text:style-name="T92">min</text:span></text:span></text:h>
        </text:list-item>
      </text:list>
      <text:list xml:id="list151860801483910" text:continue-list="list151860160337908" text:style-name="Num_5f_Exo">
        <text:list-item>
          <text:h text:style-name="P54" text:outline-level="1"><text:span text:style-name="Bold_5f_niv2"><text:span text:style-name="T49"> </text:span></text:span><text:span text:style-name="Bold_5f_niv2"><text:span text:style-name="T41">Grandeurs quotients</text:span></text:span></text:h>
          <text:p text:style-name="P79"><text:span text:style-name="T203">a.</text:span> <text:span text:style-name="T205">Complète pour c</text:span>onverti<text:span text:style-name="T205">r</text:span> 45 m³/s en L/min.</text:p>
          <text:p text:style-name="P67">45<text:span text:style-name="T204"> </text:span>m³/s signifie qu’il s’écoule 45<text:span text:style-name="T204"> </text:span>m³ en 1<text:span text:style-name="T204"> </text:span>s.</text:p>
          <text:p text:style-name="P80"><text:span text:style-name="T152">s</text:span><text:span text:style-name="T155">oit</text:span><text:span text:style-name="T152"> </text:span><text:span text:style-name="T159">45 000</text:span><text:span text:style-name="T152"> dm³ c’est-à-dire </text:span><text:span text:style-name="T159">45 000</text:span><text:span text:style-name="T152"> L </text:span><text:span text:style-name="T155">en 1</text:span><text:span text:style-name="T156"> </text:span><text:span text:style-name="T155">s.</text:span><text:span text:style-name="T152"> </text:span></text:p>
          <text:p text:style-name="P68">En 60<text:span text:style-name="T204"> </text:span>s, <text:span text:style-name="T214">cela donne :</text:span></text:p>
          <text:p text:style-name="P69"><text:span text:style-name="T224">45 000 L</text:span> <text:span text:style-name="_5f_opensymbol">×</text:span><text:span text:style-name="_5f_BVS"> </text:span><text:span text:style-name="_5f_BVS"><text:span text:style-name="T162">60</text:span></text:span> <text:span text:style-name="_5f_opensymbol"><text:span text:style-name="T218">=</text:span></text:span> <text:span text:style-name="T224">2 700 000</text:span> L.</text:p>
          <text:p text:style-name="P70">45<text:span text:style-name="T204"> </text:span>m³/s <text:span text:style-name="T217">=</text:span> <text:span text:style-name="T224">2 700 000</text:span><text:span text:style-name="T198"> </text:span>L/min.</text:p>
          <text:p text:style-name="P81">b. <text:span text:style-name="T46">De la même manière, convertis en L/min les débits des fleuves suivants.</text:span></text:p>
          <text:p text:style-name="P77"><text:span text:style-name="T166">●</text:span><text:span text:style-name="T50"> La Loire : 835,3</text:span><text:span text:style-name="T51"> </text:span><text:span text:style-name="T50">m³/s.</text:span></text:p>
          <text:list>
            <text:list-header>
              <text:p text:style-name="P92"><text:span text:style-name="_5f_pointillés_20_gris"><text:span text:style-name="T109">835,3 m³/s = </text:span></text:span><text:span text:style-name="_5f_pointillés_20_gris"><text:span text:style-name="T74">835 300 </text:span></text:span><text:span text:style-name="_5f_pointillés_20_gris"><text:span text:style-name="T109">L/s <text:line-break/>= </text:span></text:span><text:span text:style-name="_5f_pointillés_20_gris"><text:span text:style-name="T74">835 300</text:span></text:span><text:span text:style-name="_5f_pointillés_20_gris"><text:span text:style-name="T109"> × 60 L/min = 50 118 </text:span></text:span><text:span text:style-name="_5f_pointillés_20_gris"><text:span text:style-name="T110">000 </text:span></text:span><text:span text:style-name="_5f_pointillés_20_gris"><text:span text:style-name="T109">L/min</text:span></text:span></text:p>
            </text:list-header>
          </text:list>
          <text:p text:style-name="P78"><text:span text:style-name="T167">●</text:span><text:span text:style-name="T153"> Le Nil : 2</text:span><text:span text:style-name="T154"> </text:span><text:span text:style-name="T153">830</text:span><text:span text:style-name="T154"> </text:span><text:span text:style-name="T153">m³/s.</text:span></text:p>
          <text:list>
            <text:list-header>
              <text:p text:style-name="P93"><text:span text:style-name="_5f_pointillés_20_gris"><text:span text:style-name="T73">2 830 </text:span></text:span><text:span text:style-name="_5f_pointillés_20_gris"><text:span text:style-name="T109">m³/s = </text:span></text:span><text:span text:style-name="_5f_pointillés_20_gris"><text:span text:style-name="T73">2 </text:span></text:span><text:span text:style-name="_5f_pointillés_20_gris"><text:span text:style-name="T74">830 000 </text:span></text:span><text:span text:style-name="_5f_pointillés_20_gris"><text:span text:style-name="T109">L/s = </text:span></text:span><text:span text:style-name="_5f_pointillés_20_gris"><text:span text:style-name="T73">2 </text:span></text:span><text:span text:style-name="_5f_pointillés_20_gris"><text:span text:style-name="T74">830 000</text:span></text:span><text:span text:style-name="_5f_pointillés_20_gris"><text:span text:style-name="T109"> × 60 L/min = </text:span></text:span><text:span text:style-name="_5f_pointillés_20_gris"><text:span text:style-name="T73">169 </text:span></text:span><text:span text:style-name="_5f_pointillés_20_gris"><text:span text:style-name="T74">800 000</text:span></text:span><text:span text:style-name="_5f_pointillés_20_gris"><text:span text:style-name="T73"> </text:span></text:span><text:span text:style-name="_5f_pointillés_20_gris"><text:span text:style-name="T109">L/min</text:span></text:span></text:p>
            </text:list-header>
          </text:list>
          <text:p text:style-name="P74"><text:span text:style-name="T167">●</text:span><text:span text:style-name="T153"> L’Amazone : 209</text:span><text:span text:style-name="T154"> </text:span><text:span text:style-name="T153">300</text:span><text:span text:style-name="T154"> </text:span><text:span text:style-name="T153">m³/s.</text:span></text:p>
          <text:list>
            <text:list-header>
              <text:p text:style-name="P93"><text:span text:style-name="_5f_pointillés_20_gris"><text:span text:style-name="T73">209 300 </text:span></text:span><text:span text:style-name="_5f_pointillés_20_gris"><text:span text:style-name="T109">m³/s = </text:span></text:span><text:span text:style-name="_5f_pointillés_20_gris"><text:span text:style-name="T73">209 </text:span></text:span><text:span text:style-name="_5f_pointillés_20_gris"><text:span text:style-name="T74">300 000 </text:span></text:span><text:span text:style-name="_5f_pointillés_20_gris"><text:span text:style-name="T109">L/s = </text:span></text:span><text:span text:style-name="_5f_pointillés_20_gris"><text:span text:style-name="T73">209 </text:span></text:span><text:span text:style-name="_5f_pointillés_20_gris"><text:span text:style-name="T74">300 000</text:span></text:span><text:span text:style-name="_5f_pointillés_20_gris"><text:span text:style-name="T109"> × 60 L/min </text:span></text:span><text:span text:style-name="_5f_pointillés_20_gris"><text:span text:style-name="T111">= </text:span></text:span><text:span text:style-name="_5f_pointillés_20_gris"><text:span text:style-name="T73">12 558 </text:span></text:span><text:span text:style-name="_5f_pointillés_20_gris"><text:span text:style-name="T74">000 000</text:span></text:span><text:span text:style-name="_5f_pointillés_20_gris"><text:span text:style-name="T109"> L/min</text:span></text:span></text:p>
            </text:list-header>
          </text:list>
        </text:list-item>
        <text:list-item>
          <text:h text:style-name="P37" text:outline-level="1"><text:span text:style-name="Bold_5f_niv2"><text:span text:style-name="T49"> </text:span></text:span><text:span text:style-name="_5f_BVS"><text:span text:style-name="T34">Convertis dans l’unité demandée.</text:span></text:span></text:h>
        </text:list-item>
      </text:list>
      <text:list xml:id="list2841425862" text:style-name="L6">
        <text:list-item>
          <text:p text:style-name="P102"><text:span text:style-name="T172">34</text:span><text:span text:style-name="T171"> m</text:span><text:span text:style-name="T183">3</text:span><text:span text:style-name="T94">/</text:span><text:span text:style-name="T97">s </text:span><text:span text:style-name="T181">=</text:span><text:span text:style-name="T171"> </text:span><text:span text:style-name="T177">34 × 60 </text:span><text:span text:style-name="T195">m</text:span><text:span text:style-name="T186">3</text:span><text:span text:style-name="T195">/min = </text:span><text:span text:style-name="_5f_pointillés_20_gris"><text:span text:style-name="T64">2 04</text:span></text:span><text:span text:style-name="_5f_pointillés_20_gris"><text:span text:style-name="T65">0 000</text:span></text:span><text:span text:style-name="T171"> L/</text:span><text:span text:style-name="T173">min</text:span></text:p>
        </text:list-item>
        <text:list-item>
          <text:p text:style-name="P109"><text:span text:style-name="T172">8</text:span><text:span text:style-name="T171"> m</text:span><text:span text:style-name="T183">3</text:span><text:span text:style-name="T94">/</text:span><text:span text:style-name="T97">s</text:span><text:span text:style-name="T171"> </text:span><text:span text:style-name="T181">=</text:span><text:span text:style-name="T171"> </text:span><text:span text:style-name="T177">8 × 60 </text:span><text:span text:style-name="T195">m</text:span><text:span text:style-name="T186">3</text:span><text:span text:style-name="T195">/min </text:span><text:span text:style-name="T177">= </text:span><text:span text:style-name="_5f_pointillés_20_gris"><text:span text:style-name="T65">480 000</text:span></text:span><text:span text:style-name="T171"> L/</text:span><text:span text:style-name="T173">min</text:span></text:p>
        </text:list-item>
        <text:list-item>
          <text:p text:style-name="P110"><text:span text:style-name="T171">1 L/</text:span><text:span text:style-name="T173">s</text:span><text:span text:style-name="T171"> </text:span><text:span text:style-name="T181">=</text:span><text:span text:style-name="T171"> </text:span><text:span text:style-name="T177">1 × 3 600 L/h = 3,6</text:span><text:span text:style-name="T174"> </text:span><text:span text:style-name="T171">m</text:span><text:span text:style-name="T184">3</text:span><text:span text:style-name="T173">/h</text:span></text:p>
        </text:list-item>
        <text:list-item>
          <text:p text:style-name="P113"><text:span text:style-name="T173">67</text:span><text:span text:style-name="T171"> </text:span><text:span text:style-name="T173">m</text:span><text:span text:style-name="T184">3</text:span><text:span text:style-name="T173">/h</text:span><text:span text:style-name="T171"> </text:span><text:span text:style-name="T181">=</text:span><text:span text:style-name="T171"> </text:span><text:span text:style-name="T177">67 </text:span><text:span text:style-name="T178">000</text:span><text:span text:style-name="T177"> </text:span><text:span text:style-name="T195">÷ 3 600 </text:span><text:span text:style-name="T196">d</text:span><text:span text:style-name="T195">m³/s <text:line-break/></text:span><text:span text:style-name="_5f_Caractères_5f_correction"><text:span text:style-name="T35">= </text:span></text:span><text:span text:style-name="_5f_Caractères_5f_correction"><text:span text:style-name="T35"><draw:frame draw:style-name="fr4" draw:name="Objet5" text:anchor-type="as-char" svg:width="0.707cm" svg:height="0.885cm" draw:z-index="36"><draw:object xlink:href="./Object 5" xlink:type="simple" xlink:show="embed" xlink:actuate="onLoad"/><draw:image xlink:href="./ObjectReplacements/Object 5" xlink:type="simple" xlink:show="embed" xlink:actuate="onLoad"/></draw:frame></text:span></text:span><text:span text:style-name="_5f_Caractères_5f_correction"><text:span text:style-name="T35"> </text:span></text:span><text:span text:style-name="_5f_Caractères_5f_correction"><text:span text:style-name="T36">L/s</text:span></text:span><text:span text:style-name="_5f_Caractères_5f_correction"><text:span text:style-name="T37"> ≈ </text:span></text:span><text:span text:style-name="_5f_Caractères_5f_correction"><text:span text:style-name="T25">18,6</text:span></text:span><text:span text:style-name="_5f_Caractères_5f_correction"><text:span text:style-name="T26">1</text:span></text:span><text:span text:style-name="_5f_Caractères"><text:span text:style-name="T32"> </text:span></text:span><text:span text:style-name="_5f_Caractères"><text:span text:style-name="T36">L/s</text:span></text:span></text:p>
        </text:list-item>
        <text:list-item>
          <text:p text:style-name="P111"><text:span text:style-name="T173">0,008</text:span><text:span text:style-name="T171"> m</text:span><text:span text:style-name="T183">3</text:span><text:span text:style-name="T94">/</text:span><text:span text:style-name="T97">h</text:span><text:span text:style-name="T171"> </text:span><text:span text:style-name="T181">=</text:span><text:span text:style-name="T171"> </text:span><text:span text:style-name="T177">8 dm</text:span><text:span text:style-name="T185">3</text:span><text:span text:style-name="T177">/h </text:span><text:span text:style-name="T178">= </text:span><text:span text:style-name="T178"><draw:frame draw:style-name="fr4" draw:name="Objet6" text:anchor-type="as-char" svg:width="0.905cm" svg:height="0.873cm" draw:z-index="37"><draw:object xlink:href="./Object 6" xlink:type="simple" xlink:show="embed" xlink:actuate="onLoad"/><draw:image xlink:href="./ObjectReplacements/Object 6" xlink:type="simple" xlink:show="embed" xlink:actuate="onLoad"/><svg:desc>formule</svg:desc></draw:frame></text:span><text:span text:style-name="_5f_Caractères_5f_correction"><text:span text:style-name="T35">L/</text:span></text:span><text:span text:style-name="_5f_Caractères_5f_correction"><text:span text:style-name="T36">s </text:span></text:span><text:span text:style-name="T197">≈ 0,002</text:span><text:span text:style-name="T171"> L/</text:span><text:span text:style-name="T173">s</text:span></text:p>
        </text:list-item>
        <text:list-item>
          <text:p text:style-name="P112"><text:span text:style-name="Bold_5f_niv2"><text:span text:style-name="T175">693,4</text:span></text:span><text:span text:style-name="Bold_5f_niv2"><text:span text:style-name="T171"> L/</text:span></text:span><text:span text:style-name="Bold_5f_niv2"><text:span text:style-name="T173">s</text:span></text:span><text:span text:style-name="Bold_5f_niv2"><text:span text:style-name="T171"> </text:span></text:span><text:span text:style-name="Bold_5f_niv2"><text:span text:style-name="T181">=</text:span></text:span><text:span text:style-name="Bold_5f_niv2"><text:span text:style-name="T171"> </text:span></text:span><text:span text:style-name="_5f_Caractères_5f_correction"><text:span text:style-name="T38">693,4 </text:span></text:span><text:span text:style-name="_5f_Caractères_5f_correction"><text:span text:style-name="T39">L/s </text:span></text:span><text:span text:style-name="Bold_5f_niv2"><text:span text:style-name="T177">× </text:span></text:span><text:span text:style-name="Bold_5f_niv2"><text:span text:style-name="T177"><draw:frame draw:style-name="fr4" draw:name="Objet7" text:anchor-type="as-char" svg:width="1.222cm" svg:height="0.873cm" draw:z-index="38"><draw:object xlink:href="./Object 7" xlink:type="simple" xlink:show="embed" xlink:actuate="onLoad"/><draw:image xlink:href="./ObjectReplacements/Object 7" xlink:type="simple" xlink:show="embed" xlink:actuate="onLoad"/><svg:desc>formule</svg:desc></draw:frame></text:span></text:span><text:span text:style-name="Bold_5f_niv2"><text:span text:style-name="T177"><text:s/><text:line-break/></text:span></text:span><text:span text:style-name="Bold_5f_niv2"><text:span text:style-name="T179">= </text:span></text:span><text:span text:style-name="Bold_5f_niv2"><text:span text:style-name="T177">2 496,24</text:span></text:span><text:span text:style-name="_5f_pointillés_20_gris"><text:span text:style-name="T14"> </text:span></text:span><text:span text:style-name="Bold_5f_niv2"><text:span text:style-name="T171">m³/</text:span></text:span><text:span text:style-name="Bold_5f_niv2"><text:span text:style-name="T173">h</text:span></text:span></text:p>
          <text:p text:style-name="P112"><text:span text:style-name="Bold_5f_niv2"><text:span text:style-name="T173"/></text:span></text:p>
          <text:p text:style-name="P114"><text:span text:style-name="Bold_5f_niv2"><text:span text:style-name="T173"/></text:span></text:p>
        </text:list-item>
      </text:list>
      <text:list xml:id="list151860283148300" text:continue-list="list151860801483910" text:style-name="Num_5f_Exo">
        <text:list-item>
          <text:h text:style-name="P55" text:outline-level="1"><text:span text:style-name="Bold_5f_niv2"><text:span text:style-name="T47"> </text:span></text:span><text:span text:style-name="Bold_5f_niv2"><text:span text:style-name="T188">Un robinet </text:span></text:span><text:span text:style-name="Bold_5f_niv2"><text:span text:style-name="T146">est ouvert. Son débit est 1,5</text:span></text:span><text:span text:style-name="Bold_5f_niv2"><text:span text:style-name="T147"> </text:span></text:span><text:span text:style-name="Bold_5f_niv2"><text:span text:style-name="T148">L</text:span></text:span><text:span text:style-name="Bold_5f_niv2"><text:span text:style-name="T146">/min.</text:span></text:span></text:h>
          <text:h text:style-name="P43" text:outline-level="1"><text:span text:style-name="Bold_5f_niv2"><text:span text:style-name="T146">Quel est son débit en L/jour ? en m³/jour ? en m³/an ?</text:span></text:span></text:h>
          <text:list>
            <text:list-header>
              <text:p text:style-name="P97"><text:span text:style-name="_5f_pointillés_20_gris"><text:span text:style-name="T126">Un jour = 24 × 60 min = 1 440 min</text:span></text:span></text:p>
              <text:p text:style-name="P97"><text:span text:style-name="_5f_pointillés_20_gris"><text:span text:style-name="T126">Débit : 1,5 </text:span></text:span><text:span text:style-name="_5f_pointillés_20_gris"><text:span text:style-name="T125">L </text:span></text:span><text:span text:style-name="_5f_pointillés_20_gris"><text:span text:style-name="T126">× 1 440 </text:span></text:span><text:span text:style-name="_5f_pointillés_20_gris"><text:span text:style-name="T125">min </text:span></text:span><text:span text:style-name="_5f_pointillés_20_gris"><text:span text:style-name="T126">= 2 160 L/</text:span></text:span><text:span text:style-name="_5f_pointillés_20_gris"><text:span text:style-name="T66">jour</text:span></text:span></text:p>
              <text:p text:style-name="P95"><text:span text:style-name="_5f_pointillés_20_gris"><text:span text:style-name="T125">2 160 L/jour = 2,160 m</text:span></text:span><text:span text:style-name="_5f_pointillés_20_gris"><text:span text:style-name="T187">3</text:span></text:span><text:span text:style-name="_5f_pointillés_20_gris"><text:span text:style-name="T125">/jour </text:span></text:span></text:p>
              <text:p text:style-name="P95"><text:span text:style-name="_5f_pointillés_20_gris"><text:span text:style-name="T66">U</text:span></text:span><text:span text:style-name="_5f_pointillés_20_gris"><text:span text:style-name="T125">n an = 365 jours</text:span></text:span></text:p>
              <text:p text:style-name="P96"><text:span text:style-name="_5f_pointillés_20_gris"><text:span text:style-name="T125">Débit : 2,160 m</text:span></text:span><text:span text:style-name="_5f_pointillés_20_gris"><text:span text:style-name="T187">3</text:span></text:span><text:span text:style-name="_5f_pointillés_20_gris"><text:span text:style-name="T125">/jour × 365 = 788,4 m</text:span></text:span><text:span text:style-name="_5f_pointillés_20_gris"><text:span text:style-name="T187">3</text:span></text:span><text:span text:style-name="_5f_pointillés_20_gris"><text:span text:style-name="T125">/an</text:span></text:span></text:p>
            </text:list-header>
          </text:list>
        </text:list-item>
        <text:list-item>
          <text:h text:style-name="P56" text:outline-level="1"><text:span text:style-name="Bold_5f_niv2"><text:span text:style-name="T200"> </text:span></text:span><text:span text:style-name="Bold_5f_niv2"><text:span text:style-name="T42">Avec des </text:span></text:span><text:span text:style-name="Bold_5f_niv2"><text:span text:style-name="T43">énergies</text:span></text:span></text:h>
        </text:list-item>
      </text:list>
      <text:list xml:id="list2989038388" text:style-name="L7">
        <text:list-item>
          <text:p text:style-name="P82"><text:span text:style-name="T212">Complète pour convertir</text:span><text:span text:style-name="T211"> 2,5 kWj en Wh </text:span><text:span text:style-name="T213">(j</text:span><text:span text:style-name="T11"> </text:span><text:span text:style-name="T182">=</text:span><text:span text:style-name="T11"> </text:span><text:span text:style-name="T213"> jour).</text:span></text:p>
        </text:list-item>
      </text:list>
      <text:list xml:id="list151860845994989" text:continue-list="list151860283148300" text:style-name="Num_5f_Exo">
        <text:list-item>
          <text:list>
            <text:list-header>
              <text:p text:style-name="P60"><text:span text:style-name="_5f_pointillés_20_gris"><text:span text:style-name="T168">2,5</text:span></text:span><text:span text:style-name="_5f_pointillés_20_gris"><text:span text:style-name="T170"> </text:span></text:span><text:span text:style-name="_5f_pointillés_20_gris"><text:span text:style-name="T168">kWj c’est</text:span></text:span><text:span text:style-name="_5f_pointillés_20_gris"><text:span text:style-name="T209"> </text:span></text:span><text:span text:style-name="_5f_pointillés_20_gris"><text:span text:style-name="T163">2 500</text:span></text:span><text:span text:style-name="_5f_pointillés_20_gris"><text:span text:style-name="T209"> </text:span></text:span><text:span text:style-name="_5f_pointillés_20_gris"><text:span text:style-name="T168">Wj. Or un jour c’est</text:span></text:span><text:span text:style-name="_5f_pointillés_20_gris"><text:span text:style-name="T209"> </text:span></text:span><text:span text:style-name="_5f_pointillés_20_gris"><text:span text:style-name="T163">24</text:span></text:span><text:span text:style-name="_5f_pointillés_20_gris"><text:span text:style-name="T209"> </text:span></text:span><text:span text:style-name="_5f_pointillés_20_gris"><text:span text:style-name="T168">heures.</text:span></text:span></text:p>
            </text:list-header>
          </text:list>
          <text:p text:style-name="P61"><text:span text:style-name="_5f_pointillés_20_gris"><text:span text:style-name="T163">2 500</text:span></text:span><text:span text:style-name="_5f_pointillés_20_gris"> </text:span><text:span text:style-name="_5f_pointillés_20_gris"><text:span text:style-name="T168">Wj</text:span></text:span><text:span text:style-name="_5f_pointillés_20_gris"><text:span text:style-name="T209"> </text:span></text:span><text:span text:style-name="_5f_pointillés_20_gris"><text:span text:style-name="T169">÷</text:span></text:span><text:span text:style-name="_5f_pointillés_20_gris"><text:span text:style-name="T164"> 24 </text:span></text:span><text:span text:style-name="_5f_pointillés_20_gris"><text:span text:style-name="T189">≈</text:span></text:span><text:span text:style-name="_5f_pointillés_20_gris"><text:span text:style-name="T164"> </text:span></text:span><text:span text:style-name="_5f_pointillés_20_gris"><text:span text:style-name="T163">104,17 Wh</text:span></text:span><text:span text:style-name="_5f_pointillés_20_gris"><text:span text:style-name="T165">.</text:span></text:span></text:p>
          <text:p text:style-name="P59"><text:span text:style-name="_5f_pointillés_20_gris"><text:span text:style-name="T69">On en déduit que </text:span></text:span><text:span text:style-name="_5f_pointillés_20_gris"><text:span text:style-name="T101">2,5</text:span></text:span><text:span text:style-name="_5f_pointillés_20_gris"><text:span text:style-name="T102"> </text:span></text:span><text:span text:style-name="_5f_pointillés_20_gris"><text:span text:style-name="T101">kWj </text:span></text:span><text:span text:style-name="_5f_pointillés_20_gris"><text:span text:style-name="T121">≈</text:span></text:span><text:span text:style-name="_5f_pointillés_20_gris"><text:span text:style-name="T82"> </text:span></text:span><text:span text:style-name="_5f_pointillés_20_gris"><text:span text:style-name="T70">104,17</text:span></text:span><text:span text:style-name="_5f_pointillés_20_gris"><text:span text:style-name="T17"> </text:span></text:span><text:span text:style-name="_5f_pointillés_20_gris"><text:span text:style-name="T101">Wh.</text:span></text:span></text:p>
        </text:list-item>
      </text:list>
      <text:list xml:id="list1530200535" text:style-name="L8">
        <text:list-item>
          <text:p text:style-name="P83"><text:span text:style-name="T132">De la même manière, convertis en Wh</text:span><text:span text:style-name="T10">.</text:span></text:p>
        </text:list-item>
      </text:list>
      <text:list xml:id="list151859523956509" text:continue-list="list151860845994989" text:style-name="Num_5f_Exo">
        <text:list-header>
          <text:p text:style-name="P75"><text:span text:style-name="T210">●</text:span><text:span text:style-name="T208"> </text:span>1,2 <text:span text:style-name="T209">k</text:span>W<text:span text:style-name="T215">j :</text:span></text:p>
          <text:list>
            <text:list-header>
              <text:p text:style-name="P94"><text:span text:style-name="_5f_pointillés_20_gris"><text:span text:style-name="T112">1,2 kWj = 1 200 Wj = 1 200 </text:span></text:span><text:span text:style-name="_5f_pointillés_20_gris"><text:span text:style-name="T130">÷</text:span></text:span><text:span text:style-name="_5f_pointillés_20_gris"><text:span text:style-name="T112"> 24 Wh</text:span></text:span></text:p>
              <text:p text:style-name="P94"><text:span text:style-name="_5f_pointillés_20_gris"><text:span text:style-name="T112">1,2 kWj = 50 Wh</text:span></text:span></text:p>
              <text:p text:style-name="P63"><text:span text:style-name="_5f_pointillés_20_gris"><text:span text:style-name="T93">●</text:span></text:span><text:span text:style-name="_5f_pointillés_20_gris"><text:span text:style-name="T76"> </text:span></text:span><text:span text:style-name="_5f_pointillés_20_gris"><text:span text:style-name="T86">4,5</text:span></text:span><text:span text:style-name="_5f_pointillés_20_gris"><text:span text:style-name="T85"> </text:span></text:span><text:span text:style-name="_5f_pointillés_20_gris"><text:span text:style-name="T87">k</text:span></text:span><text:span text:style-name="_5f_pointillés_20_gris"><text:span text:style-name="T86">W</text:span></text:span><text:span text:style-name="_5f_pointillés_20_gris"><text:span text:style-name="T87">j</text:span></text:span><text:span text:style-name="_5f_pointillés_20_gris"><text:span text:style-name="T86"> : </text:span></text:span></text:p>
              <text:p text:style-name="P94"><text:span text:style-name="_5f_pointillés_20_gris"><text:span text:style-name="T75">4,5</text:span></text:span><text:span text:style-name="_5f_pointillés_20_gris"><text:span text:style-name="T112"> kWj = </text:span></text:span><text:span text:style-name="_5f_pointillés_20_gris"><text:span text:style-name="T75">4</text:span></text:span><text:span text:style-name="_5f_pointillés_20_gris"><text:span text:style-name="T112"> 500 Wj = 4 500 </text:span></text:span><text:span text:style-name="_5f_pointillés_20_gris"><text:span text:style-name="T130">÷</text:span></text:span><text:span text:style-name="_5f_pointillés_20_gris"><text:span text:style-name="T112"> 24 Wh</text:span></text:span></text:p>
              <text:p text:style-name="P94"><text:span text:style-name="_5f_pointillés_20_gris"><text:span text:style-name="T75">4,5</text:span></text:span><text:span text:style-name="_5f_pointillés_20_gris"><text:span text:style-name="T113"> kWj = </text:span></text:span><text:span text:style-name="_5f_pointillés_20_gris"><text:span text:style-name="T75">187,5</text:span></text:span><text:span text:style-name="_5f_pointillés_20_gris"><text:span text:style-name="T113"> Wh</text:span></text:span></text:p>
              <text:p text:style-name="P64"><text:span text:style-name="_5f_pointillés_20_gris"><text:span text:style-name="T93">●</text:span></text:span><text:span text:style-name="_5f_pointillés_20_gris"><text:span text:style-name="T76"> </text:span></text:span><text:span text:style-name="_5f_pointillés_20_gris"><text:span text:style-name="T68">1</text:span></text:span><text:span text:style-name="_5f_pointillés_20_gris"><text:span text:style-name="T85"> </text:span></text:span><text:span text:style-name="_5f_pointillés_20_gris"><text:span text:style-name="T68">234</text:span></text:span><text:span text:style-name="_5f_pointillés_20_gris"><text:span text:style-name="T85"> </text:span></text:span><text:span text:style-name="_5f_pointillés_20_gris"><text:span text:style-name="T87">k</text:span></text:span><text:span text:style-name="_5f_pointillés_20_gris"><text:span text:style-name="T86">W</text:span></text:span><text:span text:style-name="_5f_pointillés_20_gris"><text:span text:style-name="T87">j</text:span></text:span><text:span text:style-name="_5f_pointillés_20_gris"><text:span text:style-name="T86"> : </text:span></text:span></text:p>
              <text:p text:style-name="P94"><text:span text:style-name="_5f_pointillés_20_gris"><text:span text:style-name="T75">1 234</text:span></text:span><text:span text:style-name="_5f_pointillés_20_gris"><text:span text:style-name="T112"> kWj = </text:span></text:span><text:span text:style-name="_5f_pointillés_20_gris"><text:span text:style-name="T75">1</text:span></text:span><text:span text:style-name="_5f_pointillés_20_gris"><text:span text:style-name="T112"> 234 000 </text:span></text:span><text:span text:style-name="_5f_pointillés_20_gris"><text:span text:style-name="T130">÷</text:span></text:span><text:span text:style-name="_5f_pointillés_20_gris"><text:span text:style-name="T112"> 24 Wh</text:span></text:span></text:p>
              <text:p text:style-name="P94"><text:span text:style-name="_5f_pointillés_20_gris"><text:span text:style-name="T75">1 234</text:span></text:span><text:span text:style-name="_5f_pointillés_20_gris"><text:span text:style-name="T113"> kWj </text:span></text:span><text:span text:style-name="_5f_pointillés_20_gris"><text:span text:style-name="T122">≈</text:span></text:span><text:span text:style-name="_5f_pointillés_20_gris"><text:span text:style-name="T113"> </text:span></text:span><text:span text:style-name="_5f_pointillés_20_gris"><text:span text:style-name="T75">51 417</text:span></text:span><text:span text:style-name="_5f_pointillés_20_gris"><text:span text:style-name="T113"> Wh</text:span></text:span></text:p>
            </text:list-header>
          </text:list>
        </text:list-header>
        <text:list-item>
          <text:h text:style-name="P57" text:outline-level="1"><text:span text:style-name="_5f_pointillés_20_gris"><text:span text:style-name="T57"> Peut-on écrire que 4,5 MWj </text:span></text:span><text:span text:style-name="_5f_pointillés_20_gris"><text:span text:style-name="T100">=</text:span></text:span><text:span text:style-name="_5f_pointillés_20_gris"><text:span text:style-name="T57"> 200 kWh ?</text:span></text:span></text:h>
          <text:list>
            <text:list-header>
              <text:p text:style-name="P90"><text:span text:style-name="_5f_pointillés_20_gris"><text:span text:style-name="T114">4,5 MWj = 4 500 kWj = 4 500</text:span></text:span><text:span text:style-name="_5f_pointillés_20_gris"><text:span text:style-name="T113"> </text:span></text:span><text:span text:style-name="_5f_pointillés_20_gris"><text:span text:style-name="T131">÷</text:span></text:span><text:span text:style-name="_5f_pointillés_20_gris"><text:span text:style-name="T113"> 24 </text:span></text:span><text:span text:style-name="_5f_pointillés_20_gris"><text:span text:style-name="T114">kWh</text:span></text:span></text:p>
              <text:p text:style-name="P91"><text:span text:style-name="_5f_pointillés_20_gris"><text:span text:style-name="T128">4,5 MWj = 187,5 kWh</text:span></text:span></text:p>
              <text:p text:style-name="P96"><text:span text:style-name="_5f_pointillés_20_gris"><text:span text:style-name="T127">Les deux valeurs sont du même ordre de grandeur </text:span></text:span><text:span text:style-name="_5f_pointillés_20_gris"><text:span text:style-name="T129">mais pas égales.</text:span></text:span></text:p>
              <text:p text:style-name="P96"><text:span text:style-name="_5f_pointillés_20_gris"><text:span text:style-name="T127">4,5 MWj vaut environ 200 kWh</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Adobe Caslon Pro Bold" svg:font-family="'Adobe Caslon Pro Bold'" style:font-adornments="Oblique"/>
    <style:font-face style:name="Bahnschrift SemiLight" svg:font-family="'Bahnschrift SemiLight'" style:font-adornments="Oblique"/>
    <style:font-face style:name="Bitstream Vera Sans6" svg:font-family="'Bitstream Vera Sans'"/>
    <style:font-face style:name="OpenSymbol2" svg:font-family="OpenSymbol"/>
    <style:font-face style:name="Tahoma" svg:font-family="Tahoma"/>
    <style:font-face style:name="Arial1" svg:font-family="Arial" style:font-adornments="Oblique" style:font-family-generic="swiss"/>
    <style:font-face style:name="Bitstream Vera Sans8" svg:font-family="'Bitstream Vera Sans'" style:font-family-generic="swiss"/>
    <style:font-face style:name="Bitstream Vera Sans7" svg:font-family="'Bitstream Vera Sans'" style:font-adornments="Oblique" style:font-family-generic="swiss"/>
    <style:font-face style:name="Calibri" svg:font-family="Calibri" style:font-adornments="Oblique" style:font-family-generic="swiss"/>
    <style:font-face style:name="Verdana2" svg:font-family="Verdana" style:font-family-generic="swiss"/>
    <style:font-face style:name="Verdana" svg:font-family="Verdana" style:font-adornments="Oblique" style:font-family-generic="swiss"/>
    <style:font-face style:name="Verdana1" svg:font-family="Verdana"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9"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12" draw:display-name="Dashed (var) 5212" draw:style="rect" draw:dots1="1" draw:dots1-length="6%" draw:distance="6%"/>
    <draw:stroke-dash draw:name="Dashed_20__28_var_29__20_5213" draw:display-name="Dashed (var) 5213" draw:style="rect" draw:dots1="1" draw:dots1-length="0.005cm" draw:dots2="1" draw:dots2-length="0.005cm" draw:distance="0.005cm"/>
    <draw:stroke-dash draw:name="Dashed_20__28_var_29__20_5214" draw:display-name="Dashed (var) 5214" draw:style="rect" draw:dots1="1" draw:dots1-length="0.005cm" draw:dots2="1" draw:dots2-length="0.005cm" draw:distance="0.005cm"/>
    <draw:stroke-dash draw:name="Dashed_20__28_var_29__20_5215" draw:display-name="Dashed (var) 5215" draw:style="rect" draw:dots1="1" draw:dots1-length="0.005cm" draw:dots2="1" draw:dots2-length="0.005cm" draw:distance="0.005cm"/>
    <draw:stroke-dash draw:name="Dashed_20__28_var_29__20_5216" draw:display-name="Dashed (var) 5216" draw:style="rect" draw:dots1="1" draw:dots1-length="0.005cm" draw:dots2="1" draw:dots2-length="0.005cm" draw:distance="0.005cm"/>
    <draw:stroke-dash draw:name="Dashed_20__28_var_29__20_5217" draw:display-name="Dashed (var) 5217" draw:style="rect" draw:dots1="1" draw:dots1-length="0.005cm" draw:dots2="1" draw:dots2-length="0.005cm" draw:distance="0.005cm"/>
    <draw:stroke-dash draw:name="Dashed_20__28_var_29__20_5218" draw:display-name="Dashed (var) 5218" draw:style="rect" draw:dots1="1" draw:dots1-length="0.005cm" draw:dots2="1" draw:dots2-length="0.005cm" draw:distance="0.005cm"/>
    <draw:stroke-dash draw:name="Dashed_20__28_var_29__20_5219" draw:display-name="Dashed (var) 5219" draw:style="rect" draw:dots1="1" draw:dots1-length="0.005cm" draw:dots2="1" draw:dots2-length="0.005cm" draw:distance="0.005cm"/>
    <draw:stroke-dash draw:name="Dashed_20__28_var_29__20_522" draw:display-name="Dashed (var) 522" draw:style="rect" draw:dots1="1" draw:dots1-length="0.011cm" draw:dots2="1" draw:dots2-length="0.011cm" draw:distance="0.011cm"/>
    <draw:stroke-dash draw:name="Dashed_20__28_var_29__20_5220" draw:display-name="Dashed (var) 5220" draw:style="rect" draw:dots1="1" draw:dots1-length="0.005cm" draw:dots2="1" draw:dots2-length="0.005cm" draw:distance="0.005cm"/>
    <draw:stroke-dash draw:name="Dashed_20__28_var_29__20_5221" draw:display-name="Dashed (var) 5221" draw:style="rect" draw:dots1="1" draw:dots1-length="0.011cm" draw:dots2="1" draw:dots2-length="0.011cm" draw:distance="0.011cm"/>
    <draw:stroke-dash draw:name="Dashed_20__28_var_29__20_5222" draw:display-name="Dashed (var) 5222" draw:style="rect" draw:dots1="1" draw:dots1-length="0.011cm" draw:dots2="1" draw:dots2-length="0.011cm" draw:distance="0.011cm"/>
    <draw:stroke-dash draw:name="Dashed_20__28_var_29__20_5223" draw:display-name="Dashed (var) 5223" draw:style="rect" draw:dots1="1" draw:dots1-length="0.011cm" draw:dots2="1" draw:dots2-length="0.011cm" draw:distance="0.011cm"/>
    <draw:stroke-dash draw:name="Dashed_20__28_var_29__20_5224" draw:display-name="Dashed (var) 5224" draw:style="rect" draw:dots1="1" draw:dots1-length="0.011cm" draw:dots2="1" draw:dots2-length="0.011cm" draw:distance="0.011cm"/>
    <draw:stroke-dash draw:name="Dashed_20__28_var_29__20_5225" draw:display-name="Dashed (var) 5225" draw:style="rect" draw:dots1="1" draw:dots1-length="0.011cm" draw:dots2="1" draw:dots2-length="0.011cm" draw:distance="0.011cm"/>
    <draw:stroke-dash draw:name="Dashed_20__28_var_29__20_5226" draw:display-name="Dashed (var) 5226" draw:style="rect" draw:dots1="1" draw:dots1-length="0.011cm" draw:dots2="1" draw:dots2-length="0.011cm" draw:distance="0.011cm"/>
    <draw:stroke-dash draw:name="Dashed_20__28_var_29__20_5227" draw:display-name="Dashed (var) 5227" draw:style="rect" draw:dots1="1" draw:dots1-length="0.011cm" draw:dots2="1" draw:dots2-length="0.011cm" draw:distance="0.011cm"/>
    <draw:stroke-dash draw:name="Dashed_20__28_var_29__20_5228" draw:display-name="Dashed (var) 5228" draw:style="rect" draw:dots1="1" draw:dots1-length="0.011cm" draw:dots2="1" draw:dots2-length="0.011cm" draw:distance="0.011cm"/>
    <draw:stroke-dash draw:name="Dashed_20__28_var_29__20_5229" draw:display-name="Dashed (var) 5229"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30" draw:display-name="Dashed (var) 5230" draw:style="rect" draw:dots1="1" draw:dots1-length="0.011cm" draw:dots2="1" draw:dots2-length="0.011cm" draw:distance="0.011cm"/>
    <draw:stroke-dash draw:name="Dashed_20__28_var_29__20_5231" draw:display-name="Dashed (var) 5231" draw:style="rect" draw:dots1="1" draw:dots1-length="0.011cm" draw:dots2="1" draw:dots2-length="0.011cm" draw:distance="0.011cm"/>
    <draw:stroke-dash draw:name="Dashed_20__28_var_29__20_5232" draw:display-name="Dashed (var) 5232" draw:style="rect" draw:dots1="1" draw:dots1-length="0.011cm" draw:dots2="1" draw:dots2-length="0.011cm" draw:distance="0.011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ine_20_Style_20_9" draw:display-name="Line Style 9" draw:style="rect" draw:dots1="1" draw:dots1-length="112%" draw:distance="68%"/>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33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9" style:font-family-asian="'Bitstream Vera Sans'" style:font-family-generic-asian="system" style:font-pitch-asian="variable" style:font-size-asian="10pt" style:language-asian="zh" style:country-asian="CN" style:font-weight-asian="bold" style:font-name-complex="Bitstream Vera Sans9"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Bold_5f_niv2" style:num-prefix=" " style:num-suffix=" " style:num-format="1">
        <style:list-level-properties text:min-label-distance="0.25cm" fo:text-align="center"/>
      </text:list-level-style-number>
      <text:list-level-style-number text:level="2" text:style-name="Bold_5f_niv2" style:num-suffix="." style:num-format="a">
        <style:list-level-properties text:min-label-distance="0.15cm" fo:text-align="end"/>
      </text:list-level-style-number>
      <text:list-level-style-bullet text:level="3" text:style-name="Bold_5f_niv2" style:num-prefix=" " text:bullet-char="•">
        <style:list-level-properties text:min-label-width="0.3cm"/>
        <style:text-properties style:font-name="StarSymbol"/>
      </text:list-level-style-bullet>
      <text:list-level-style-bullet text:level="4" text:style-name="Bold_5f_niv2" style:num-prefix=" " text:bullet-char="•">
        <style:list-level-properties text:space-before="1.501cm" text:min-label-width="0.499cm"/>
        <style:text-properties style:font-name="StarSymbol"/>
      </text:list-level-style-bullet>
      <text:list-level-style-bullet text:level="5" text:style-name="Bold_5f_niv2" style:num-prefix=" " text:bullet-char="•">
        <style:list-level-properties text:space-before="2cm" text:min-label-width="0.499cm"/>
        <style:text-properties style:font-name="StarSymbol"/>
      </text:list-level-style-bullet>
      <text:list-level-style-bullet text:level="6" text:style-name="Bold_5f_niv2" style:num-prefix=" " text:bullet-char="•">
        <style:list-level-properties text:space-before="2.501cm" text:min-label-width="0.499cm"/>
        <style:text-properties style:font-name="StarSymbol"/>
      </text:list-level-style-bullet>
      <text:list-level-style-bullet text:level="7" text:style-name="Bold_5f_niv2" style:num-prefix=" " text:bullet-char="•">
        <style:list-level-properties text:space-before="3.001cm" text:min-label-width="0.499cm"/>
        <style:text-properties style:font-name="StarSymbol"/>
      </text:list-level-style-bullet>
      <text:list-level-style-bullet text:level="8" text:style-name="Bold_5f_niv2" style:num-prefix=" " text:bullet-char="•">
        <style:list-level-properties text:space-before="3.502cm" text:min-label-width="0.499cm"/>
        <style:text-properties style:font-name="StarSymbol"/>
      </text:list-level-style-bullet>
      <text:list-level-style-bullet text:level="9" text:style-name="Bold_5f_niv2" style:num-prefix=" " text:bullet-char="•">
        <style:list-level-properties text:space-before="4.001cm" text:min-label-width="0.499cm"/>
        <style:text-properties style:font-name="StarSymbol"/>
      </text:list-level-style-bullet>
      <text:list-level-style-bullet text:level="10" text:style-name="Bold_5f_niv2"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consecutive-numbering="true">
      <text:list-level-style-number text:level="1" text:style-name="Bold_5f_niv1" style:num-suffix="." style:num-format="a">
        <style:list-level-properties text:list-level-position-and-space-mode="label-alignment">
          <style:list-level-label-alignment text:label-followed-by="space"/>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Standard">
      <style:text-properties fo:font-size="2pt" style:font-size-asian="2pt" style:font-size-complex="2pt"/>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8"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_5f_En-tête">
      <style:text-properties officeooo:paragraph-rsid="00570894"/>
    </style:style>
    <style:style style:name="MP23" style:family="paragraph">
      <loext:graphic-properties draw:fill="solid" draw:fill-color="#7fb241"/>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30a4cf"/>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fo:font-variant="normal" fo:text-transform="none" fo:color="#7fb241" loext:opacity="100%" style:font-name="Bitstream Vera Sans1" fo:font-size="16pt" fo:font-style="normal" fo:text-shadow="none" fo:font-weight="bold" officeooo:rsid="00570894" style:font-size-asian="16pt" style:font-style-asian="normal" style:font-size-complex="16pt" style:font-style-complex="normal"/>
    </style:style>
    <style:style style:name="MT7" style:family="text">
      <style:text-properties fo:font-variant="normal" fo:text-transform="none" fo:color="#7fb241" loext:opacity="100%" style:font-name="Bitstream Vera Sans1" fo:font-size="16pt" fo:font-style="normal" fo:text-shadow="none" fo:font-weight="bold" officeooo:rsid="0093f275" style:font-size-asian="16pt" style:font-style-asian="normal" style:font-size-complex="16pt" style:font-style-complex="normal"/>
    </style:style>
    <style:style style:name="MT8" style:family="text">
      <style:text-properties officeooo:rsid="0030a4c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14"/>
      </style:header>
    </style:master-page>
    <style:master-page style:name="_5f_Fiche_20_format_20_Site" style:display-name="_Fiche format Site" style:page-layout-name="Mpm14">
      <style:header>
        <text:p text:style-name="MP15"/>
        <text:p text:style-name="MP16"><text:span text:style-name="MT3">Chapitre N3 :</text:span> <text:span text:style-name="MT4">Nombres fractions</text:span></text:p>
        <text:p text:style-name="MP17">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2" draw:name="Forme1" draw:style-name="Mgr1" draw:text-style-name="MP23" svg:width="4.329cm" svg:height="2.24cm" svg:x="-1.499cm" svg:y="-1cm" svg:viewBox="0 0 4330 2241" svg:d="M0 2241l3984-288c209-15 363-168 345-342l-170-1611h-4159z"><text:p/></draw:path><draw:frame text:anchor-type="paragraph" draw:z-index="5" draw:name="Forme2" draw:style-name="Mgr2" draw:text-style-name="MP25" svg:width="2.703cm" svg:height="0.715cm" draw:transform="rotate (0.0872664625997165) translate (-0.172861111111111cm 0.218722222222222cm)"><draw:text-box><text:p text:style-name="MP24"><text:span text:style-name="MT5">Série 2</text:span></text:p></draw:text-box></draw:frame><draw:line text:anchor-type="paragraph" draw:z-index="14" draw:name="Forme3" draw:style-name="Mgr3" draw:text-style-name="MP24" svg:x1="13.974cm" svg:y1="0.36cm" svg:x2="23.307cm" svg:y2="0.36cm"><text:p/></draw:line><text:span text:style-name="MT6">C</text:span><text:span text:style-name="MT7">onvertir des grandeurs</text:span></text:p>
      </style:header>
      <style:footer>
        <text:p text:style-name="MP26"><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7"><draw:g text:anchor-type="paragraph" draw:z-index="18" draw:name="Forme4" draw:style-name="Mgr4"><draw:path draw:style-name="Mgr5" draw:text-style-name="MP28" svg:width="0.855cm" svg:height="1.172cm" svg:x="-0.03cm" svg:y="-0.194cm" svg:viewBox="0 0 856 1173" svg:d="M856 1173h-856v-991c0-100 79-182 175-182h505c97 0 176 82 176 182z"><text:p/></draw:path></draw:g><text:page-number text:select-page="current">83</text:page-number></text:p></draw:text-box></draw:frame><text:p text:style-name="MP29"><text:span text:style-name="MT8">Grandeurs et mesures</text:span> • <text:span text:style-name="MT8">C</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6T15:18:58.230000000</dc:date>
    <meta:printed-by>Katia Hache</meta:printed-by>
    <meta:print-date>2008-12-06T20:07:18</meta:print-date>
    <meta:editing-cycles>184</meta:editing-cycles>
    <meta:editing-duration>P1DT18H18M43S</meta:editing-duration>
    <meta:document-statistic meta:table-count="2" meta:image-count="0" meta:object-count="7" meta:page-count="3" meta:paragraph-count="183" meta:word-count="1272" meta:character-count="5386" meta:non-whitespace-character-count="3944"/>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n>3</mn>
        <mspace width="0.5em"/>
        <mtext>h</mtext>
        <mrow>
          <mspace width="0.5em"/>
          <mo stretchy="false">+</mo>
          <mspace width="0.5em"/>
        </mrow>
        <mrow>
          <mo fence="true" form="prefix" stretchy="false">(</mo>
          <mrow>
            <mrow>
              <mn>60</mn>
              <mrow>
                <mspace width="0.5em"/>
                <mo stretchy="false">×</mo>
                <mspace width="0.5em"/>
              </mrow>
              <mn>0,5</mn>
            </mrow>
          </mrow>
          <mo fence="true" form="postfix" stretchy="false">)</mo>
        </mrow>
        <mspace width="0.5em"/>
        <mtext>min</mtext>
        <mrow>
          <mspace width="0.5em"/>
          <mo stretchy="false">=</mo>
          <mspace width="0.5em"/>
        </mrow>
        <mn>3</mn>
        <mspace width="0.5em"/>
        <mtext>h</mtext>
        <mspace width="0.5em"/>
        <mn>30</mn>
        <mspace width="0.5em"/>
        <mtext>min</mtext>
      </mrow>
    </mstyle>
    <annotation encoding="StarMath 5.0">size 10 { 3`"h"`+`( 60 `times` 0,5  )`"min"`=` 3`"h" `30`"min"}</annotation>
  </semantics>
</math>
</file>

<file path=Object 2/content.xml><?xml version="1.0" encoding="utf-8"?>
<math xmlns="http://www.w3.org/1998/Math/MathML" display="block">
  <semantics>
    <mstyle mathsize="10pt">
      <mrow>
        <mn>13</mn>
        <mspace width="0.5em"/>
        <mtext>h</mtext>
        <mrow>
          <mspace width="0.5em"/>
          <mo stretchy="false">+</mo>
          <mspace width="0.5em"/>
        </mrow>
        <mrow>
          <mo fence="true" form="prefix" stretchy="false">(</mo>
          <mrow>
            <mrow>
              <mn>60</mn>
              <mrow>
                <mspace width="0.5em"/>
                <mo stretchy="false">×</mo>
                <mspace width="0.5em"/>
              </mrow>
              <mn>0,2</mn>
            </mrow>
          </mrow>
          <mo fence="true" form="postfix" stretchy="false">)</mo>
        </mrow>
        <mspace width="0.5em"/>
        <mtext>min</mtext>
        <mrow>
          <mspace width="0.5em"/>
          <mo stretchy="false">=</mo>
          <mspace width="0.5em"/>
        </mrow>
        <mn>13</mn>
        <mspace width="0.5em"/>
        <mtext>h</mtext>
        <mspace width="0.5em"/>
        <mn>12</mn>
        <mspace width="0.5em"/>
        <mtext>min</mtext>
      </mrow>
    </mstyle>
    <annotation encoding="StarMath 5.0">size 10 { 13`"h"`+`( 60 ` times ` 0,2  )`"min"`=` 13`"h" `12`"min"}</annotation>
  </semantics>
</math>
</file>

<file path=Object 3/content.xml><?xml version="1.0" encoding="utf-8"?>
<math xmlns="http://www.w3.org/1998/Math/MathML" display="block">
  <semantics>
    <mstyle mathsize="10pt">
      <mrow>
        <mn>5</mn>
        <mspace width="0.5em"/>
        <mtext>h</mtext>
        <mrow>
          <mspace width="0.5em"/>
          <mo stretchy="false">+</mo>
          <mspace width="0.5em"/>
        </mrow>
        <mrow>
          <mo fence="true" form="prefix" stretchy="false">(</mo>
          <mrow>
            <mrow>
              <mn>60</mn>
              <mrow>
                <mspace width="0.5em"/>
                <mo stretchy="false">×</mo>
                <mspace width="0.5em"/>
              </mrow>
              <mn>0,9</mn>
            </mrow>
          </mrow>
          <mo fence="true" form="postfix" stretchy="false">)</mo>
        </mrow>
        <mspace width="0.5em"/>
        <mtext>min</mtext>
        <mrow>
          <mspace width="0.5em"/>
          <mo stretchy="false">=</mo>
          <mspace width="0.5em"/>
        </mrow>
        <mn>5</mn>
        <mspace width="0.5em"/>
        <mtext>h</mtext>
        <mspace width="0.5em"/>
        <mn>54</mn>
        <mspace width="0.5em"/>
        <mtext>min</mtext>
      </mrow>
    </mstyle>
    <annotation encoding="StarMath 5.0">size 10 { 5`"h"`+`( 60 ` times ` 0,9  )`"min"`=` 5`"h" ` 54`"min"}</annotation>
  </semantics>
</math>
</file>

<file path=Object 4/content.xml><?xml version="1.0" encoding="utf-8"?>
<math xmlns="http://www.w3.org/1998/Math/MathML" display="block">
  <semantics>
    <mstyle mathsize="10pt">
      <mrow>
        <mn>4</mn>
        <mspace width="0.5em"/>
        <mtext>h</mtext>
        <mrow>
          <mspace width="0.5em"/>
          <mo stretchy="false">+</mo>
          <mspace width="0.5em"/>
        </mrow>
        <mrow>
          <mo fence="true" form="prefix" stretchy="false">(</mo>
          <mrow>
            <mrow>
              <mn>60</mn>
              <mrow>
                <mspace width="0.5em"/>
                <mo stretchy="false">×</mo>
                <mspace width="0.5em"/>
              </mrow>
              <mn>0,15</mn>
            </mrow>
          </mrow>
          <mo fence="true" form="postfix" stretchy="false">)</mo>
        </mrow>
        <mspace width="0.5em"/>
        <mtext>min</mtext>
        <mrow>
          <mspace width="0.5em"/>
          <mo stretchy="false">=</mo>
          <mspace width="0.5em"/>
        </mrow>
        <mn>4</mn>
        <mspace width="0.5em"/>
        <mtext>h</mtext>
        <mspace width="0.5em"/>
        <mn>9</mn>
        <mspace width="0.5em"/>
        <mtext>min</mtext>
      </mrow>
    </mstyle>
    <annotation encoding="StarMath 5.0">size 10 { 4`"h"`+`( 60 ` times ` 0,15  )`"min"`=` 4`"h" `9`"min"}</annotation>
  </semantics>
</math>
</file>

<file path=Object 5/content.xml><?xml version="1.0" encoding="utf-8"?>
<math xmlns="http://www.w3.org/1998/Math/MathML" display="block">
  <semantics>
    <mfrac>
      <mn>67</mn>
      <mn>36</mn>
    </mfrac>
    <annotation encoding="StarMath 5.0">67 over 36</annotation>
  </semantics>
</math>
</file>

<file path=Object 6/content.xml><?xml version="1.0" encoding="utf-8"?>
<math xmlns="http://www.w3.org/1998/Math/MathML" display="block">
  <semantics>
    <mfrac>
      <mn>1</mn>
      <mn>450</mn>
    </mfrac>
    <annotation encoding="StarMath 5.0">1 over450</annotation>
  </semantics>
</math>
</file>

<file path=Object 7/content.xml><?xml version="1.0" encoding="utf-8"?>
<math xmlns="http://www.w3.org/1998/Math/MathML" display="block">
  <semantics>
    <mfrac>
      <mrow>
        <mn>3</mn>
        <mspace width="0.5em"/>
        <mn>600</mn>
      </mrow>
      <mrow>
        <mn>1</mn>
        <mspace width="0.5em"/>
        <mn>000</mn>
      </mrow>
    </mfrac>
    <annotation encoding="StarMath 5.0">{3`600} over{1`000}</annotation>
  </semantics>
</math>
</file>